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1mm"/>
    </style:style>
    <style:style style:name="co2" style:family="table-column">
      <style:table-column-properties fo:break-before="auto" style:column-width="25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53.41mm"/>
    </style:style>
    <style:style style:name="co6" style:family="table-column">
      <style:table-column-properties fo:break-before="auto" style:column-width="3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mode num</text:p>
          </table:table-cell>
          <table:table-cell office:value-type="string" calcext:value-type="string">
            <text:p>mode nam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solut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solute indexed 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solute indexed y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bsolute indexed indirec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bsolute indirec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bsolute indirect long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bsolute long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bsolute long indexed 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umulator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lock mov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P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P indexed 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P indexed y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P indexed indirect 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P indirec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P indirect long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P indirect indexed y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P indirect long indexed y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mmediat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mplied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 relativ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C relative long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tack absolut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tack DP indirec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tack interrup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tack PC relative long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tack pull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tack push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tack RTI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tack RTL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tack RTS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tack relativ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tack relative indirect indexed y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nem</text:p>
          </table:table-cell>
          <table:table-cell office:value-type="string" calcext:value-type="string">
            <text:p>opcode hex</text:p>
          </table:table-cell>
          <table:table-cell office:value-type="string" calcext:value-type="string">
            <text:p>opcode dec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 num</text:p>
          </table:table-cell>
          <table:table-cell office:value-type="string" calcext:value-type="string">
            <text:p>addr mode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formula="of:=HEX2DEC([.B38])" office:value-type="float" office:value="105" calcext:value-type="float">
            <text:p>105</text:p>
          </table:table-cell>
          <table:table-cell table:formula="of:=HEX2BIN([.B38];8)" office:value-type="string" office:string-value="01101001" calcext:value-type="string">
            <text:p>01101001</text:p>
          </table:table-cell>
          <table:table-cell table:formula="of:=BITRSHIFT( BITAND([.C38];224); 5)" office:value-type="float" office:value="3" calcext:value-type="float">
            <text:p>3</text:p>
          </table:table-cell>
          <table:table-cell table:formula="of:=BITRSHIFT( BITAND([.C38];28); 2)" office:value-type="float" office:value="2" calcext:value-type="float">
            <text:p>2</text:p>
          </table:table-cell>
          <table:table-cell table:formula="of:=BITRSHIFT( BITAND([.C38];3)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NDEX([.$F$2:.$G$34];[.H38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6d</text:p>
          </table:table-cell>
          <table:table-cell table:formula="of:=HEX2DEC([.B39])" office:value-type="float" office:value="109" calcext:value-type="float">
            <text:p>109</text:p>
          </table:table-cell>
          <table:table-cell table:formula="of:=HEX2BIN([.B39];8)" office:value-type="string" office:string-value="01101101" calcext:value-type="string">
            <text:p>01101101</text:p>
          </table:table-cell>
          <table:table-cell table:formula="of:=BITRSHIFT( BITAND([.C39];224); 5)" office:value-type="float" office:value="3" calcext:value-type="float">
            <text:p>3</text:p>
          </table:table-cell>
          <table:table-cell table:formula="of:=BITRSHIFT( BITAND([.C39];28); 2)" office:value-type="float" office:value="3" calcext:value-type="float">
            <text:p>3</text:p>
          </table:table-cell>
          <table:table-cell table:formula="of:=BITRSHIFT( BITAND([.C39];3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NDEX([.$F$2:.$G$34];[.H39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6f</text:p>
          </table:table-cell>
          <table:table-cell table:formula="of:=HEX2DEC([.B40])" office:value-type="float" office:value="111" calcext:value-type="float">
            <text:p>111</text:p>
          </table:table-cell>
          <table:table-cell table:formula="of:=HEX2BIN([.B40];8)" office:value-type="string" office:string-value="01101111" calcext:value-type="string">
            <text:p>01101111</text:p>
          </table:table-cell>
          <table:table-cell table:formula="of:=BITRSHIFT( BITAND([.C40];224); 5)" office:value-type="float" office:value="3" calcext:value-type="float">
            <text:p>3</text:p>
          </table:table-cell>
          <table:table-cell table:formula="of:=BITRSHIFT( BITAND([.C40];28); 2)" office:value-type="float" office:value="3" calcext:value-type="float">
            <text:p>3</text:p>
          </table:table-cell>
          <table:table-cell table:formula="of:=BITRSHIFT( BITAND([.C40];3); 0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F$2:.$G$34];[.H40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5" calcext:value-type="float">
            <text:p>65</text:p>
          </table:table-cell>
          <table:table-cell table:formula="of:=HEX2DEC([.B41])" office:value-type="float" office:value="101" calcext:value-type="float">
            <text:p>101</text:p>
          </table:table-cell>
          <table:table-cell table:formula="of:=HEX2BIN([.B41];8)" office:value-type="string" office:string-value="01100101" calcext:value-type="string">
            <text:p>01100101</text:p>
          </table:table-cell>
          <table:table-cell table:formula="of:=BITRSHIFT( BITAND([.C41];224); 5)" office:value-type="float" office:value="3" calcext:value-type="float">
            <text:p>3</text:p>
          </table:table-cell>
          <table:table-cell table:formula="of:=BITRSHIFT( BITAND([.C41];28); 2)" office:value-type="float" office:value="1" calcext:value-type="float">
            <text:p>1</text:p>
          </table:table-cell>
          <table:table-cell table:formula="of:=BITRSHIFT( BITAND([.C41];3); 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DEX([.$F$2:.$G$34];[.H41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72" calcext:value-type="float">
            <text:p>72</text:p>
          </table:table-cell>
          <table:table-cell table:formula="of:=HEX2DEC([.B42])" office:value-type="float" office:value="114" calcext:value-type="float">
            <text:p>114</text:p>
          </table:table-cell>
          <table:table-cell table:formula="of:=HEX2BIN([.B42];8)" office:value-type="string" office:string-value="01110010" calcext:value-type="string">
            <text:p>01110010</text:p>
          </table:table-cell>
          <table:table-cell table:formula="of:=BITRSHIFT( BITAND([.C42];224); 5)" office:value-type="float" office:value="3" calcext:value-type="float">
            <text:p>3</text:p>
          </table:table-cell>
          <table:table-cell table:formula="of:=BITRSHIFT( BITAND([.C42];28); 2)" office:value-type="float" office:value="4" calcext:value-type="float">
            <text:p>4</text:p>
          </table:table-cell>
          <table:table-cell table:formula="of:=BITRSHIFT( BITAND([.C42];3); 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F$2:.$G$34];[.H42];2)" office:value-type="string" office:string-value="DP indirect" calcext:value-type="string">
            <text:p>DP indirect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7" calcext:value-type="float">
            <text:p>67</text:p>
          </table:table-cell>
          <table:table-cell table:formula="of:=HEX2DEC([.B43])" office:value-type="float" office:value="103" calcext:value-type="float">
            <text:p>103</text:p>
          </table:table-cell>
          <table:table-cell table:formula="of:=HEX2BIN([.B43];8)" office:value-type="string" office:string-value="01100111" calcext:value-type="string">
            <text:p>01100111</text:p>
          </table:table-cell>
          <table:table-cell table:formula="of:=BITRSHIFT( BITAND([.C43];224); 5)" office:value-type="float" office:value="3" calcext:value-type="float">
            <text:p>3</text:p>
          </table:table-cell>
          <table:table-cell table:formula="of:=BITRSHIFT( BITAND([.C43];28); 2)" office:value-type="float" office:value="1" calcext:value-type="float">
            <text:p>1</text:p>
          </table:table-cell>
          <table:table-cell table:formula="of:=BITRSHIFT( BITAND([.C43];3); 0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F$2:.$G$34];[.H43];2)" office:value-type="string" office:string-value="DP indirect long" calcext:value-type="string">
            <text:p>DP indirect long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7d</text:p>
          </table:table-cell>
          <table:table-cell table:formula="of:=HEX2DEC([.B44])" office:value-type="float" office:value="125" calcext:value-type="float">
            <text:p>125</text:p>
          </table:table-cell>
          <table:table-cell table:formula="of:=HEX2BIN([.B44];8)" office:value-type="string" office:string-value="01111101" calcext:value-type="string">
            <text:p>01111101</text:p>
          </table:table-cell>
          <table:table-cell table:formula="of:=BITRSHIFT( BITAND([.C44];224); 5)" office:value-type="float" office:value="3" calcext:value-type="float">
            <text:p>3</text:p>
          </table:table-cell>
          <table:table-cell table:formula="of:=BITRSHIFT( BITAND([.C44];28); 2)" office:value-type="float" office:value="7" calcext:value-type="float">
            <text:p>7</text:p>
          </table:table-cell>
          <table:table-cell table:formula="of:=BITRSHIFT( BITAND([.C44];3)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F$2:.$G$34];[.H44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7f</text:p>
          </table:table-cell>
          <table:table-cell table:formula="of:=HEX2DEC([.B45])" office:value-type="float" office:value="127" calcext:value-type="float">
            <text:p>127</text:p>
          </table:table-cell>
          <table:table-cell table:formula="of:=HEX2BIN([.B45];8)" office:value-type="string" office:string-value="01111111" calcext:value-type="string">
            <text:p>01111111</text:p>
          </table:table-cell>
          <table:table-cell table:formula="of:=BITRSHIFT( BITAND([.C45];224); 5)" office:value-type="float" office:value="3" calcext:value-type="float">
            <text:p>3</text:p>
          </table:table-cell>
          <table:table-cell table:formula="of:=BITRSHIFT( BITAND([.C45];28); 2)" office:value-type="float" office:value="7" calcext:value-type="float">
            <text:p>7</text:p>
          </table:table-cell>
          <table:table-cell table:formula="of:=BITRSHIFT( BITAND([.C45];3); 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NDEX([.$F$2:.$G$34];[.H45];2)" office:value-type="string" office:string-value="absolute long indexed x" calcext:value-type="string">
            <text:p>absolute long indexed x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79" calcext:value-type="float">
            <text:p>79</text:p>
          </table:table-cell>
          <table:table-cell table:formula="of:=HEX2DEC([.B46])" office:value-type="float" office:value="121" calcext:value-type="float">
            <text:p>121</text:p>
          </table:table-cell>
          <table:table-cell table:formula="of:=HEX2BIN([.B46];8)" office:value-type="string" office:string-value="01111001" calcext:value-type="string">
            <text:p>01111001</text:p>
          </table:table-cell>
          <table:table-cell table:formula="of:=BITRSHIFT( BITAND([.C46];224); 5)" office:value-type="float" office:value="3" calcext:value-type="float">
            <text:p>3</text:p>
          </table:table-cell>
          <table:table-cell table:formula="of:=BITRSHIFT( BITAND([.C46];28); 2)" office:value-type="float" office:value="6" calcext:value-type="float">
            <text:p>6</text:p>
          </table:table-cell>
          <table:table-cell table:formula="of:=BITRSHIFT( BITAND([.C46];3); 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F$2:.$G$34];[.H46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75" calcext:value-type="float">
            <text:p>75</text:p>
          </table:table-cell>
          <table:table-cell table:formula="of:=HEX2DEC([.B47])" office:value-type="float" office:value="117" calcext:value-type="float">
            <text:p>117</text:p>
          </table:table-cell>
          <table:table-cell table:formula="of:=HEX2BIN([.B47];8)" office:value-type="string" office:string-value="01110101" calcext:value-type="string">
            <text:p>01110101</text:p>
          </table:table-cell>
          <table:table-cell table:formula="of:=BITRSHIFT( BITAND([.C47];224); 5)" office:value-type="float" office:value="3" calcext:value-type="float">
            <text:p>3</text:p>
          </table:table-cell>
          <table:table-cell table:formula="of:=BITRSHIFT( BITAND([.C47];28); 2)" office:value-type="float" office:value="5" calcext:value-type="float">
            <text:p>5</text:p>
          </table:table-cell>
          <table:table-cell table:formula="of:=BITRSHIFT( BITAND([.C47];3); 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DEX([.$F$2:.$G$34];[.H47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1" calcext:value-type="float">
            <text:p>61</text:p>
          </table:table-cell>
          <table:table-cell table:formula="of:=HEX2DEC([.B48])" office:value-type="float" office:value="97" calcext:value-type="float">
            <text:p>97</text:p>
          </table:table-cell>
          <table:table-cell table:formula="of:=HEX2BIN([.B48];8)" office:value-type="string" office:string-value="01100001" calcext:value-type="string">
            <text:p>01100001</text:p>
          </table:table-cell>
          <table:table-cell table:formula="of:=BITRSHIFT( BITAND([.C48];224); 5)" office:value-type="float" office:value="3" calcext:value-type="float">
            <text:p>3</text:p>
          </table:table-cell>
          <table:table-cell table:formula="of:=BITRSHIFT( BITAND([.C48];28); 2)" office:value-type="float" office:value="0" calcext:value-type="float">
            <text:p>0</text:p>
          </table:table-cell>
          <table:table-cell table:formula="of:=BITRSHIFT( BITAND([.C48];3)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F$2:.$G$34];[.H48];2)" office:value-type="string" office:string-value="DP indexed indirect x" calcext:value-type="string">
            <text:p>DP indexed indirect x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71" calcext:value-type="float">
            <text:p>71</text:p>
          </table:table-cell>
          <table:table-cell table:formula="of:=HEX2DEC([.B49])" office:value-type="float" office:value="113" calcext:value-type="float">
            <text:p>113</text:p>
          </table:table-cell>
          <table:table-cell table:formula="of:=HEX2BIN([.B49];8)" office:value-type="string" office:string-value="01110001" calcext:value-type="string">
            <text:p>01110001</text:p>
          </table:table-cell>
          <table:table-cell table:formula="of:=BITRSHIFT( BITAND([.C49];224); 5)" office:value-type="float" office:value="3" calcext:value-type="float">
            <text:p>3</text:p>
          </table:table-cell>
          <table:table-cell table:formula="of:=BITRSHIFT( BITAND([.C49];28); 2)" office:value-type="float" office:value="4" calcext:value-type="float">
            <text:p>4</text:p>
          </table:table-cell>
          <table:table-cell table:formula="of:=BITRSHIFT( BITAND([.C49];3); 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DEX([.$F$2:.$G$34];[.H49];2)" office:value-type="string" office:string-value="DP indirect indexed y" calcext:value-type="string">
            <text:p>DP indirect indexed y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77" calcext:value-type="float">
            <text:p>77</text:p>
          </table:table-cell>
          <table:table-cell table:formula="of:=HEX2DEC([.B50])" office:value-type="float" office:value="119" calcext:value-type="float">
            <text:p>119</text:p>
          </table:table-cell>
          <table:table-cell table:formula="of:=HEX2BIN([.B50];8)" office:value-type="string" office:string-value="01110111" calcext:value-type="string">
            <text:p>01110111</text:p>
          </table:table-cell>
          <table:table-cell table:formula="of:=BITRSHIFT( BITAND([.C50];224); 5)" office:value-type="float" office:value="3" calcext:value-type="float">
            <text:p>3</text:p>
          </table:table-cell>
          <table:table-cell table:formula="of:=BITRSHIFT( BITAND([.C50];28); 2)" office:value-type="float" office:value="5" calcext:value-type="float">
            <text:p>5</text:p>
          </table:table-cell>
          <table:table-cell table:formula="of:=BITRSHIFT( BITAND([.C50];3); 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NDEX([.$F$2:.$G$34];[.H50];2)" office:value-type="string" office:string-value="DP indirect long indexed y" calcext:value-type="string">
            <text:p>DP indirect long indexed y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3" calcext:value-type="float">
            <text:p>63</text:p>
          </table:table-cell>
          <table:table-cell table:formula="of:=HEX2DEC([.B51])" office:value-type="float" office:value="99" calcext:value-type="float">
            <text:p>99</text:p>
          </table:table-cell>
          <table:table-cell table:formula="of:=HEX2BIN([.B51];8)" office:value-type="string" office:string-value="01100011" calcext:value-type="string">
            <text:p>01100011</text:p>
          </table:table-cell>
          <table:table-cell table:formula="of:=BITRSHIFT( BITAND([.C51];224); 5)" office:value-type="float" office:value="3" calcext:value-type="float">
            <text:p>3</text:p>
          </table:table-cell>
          <table:table-cell table:formula="of:=BITRSHIFT( BITAND([.C51];28); 2)" office:value-type="float" office:value="0" calcext:value-type="float">
            <text:p>0</text:p>
          </table:table-cell>
          <table:table-cell table:formula="of:=BITRSHIFT( BITAND([.C51];3); 0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NDEX([.$F$2:.$G$34];[.H51];2)" office:value-type="string" office:string-value="stack relative" calcext:value-type="string">
            <text:p>stack relative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73" calcext:value-type="float">
            <text:p>73</text:p>
          </table:table-cell>
          <table:table-cell table:formula="of:=HEX2DEC([.B52])" office:value-type="float" office:value="115" calcext:value-type="float">
            <text:p>115</text:p>
          </table:table-cell>
          <table:table-cell table:formula="of:=HEX2BIN([.B52];8)" office:value-type="string" office:string-value="01110011" calcext:value-type="string">
            <text:p>01110011</text:p>
          </table:table-cell>
          <table:table-cell table:formula="of:=BITRSHIFT( BITAND([.C52];224); 5)" office:value-type="float" office:value="3" calcext:value-type="float">
            <text:p>3</text:p>
          </table:table-cell>
          <table:table-cell table:formula="of:=BITRSHIFT( BITAND([.C52];28); 2)" office:value-type="float" office:value="4" calcext:value-type="float">
            <text:p>4</text:p>
          </table:table-cell>
          <table:table-cell table:formula="of:=BITRSHIFT( BITAND([.C52];3); 0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NDEX([.$F$2:.$G$34];[.H52];2)" office:value-type="string" office:string-value="stack relative indirect indexed y" calcext:value-type="string">
            <text:p>stack relative indirect indexed y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formula="of:=HEX2DEC([.B53])" office:value-type="float" office:value="41" calcext:value-type="float">
            <text:p>41</text:p>
          </table:table-cell>
          <table:table-cell table:formula="of:=HEX2BIN([.B53];8)" office:value-type="string" office:string-value="00101001" calcext:value-type="string">
            <text:p>00101001</text:p>
          </table:table-cell>
          <table:table-cell table:formula="of:=BITRSHIFT( BITAND([.C53];224); 5)" office:value-type="float" office:value="1" calcext:value-type="float">
            <text:p>1</text:p>
          </table:table-cell>
          <table:table-cell table:formula="of:=BITRSHIFT( BITAND([.C53];28); 2)" office:value-type="float" office:value="2" calcext:value-type="float">
            <text:p>2</text:p>
          </table:table-cell>
          <table:table-cell table:formula="of:=BITRSHIFT( BITAND([.C53];3)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NDEX([.$F$2:.$G$34];[.H53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2d</text:p>
          </table:table-cell>
          <table:table-cell table:formula="of:=HEX2DEC([.B54])" office:value-type="float" office:value="45" calcext:value-type="float">
            <text:p>45</text:p>
          </table:table-cell>
          <table:table-cell table:formula="of:=HEX2BIN([.B54];8)" office:value-type="string" office:string-value="00101101" calcext:value-type="string">
            <text:p>00101101</text:p>
          </table:table-cell>
          <table:table-cell table:formula="of:=BITRSHIFT( BITAND([.C54];224); 5)" office:value-type="float" office:value="1" calcext:value-type="float">
            <text:p>1</text:p>
          </table:table-cell>
          <table:table-cell table:formula="of:=BITRSHIFT( BITAND([.C54];28); 2)" office:value-type="float" office:value="3" calcext:value-type="float">
            <text:p>3</text:p>
          </table:table-cell>
          <table:table-cell table:formula="of:=BITRSHIFT( BITAND([.C54];3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NDEX([.$F$2:.$G$34];[.H54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2f</text:p>
          </table:table-cell>
          <table:table-cell table:formula="of:=HEX2DEC([.B55])" office:value-type="float" office:value="47" calcext:value-type="float">
            <text:p>47</text:p>
          </table:table-cell>
          <table:table-cell table:formula="of:=HEX2BIN([.B55];8)" office:value-type="string" office:string-value="00101111" calcext:value-type="string">
            <text:p>00101111</text:p>
          </table:table-cell>
          <table:table-cell table:formula="of:=BITRSHIFT( BITAND([.C55];224); 5)" office:value-type="float" office:value="1" calcext:value-type="float">
            <text:p>1</text:p>
          </table:table-cell>
          <table:table-cell table:formula="of:=BITRSHIFT( BITAND([.C55];28); 2)" office:value-type="float" office:value="3" calcext:value-type="float">
            <text:p>3</text:p>
          </table:table-cell>
          <table:table-cell table:formula="of:=BITRSHIFT( BITAND([.C55];3); 0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F$2:.$G$34];[.H55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5" calcext:value-type="float">
            <text:p>25</text:p>
          </table:table-cell>
          <table:table-cell table:formula="of:=HEX2DEC([.B56])" office:value-type="float" office:value="37" calcext:value-type="float">
            <text:p>37</text:p>
          </table:table-cell>
          <table:table-cell table:formula="of:=HEX2BIN([.B56];8)" office:value-type="string" office:string-value="00100101" calcext:value-type="string">
            <text:p>00100101</text:p>
          </table:table-cell>
          <table:table-cell table:formula="of:=BITRSHIFT( BITAND([.C56];224); 5)" office:value-type="float" office:value="1" calcext:value-type="float">
            <text:p>1</text:p>
          </table:table-cell>
          <table:table-cell table:formula="of:=BITRSHIFT( BITAND([.C56];28); 2)" office:value-type="float" office:value="1" calcext:value-type="float">
            <text:p>1</text:p>
          </table:table-cell>
          <table:table-cell table:formula="of:=BITRSHIFT( BITAND([.C56];3); 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DEX([.$F$2:.$G$34];[.H56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2" calcext:value-type="float">
            <text:p>32</text:p>
          </table:table-cell>
          <table:table-cell table:formula="of:=HEX2DEC([.B57])" office:value-type="float" office:value="50" calcext:value-type="float">
            <text:p>50</text:p>
          </table:table-cell>
          <table:table-cell table:formula="of:=HEX2BIN([.B57];8)" office:value-type="string" office:string-value="00110010" calcext:value-type="string">
            <text:p>00110010</text:p>
          </table:table-cell>
          <table:table-cell table:formula="of:=BITRSHIFT( BITAND([.C57];224); 5)" office:value-type="float" office:value="1" calcext:value-type="float">
            <text:p>1</text:p>
          </table:table-cell>
          <table:table-cell table:formula="of:=BITRSHIFT( BITAND([.C57];28); 2)" office:value-type="float" office:value="4" calcext:value-type="float">
            <text:p>4</text:p>
          </table:table-cell>
          <table:table-cell table:formula="of:=BITRSHIFT( BITAND([.C57];3); 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F$2:.$G$34];[.H57];2)" office:value-type="string" office:string-value="DP indirect" calcext:value-type="string">
            <text:p>DP indirect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7" calcext:value-type="float">
            <text:p>27</text:p>
          </table:table-cell>
          <table:table-cell table:formula="of:=HEX2DEC([.B58])" office:value-type="float" office:value="39" calcext:value-type="float">
            <text:p>39</text:p>
          </table:table-cell>
          <table:table-cell table:formula="of:=HEX2BIN([.B58];8)" office:value-type="string" office:string-value="00100111" calcext:value-type="string">
            <text:p>00100111</text:p>
          </table:table-cell>
          <table:table-cell table:formula="of:=BITRSHIFT( BITAND([.C58];224); 5)" office:value-type="float" office:value="1" calcext:value-type="float">
            <text:p>1</text:p>
          </table:table-cell>
          <table:table-cell table:formula="of:=BITRSHIFT( BITAND([.C58];28); 2)" office:value-type="float" office:value="1" calcext:value-type="float">
            <text:p>1</text:p>
          </table:table-cell>
          <table:table-cell table:formula="of:=BITRSHIFT( BITAND([.C58];3); 0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F$2:.$G$34];[.H58];2)" office:value-type="string" office:string-value="DP indirect long" calcext:value-type="string">
            <text:p>DP indirect long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3d</text:p>
          </table:table-cell>
          <table:table-cell table:formula="of:=HEX2DEC([.B59])" office:value-type="float" office:value="61" calcext:value-type="float">
            <text:p>61</text:p>
          </table:table-cell>
          <table:table-cell table:formula="of:=HEX2BIN([.B59];8)" office:value-type="string" office:string-value="00111101" calcext:value-type="string">
            <text:p>00111101</text:p>
          </table:table-cell>
          <table:table-cell table:formula="of:=BITRSHIFT( BITAND([.C59];224); 5)" office:value-type="float" office:value="1" calcext:value-type="float">
            <text:p>1</text:p>
          </table:table-cell>
          <table:table-cell table:formula="of:=BITRSHIFT( BITAND([.C59];28); 2)" office:value-type="float" office:value="7" calcext:value-type="float">
            <text:p>7</text:p>
          </table:table-cell>
          <table:table-cell table:formula="of:=BITRSHIFT( BITAND([.C59];3)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F$2:.$G$34];[.H59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3f</text:p>
          </table:table-cell>
          <table:table-cell table:formula="of:=HEX2DEC([.B60])" office:value-type="float" office:value="63" calcext:value-type="float">
            <text:p>63</text:p>
          </table:table-cell>
          <table:table-cell table:formula="of:=HEX2BIN([.B60];8)" office:value-type="string" office:string-value="00111111" calcext:value-type="string">
            <text:p>00111111</text:p>
          </table:table-cell>
          <table:table-cell table:formula="of:=BITRSHIFT( BITAND([.C60];224); 5)" office:value-type="float" office:value="1" calcext:value-type="float">
            <text:p>1</text:p>
          </table:table-cell>
          <table:table-cell table:formula="of:=BITRSHIFT( BITAND([.C60];28); 2)" office:value-type="float" office:value="7" calcext:value-type="float">
            <text:p>7</text:p>
          </table:table-cell>
          <table:table-cell table:formula="of:=BITRSHIFT( BITAND([.C60];3); 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NDEX([.$F$2:.$G$34];[.H60];2)" office:value-type="string" office:string-value="absolute long indexed x" calcext:value-type="string">
            <text:p>absolute long indexed x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9" calcext:value-type="float">
            <text:p>39</text:p>
          </table:table-cell>
          <table:table-cell table:formula="of:=HEX2DEC([.B61])" office:value-type="float" office:value="57" calcext:value-type="float">
            <text:p>57</text:p>
          </table:table-cell>
          <table:table-cell table:formula="of:=HEX2BIN([.B61];8)" office:value-type="string" office:string-value="00111001" calcext:value-type="string">
            <text:p>00111001</text:p>
          </table:table-cell>
          <table:table-cell table:formula="of:=BITRSHIFT( BITAND([.C61];224); 5)" office:value-type="float" office:value="1" calcext:value-type="float">
            <text:p>1</text:p>
          </table:table-cell>
          <table:table-cell table:formula="of:=BITRSHIFT( BITAND([.C61];28); 2)" office:value-type="float" office:value="6" calcext:value-type="float">
            <text:p>6</text:p>
          </table:table-cell>
          <table:table-cell table:formula="of:=BITRSHIFT( BITAND([.C61];3); 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F$2:.$G$34];[.H61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5" calcext:value-type="float">
            <text:p>35</text:p>
          </table:table-cell>
          <table:table-cell table:formula="of:=HEX2DEC([.B62])" office:value-type="float" office:value="53" calcext:value-type="float">
            <text:p>53</text:p>
          </table:table-cell>
          <table:table-cell table:formula="of:=HEX2BIN([.B62];8)" office:value-type="string" office:string-value="00110101" calcext:value-type="string">
            <text:p>00110101</text:p>
          </table:table-cell>
          <table:table-cell table:formula="of:=BITRSHIFT( BITAND([.C62];224); 5)" office:value-type="float" office:value="1" calcext:value-type="float">
            <text:p>1</text:p>
          </table:table-cell>
          <table:table-cell table:formula="of:=BITRSHIFT( BITAND([.C62];28); 2)" office:value-type="float" office:value="5" calcext:value-type="float">
            <text:p>5</text:p>
          </table:table-cell>
          <table:table-cell table:formula="of:=BITRSHIFT( BITAND([.C62];3); 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DEX([.$F$2:.$G$34];[.H62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1" calcext:value-type="float">
            <text:p>21</text:p>
          </table:table-cell>
          <table:table-cell table:formula="of:=HEX2DEC([.B63])" office:value-type="float" office:value="33" calcext:value-type="float">
            <text:p>33</text:p>
          </table:table-cell>
          <table:table-cell table:formula="of:=HEX2BIN([.B63];8)" office:value-type="string" office:string-value="00100001" calcext:value-type="string">
            <text:p>00100001</text:p>
          </table:table-cell>
          <table:table-cell table:formula="of:=BITRSHIFT( BITAND([.C63];224); 5)" office:value-type="float" office:value="1" calcext:value-type="float">
            <text:p>1</text:p>
          </table:table-cell>
          <table:table-cell table:formula="of:=BITRSHIFT( BITAND([.C63];28); 2)" office:value-type="float" office:value="0" calcext:value-type="float">
            <text:p>0</text:p>
          </table:table-cell>
          <table:table-cell table:formula="of:=BITRSHIFT( BITAND([.C63];3)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F$2:.$G$34];[.H63];2)" office:value-type="string" office:string-value="DP indexed indirect x" calcext:value-type="string">
            <text:p>DP indexed indirect x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1" calcext:value-type="float">
            <text:p>31</text:p>
          </table:table-cell>
          <table:table-cell table:formula="of:=HEX2DEC([.B64])" office:value-type="float" office:value="49" calcext:value-type="float">
            <text:p>49</text:p>
          </table:table-cell>
          <table:table-cell table:formula="of:=HEX2BIN([.B64];8)" office:value-type="string" office:string-value="00110001" calcext:value-type="string">
            <text:p>00110001</text:p>
          </table:table-cell>
          <table:table-cell table:formula="of:=BITRSHIFT( BITAND([.C64];224); 5)" office:value-type="float" office:value="1" calcext:value-type="float">
            <text:p>1</text:p>
          </table:table-cell>
          <table:table-cell table:formula="of:=BITRSHIFT( BITAND([.C64];28); 2)" office:value-type="float" office:value="4" calcext:value-type="float">
            <text:p>4</text:p>
          </table:table-cell>
          <table:table-cell table:formula="of:=BITRSHIFT( BITAND([.C64];3); 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DEX([.$F$2:.$G$34];[.H64];2)" office:value-type="string" office:string-value="DP indirect indexed y" calcext:value-type="string">
            <text:p>DP indirect indexed y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7" calcext:value-type="float">
            <text:p>37</text:p>
          </table:table-cell>
          <table:table-cell table:formula="of:=HEX2DEC([.B65])" office:value-type="float" office:value="55" calcext:value-type="float">
            <text:p>55</text:p>
          </table:table-cell>
          <table:table-cell table:formula="of:=HEX2BIN([.B65];8)" office:value-type="string" office:string-value="00110111" calcext:value-type="string">
            <text:p>00110111</text:p>
          </table:table-cell>
          <table:table-cell table:formula="of:=BITRSHIFT( BITAND([.C65];224); 5)" office:value-type="float" office:value="1" calcext:value-type="float">
            <text:p>1</text:p>
          </table:table-cell>
          <table:table-cell table:formula="of:=BITRSHIFT( BITAND([.C65];28); 2)" office:value-type="float" office:value="5" calcext:value-type="float">
            <text:p>5</text:p>
          </table:table-cell>
          <table:table-cell table:formula="of:=BITRSHIFT( BITAND([.C65];3); 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NDEX([.$F$2:.$G$34];[.H65];2)" office:value-type="string" office:string-value="DP indirect long indexed y" calcext:value-type="string">
            <text:p>DP indirect long indexed y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3" calcext:value-type="float">
            <text:p>23</text:p>
          </table:table-cell>
          <table:table-cell table:formula="of:=HEX2DEC([.B66])" office:value-type="float" office:value="35" calcext:value-type="float">
            <text:p>35</text:p>
          </table:table-cell>
          <table:table-cell table:formula="of:=HEX2BIN([.B66];8)" office:value-type="string" office:string-value="00100011" calcext:value-type="string">
            <text:p>00100011</text:p>
          </table:table-cell>
          <table:table-cell table:formula="of:=BITRSHIFT( BITAND([.C66];224); 5)" office:value-type="float" office:value="1" calcext:value-type="float">
            <text:p>1</text:p>
          </table:table-cell>
          <table:table-cell table:formula="of:=BITRSHIFT( BITAND([.C66];28); 2)" office:value-type="float" office:value="0" calcext:value-type="float">
            <text:p>0</text:p>
          </table:table-cell>
          <table:table-cell table:formula="of:=BITRSHIFT( BITAND([.C66];3); 0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NDEX([.$F$2:.$G$34];[.H66];2)" office:value-type="string" office:string-value="stack relative" calcext:value-type="string">
            <text:p>stack relative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3" calcext:value-type="float">
            <text:p>33</text:p>
          </table:table-cell>
          <table:table-cell table:formula="of:=HEX2DEC([.B67])" office:value-type="float" office:value="51" calcext:value-type="float">
            <text:p>51</text:p>
          </table:table-cell>
          <table:table-cell table:formula="of:=HEX2BIN([.B67];8)" office:value-type="string" office:string-value="00110011" calcext:value-type="string">
            <text:p>00110011</text:p>
          </table:table-cell>
          <table:table-cell table:formula="of:=BITRSHIFT( BITAND([.C67];224); 5)" office:value-type="float" office:value="1" calcext:value-type="float">
            <text:p>1</text:p>
          </table:table-cell>
          <table:table-cell table:formula="of:=BITRSHIFT( BITAND([.C67];28); 2)" office:value-type="float" office:value="4" calcext:value-type="float">
            <text:p>4</text:p>
          </table:table-cell>
          <table:table-cell table:formula="of:=BITRSHIFT( BITAND([.C67];3); 0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NDEX([.$F$2:.$G$34];[.H67];2)" office:value-type="string" office:string-value="stack relative indirect indexed y" calcext:value-type="string">
            <text:p>stack relative indirect indexed y</text:p>
          </table:table-cell>
          <table:table-cell/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formula="of:=HEX2DEC([.B68])" office:value-type="float" office:value="10" calcext:value-type="float">
            <text:p>10</text:p>
          </table:table-cell>
          <table:table-cell table:formula="of:=HEX2BIN([.B68];8)" office:value-type="string" office:string-value="00001010" calcext:value-type="string">
            <text:p>00001010</text:p>
          </table:table-cell>
          <table:table-cell table:formula="of:=BITRSHIFT( BITAND([.C68];224); 5)" office:value-type="float" office:value="0" calcext:value-type="float">
            <text:p>0</text:p>
          </table:table-cell>
          <table:table-cell table:formula="of:=BITRSHIFT( BITAND([.C68];28); 2)" office:value-type="float" office:value="2" calcext:value-type="float">
            <text:p>2</text:p>
          </table:table-cell>
          <table:table-cell table:formula="of:=BITRSHIFT( BITAND([.C68];3); 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DEX([.$F$2:.$G$34];[.H68];2)" office:value-type="string" office:string-value="accumulator" calcext:value-type="string">
            <text:p>accumulator</text:p>
          </table:table-cell>
          <table:table-cell/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0e</text:p>
          </table:table-cell>
          <table:table-cell table:formula="of:=HEX2DEC([.B69])" office:value-type="float" office:value="14" calcext:value-type="float">
            <text:p>14</text:p>
          </table:table-cell>
          <table:table-cell table:formula="of:=HEX2BIN([.B69];8)" office:value-type="string" office:string-value="00001110" calcext:value-type="string">
            <text:p>00001110</text:p>
          </table:table-cell>
          <table:table-cell table:formula="of:=BITRSHIFT( BITAND([.C69];224); 5)" office:value-type="float" office:value="0" calcext:value-type="float">
            <text:p>0</text:p>
          </table:table-cell>
          <table:table-cell table:formula="of:=BITRSHIFT( BITAND([.C69];28); 2)" office:value-type="float" office:value="3" calcext:value-type="float">
            <text:p>3</text:p>
          </table:table-cell>
          <table:table-cell table:formula="of:=BITRSHIFT( BITAND([.C69];3); 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F$2:.$G$34];[.H69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ASL</text:p>
          </table:table-cell>
          <table:table-cell office:value-type="float" office:value="6" calcext:value-type="float">
            <text:p>6</text:p>
          </table:table-cell>
          <table:table-cell table:formula="of:=HEX2DEC([.B70])" office:value-type="float" office:value="6" calcext:value-type="float">
            <text:p>6</text:p>
          </table:table-cell>
          <table:table-cell table:formula="of:=HEX2BIN([.B70];8)" office:value-type="string" office:string-value="00000110" calcext:value-type="string">
            <text:p>00000110</text:p>
          </table:table-cell>
          <table:table-cell table:formula="of:=BITRSHIFT( BITAND([.C70];224); 5)" office:value-type="float" office:value="0" calcext:value-type="float">
            <text:p>0</text:p>
          </table:table-cell>
          <table:table-cell table:formula="of:=BITRSHIFT( BITAND([.C70];28); 2)" office:value-type="float" office:value="1" calcext:value-type="float">
            <text:p>1</text:p>
          </table:table-cell>
          <table:table-cell table:formula="of:=BITRSHIFT( BITAND([.C70];3); 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F$2:.$G$34];[.H70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1e</text:p>
          </table:table-cell>
          <table:table-cell table:formula="of:=HEX2DEC([.B71])" office:value-type="float" office:value="30" calcext:value-type="float">
            <text:p>30</text:p>
          </table:table-cell>
          <table:table-cell table:formula="of:=HEX2BIN([.B71];8)" office:value-type="string" office:string-value="00011110" calcext:value-type="string">
            <text:p>00011110</text:p>
          </table:table-cell>
          <table:table-cell table:formula="of:=BITRSHIFT( BITAND([.C71];224); 5)" office:value-type="float" office:value="0" calcext:value-type="float">
            <text:p>0</text:p>
          </table:table-cell>
          <table:table-cell table:formula="of:=BITRSHIFT( BITAND([.C71];28); 2)" office:value-type="float" office:value="7" calcext:value-type="float">
            <text:p>7</text:p>
          </table:table-cell>
          <table:table-cell table:formula="of:=BITRSHIFT( BITAND([.C71];3)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$F$2:.$G$34];[.H71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ASL</text:p>
          </table:table-cell>
          <table:table-cell office:value-type="float" office:value="16" calcext:value-type="float">
            <text:p>16</text:p>
          </table:table-cell>
          <table:table-cell table:formula="of:=HEX2DEC([.B72])" office:value-type="float" office:value="22" calcext:value-type="float">
            <text:p>22</text:p>
          </table:table-cell>
          <table:table-cell table:formula="of:=HEX2BIN([.B72];8)" office:value-type="string" office:string-value="00010110" calcext:value-type="string">
            <text:p>00010110</text:p>
          </table:table-cell>
          <table:table-cell table:formula="of:=BITRSHIFT( BITAND([.C72];224); 5)" office:value-type="float" office:value="0" calcext:value-type="float">
            <text:p>0</text:p>
          </table:table-cell>
          <table:table-cell table:formula="of:=BITRSHIFT( BITAND([.C72];28); 2)" office:value-type="float" office:value="5" calcext:value-type="float">
            <text:p>5</text:p>
          </table:table-cell>
          <table:table-cell table:formula="of:=BITRSHIFT( BITAND([.C72];3); 0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NDEX([.$F$2:.$G$34];[.H72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90" calcext:value-type="float">
            <text:p>90</text:p>
          </table:table-cell>
          <table:table-cell table:formula="of:=HEX2DEC([.B73])" office:value-type="float" office:value="144" calcext:value-type="float">
            <text:p>144</text:p>
          </table:table-cell>
          <table:table-cell table:formula="of:=HEX2BIN([.B73];8)" office:value-type="string" office:string-value="10010000" calcext:value-type="string">
            <text:p>10010000</text:p>
          </table:table-cell>
          <table:table-cell table:formula="of:=BITRSHIFT( BITAND([.C73];224); 5)" office:value-type="float" office:value="4" calcext:value-type="float">
            <text:p>4</text:p>
          </table:table-cell>
          <table:table-cell table:formula="of:=BITRSHIFT( BITAND([.C73];28); 2)" office:value-type="float" office:value="4" calcext:value-type="float">
            <text:p>4</text:p>
          </table:table-cell>
          <table:table-cell table:formula="of:=BITRSHIFT( BITAND([.C73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73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formula="of:=HEX2DEC([.B74])" office:value-type="float" office:value="176" calcext:value-type="float">
            <text:p>176</text:p>
          </table:table-cell>
          <table:table-cell table:formula="of:=HEX2BIN([.B74];8)" office:value-type="string" office:string-value="10110000" calcext:value-type="string">
            <text:p>10110000</text:p>
          </table:table-cell>
          <table:table-cell table:formula="of:=BITRSHIFT( BITAND([.C74];224); 5)" office:value-type="float" office:value="5" calcext:value-type="float">
            <text:p>5</text:p>
          </table:table-cell>
          <table:table-cell table:formula="of:=BITRSHIFT( BITAND([.C74];28); 2)" office:value-type="float" office:value="4" calcext:value-type="float">
            <text:p>4</text:p>
          </table:table-cell>
          <table:table-cell table:formula="of:=BITRSHIFT( BITAND([.C74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74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formula="of:=HEX2DEC([.B75])" office:value-type="float" office:value="240" calcext:value-type="float">
            <text:p>240</text:p>
          </table:table-cell>
          <table:table-cell table:formula="of:=HEX2BIN([.B75];8)" office:value-type="string" office:string-value="11110000" calcext:value-type="string">
            <text:p>11110000</text:p>
          </table:table-cell>
          <table:table-cell table:formula="of:=BITRSHIFT( BITAND([.C75];224); 5)" office:value-type="float" office:value="7" calcext:value-type="float">
            <text:p>7</text:p>
          </table:table-cell>
          <table:table-cell table:formula="of:=BITRSHIFT( BITAND([.C75];28); 2)" office:value-type="float" office:value="4" calcext:value-type="float">
            <text:p>4</text:p>
          </table:table-cell>
          <table:table-cell table:formula="of:=BITRSHIFT( BITAND([.C75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75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89" calcext:value-type="float">
            <text:p>89</text:p>
          </table:table-cell>
          <table:table-cell table:formula="of:=HEX2DEC([.B76])" office:value-type="float" office:value="137" calcext:value-type="float">
            <text:p>137</text:p>
          </table:table-cell>
          <table:table-cell table:formula="of:=HEX2BIN([.B76];8)" office:value-type="string" office:string-value="10001001" calcext:value-type="string">
            <text:p>10001001</text:p>
          </table:table-cell>
          <table:table-cell table:formula="of:=BITRSHIFT( BITAND([.C76];224); 5)" office:value-type="float" office:value="4" calcext:value-type="float">
            <text:p>4</text:p>
          </table:table-cell>
          <table:table-cell table:formula="of:=BITRSHIFT( BITAND([.C76];28); 2)" office:value-type="float" office:value="2" calcext:value-type="float">
            <text:p>2</text:p>
          </table:table-cell>
          <table:table-cell table:formula="of:=BITRSHIFT( BITAND([.C76];3)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NDEX([.$F$2:.$G$34];[.H76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2c</text:p>
          </table:table-cell>
          <table:table-cell table:formula="of:=HEX2DEC([.B77])" office:value-type="float" office:value="44" calcext:value-type="float">
            <text:p>44</text:p>
          </table:table-cell>
          <table:table-cell table:formula="of:=HEX2BIN([.B77];8)" office:value-type="string" office:string-value="00101100" calcext:value-type="string">
            <text:p>00101100</text:p>
          </table:table-cell>
          <table:table-cell table:formula="of:=BITRSHIFT( BITAND([.C77];224); 5)" office:value-type="float" office:value="1" calcext:value-type="float">
            <text:p>1</text:p>
          </table:table-cell>
          <table:table-cell table:formula="of:=BITRSHIFT( BITAND([.C77];28); 2)" office:value-type="float" office:value="3" calcext:value-type="float">
            <text:p>3</text:p>
          </table:table-cell>
          <table:table-cell table:formula="of:=BITRSHIFT( BITAND([.C77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77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24" calcext:value-type="float">
            <text:p>24</text:p>
          </table:table-cell>
          <table:table-cell table:formula="of:=HEX2DEC([.B78])" office:value-type="float" office:value="36" calcext:value-type="float">
            <text:p>36</text:p>
          </table:table-cell>
          <table:table-cell table:formula="of:=HEX2BIN([.B78];8)" office:value-type="string" office:string-value="00100100" calcext:value-type="string">
            <text:p>00100100</text:p>
          </table:table-cell>
          <table:table-cell table:formula="of:=BITRSHIFT( BITAND([.C78];224); 5)" office:value-type="float" office:value="1" calcext:value-type="float">
            <text:p>1</text:p>
          </table:table-cell>
          <table:table-cell table:formula="of:=BITRSHIFT( BITAND([.C78];28); 2)" office:value-type="float" office:value="1" calcext:value-type="float">
            <text:p>1</text:p>
          </table:table-cell>
          <table:table-cell table:formula="of:=BITRSHIFT( BITAND([.C78];3); 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F$2:.$G$34];[.H78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3c</text:p>
          </table:table-cell>
          <table:table-cell table:formula="of:=HEX2DEC([.B79])" office:value-type="float" office:value="60" calcext:value-type="float">
            <text:p>60</text:p>
          </table:table-cell>
          <table:table-cell table:formula="of:=HEX2BIN([.B79];8)" office:value-type="string" office:string-value="00111100" calcext:value-type="string">
            <text:p>00111100</text:p>
          </table:table-cell>
          <table:table-cell table:formula="of:=BITRSHIFT( BITAND([.C79];224); 5)" office:value-type="float" office:value="1" calcext:value-type="float">
            <text:p>1</text:p>
          </table:table-cell>
          <table:table-cell table:formula="of:=BITRSHIFT( BITAND([.C79];28); 2)" office:value-type="float" office:value="7" calcext:value-type="float">
            <text:p>7</text:p>
          </table:table-cell>
          <table:table-cell table:formula="of:=BITRSHIFT( BITAND([.C79];3); 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DEX([.$F$2:.$G$34];[.H79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34" calcext:value-type="float">
            <text:p>34</text:p>
          </table:table-cell>
          <table:table-cell table:formula="of:=HEX2DEC([.B80])" office:value-type="float" office:value="52" calcext:value-type="float">
            <text:p>52</text:p>
          </table:table-cell>
          <table:table-cell table:formula="of:=HEX2BIN([.B80];8)" office:value-type="string" office:string-value="00110100" calcext:value-type="string">
            <text:p>00110100</text:p>
          </table:table-cell>
          <table:table-cell table:formula="of:=BITRSHIFT( BITAND([.C80];224); 5)" office:value-type="float" office:value="1" calcext:value-type="float">
            <text:p>1</text:p>
          </table:table-cell>
          <table:table-cell table:formula="of:=BITRSHIFT( BITAND([.C80];28); 2)" office:value-type="float" office:value="5" calcext:value-type="float">
            <text:p>5</text:p>
          </table:table-cell>
          <table:table-cell table:formula="of:=BITRSHIFT( BITAND([.C80];3); 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NDEX([.$F$2:.$G$34];[.H80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30" calcext:value-type="float">
            <text:p>30</text:p>
          </table:table-cell>
          <table:table-cell table:formula="of:=HEX2DEC([.B81])" office:value-type="float" office:value="48" calcext:value-type="float">
            <text:p>48</text:p>
          </table:table-cell>
          <table:table-cell table:formula="of:=HEX2BIN([.B81];8)" office:value-type="string" office:string-value="00110000" calcext:value-type="string">
            <text:p>00110000</text:p>
          </table:table-cell>
          <table:table-cell table:formula="of:=BITRSHIFT( BITAND([.C81];224); 5)" office:value-type="float" office:value="1" calcext:value-type="float">
            <text:p>1</text:p>
          </table:table-cell>
          <table:table-cell table:formula="of:=BITRSHIFT( BITAND([.C81];28); 2)" office:value-type="float" office:value="4" calcext:value-type="float">
            <text:p>4</text:p>
          </table:table-cell>
          <table:table-cell table:formula="of:=BITRSHIFT( BITAND([.C81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81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formula="of:=HEX2DEC([.B82])" office:value-type="float" office:value="208" calcext:value-type="float">
            <text:p>208</text:p>
          </table:table-cell>
          <table:table-cell table:formula="of:=HEX2BIN([.B82];8)" office:value-type="string" office:string-value="11010000" calcext:value-type="string">
            <text:p>11010000</text:p>
          </table:table-cell>
          <table:table-cell table:formula="of:=BITRSHIFT( BITAND([.C82];224); 5)" office:value-type="float" office:value="6" calcext:value-type="float">
            <text:p>6</text:p>
          </table:table-cell>
          <table:table-cell table:formula="of:=BITRSHIFT( BITAND([.C82];28); 2)" office:value-type="float" office:value="4" calcext:value-type="float">
            <text:p>4</text:p>
          </table:table-cell>
          <table:table-cell table:formula="of:=BITRSHIFT( BITAND([.C82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82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10" calcext:value-type="float">
            <text:p>10</text:p>
          </table:table-cell>
          <table:table-cell table:formula="of:=HEX2DEC([.B83])" office:value-type="float" office:value="16" calcext:value-type="float">
            <text:p>16</text:p>
          </table:table-cell>
          <table:table-cell table:formula="of:=HEX2BIN([.B83];8)" office:value-type="string" office:string-value="00010000" calcext:value-type="string">
            <text:p>00010000</text:p>
          </table:table-cell>
          <table:table-cell table:formula="of:=BITRSHIFT( BITAND([.C83];224); 5)" office:value-type="float" office:value="0" calcext:value-type="float">
            <text:p>0</text:p>
          </table:table-cell>
          <table:table-cell table:formula="of:=BITRSHIFT( BITAND([.C83];28); 2)" office:value-type="float" office:value="4" calcext:value-type="float">
            <text:p>4</text:p>
          </table:table-cell>
          <table:table-cell table:formula="of:=BITRSHIFT( BITAND([.C83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83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80" calcext:value-type="float">
            <text:p>80</text:p>
          </table:table-cell>
          <table:table-cell table:formula="of:=HEX2DEC([.B84])" office:value-type="float" office:value="128" calcext:value-type="float">
            <text:p>128</text:p>
          </table:table-cell>
          <table:table-cell table:formula="of:=HEX2BIN([.B84];8)" office:value-type="string" office:string-value="10000000" calcext:value-type="string">
            <text:p>10000000</text:p>
          </table:table-cell>
          <table:table-cell table:formula="of:=BITRSHIFT( BITAND([.C84];224); 5)" office:value-type="float" office:value="4" calcext:value-type="float">
            <text:p>4</text:p>
          </table:table-cell>
          <table:table-cell table:formula="of:=BITRSHIFT( BITAND([.C84];28); 2)" office:value-type="float" office:value="0" calcext:value-type="float">
            <text:p>0</text:p>
          </table:table-cell>
          <table:table-cell table:formula="of:=BITRSHIFT( BITAND([.C84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84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 table:formula="of:=HEX2DEC([.B85])" office:value-type="float" office:value="0" calcext:value-type="float">
            <text:p>0</text:p>
          </table:table-cell>
          <table:table-cell table:formula="of:=HEX2BIN([.B85];8)" office:value-type="string" office:string-value="00000000" calcext:value-type="string">
            <text:p>00000000</text:p>
          </table:table-cell>
          <table:table-cell table:formula="of:=BITRSHIFT( BITAND([.C85];224); 5)" office:value-type="float" office:value="0" calcext:value-type="float">
            <text:p>0</text:p>
          </table:table-cell>
          <table:table-cell table:formula="of:=BITRSHIFT( BITAND([.C85];28); 2)" office:value-type="float" office:value="0" calcext:value-type="float">
            <text:p>0</text:p>
          </table:table-cell>
          <table:table-cell table:formula="of:=BITRSHIFT( BITAND([.C85];3); 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NDEX([.$F$2:.$G$34];[.H85];2)" office:value-type="string" office:string-value="stack interrupt" calcext:value-type="string">
            <text:p>stack interrupt</text:p>
          </table:table-cell>
          <table:table-cell/>
        </table:table-row>
        <table:table-row table:style-name="ro1">
          <table:table-cell office:value-type="string" calcext:value-type="string">
            <text:p>BRL</text:p>
          </table:table-cell>
          <table:table-cell office:value-type="float" office:value="82" calcext:value-type="float">
            <text:p>82</text:p>
          </table:table-cell>
          <table:table-cell table:formula="of:=HEX2DEC([.B86])" office:value-type="float" office:value="130" calcext:value-type="float">
            <text:p>130</text:p>
          </table:table-cell>
          <table:table-cell table:formula="of:=HEX2BIN([.B86];8)" office:value-type="string" office:string-value="10000010" calcext:value-type="string">
            <text:p>10000010</text:p>
          </table:table-cell>
          <table:table-cell table:formula="of:=BITRSHIFT( BITAND([.C86];224); 5)" office:value-type="float" office:value="4" calcext:value-type="float">
            <text:p>4</text:p>
          </table:table-cell>
          <table:table-cell table:formula="of:=BITRSHIFT( BITAND([.C86];28); 2)" office:value-type="float" office:value="0" calcext:value-type="float">
            <text:p>0</text:p>
          </table:table-cell>
          <table:table-cell table:formula="of:=BITRSHIFT( BITAND([.C86];3); 0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INDEX([.$F$2:.$G$34];[.H86];2)" office:value-type="string" office:string-value="PC relative long" calcext:value-type="string">
            <text:p>PC relative long</text:p>
          </table:table-cell>
          <table:table-cell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50" calcext:value-type="float">
            <text:p>50</text:p>
          </table:table-cell>
          <table:table-cell table:formula="of:=HEX2DEC([.B87])" office:value-type="float" office:value="80" calcext:value-type="float">
            <text:p>80</text:p>
          </table:table-cell>
          <table:table-cell table:formula="of:=HEX2BIN([.B87];8)" office:value-type="string" office:string-value="01010000" calcext:value-type="string">
            <text:p>01010000</text:p>
          </table:table-cell>
          <table:table-cell table:formula="of:=BITRSHIFT( BITAND([.C87];224); 5)" office:value-type="float" office:value="2" calcext:value-type="float">
            <text:p>2</text:p>
          </table:table-cell>
          <table:table-cell table:formula="of:=BITRSHIFT( BITAND([.C87];28); 2)" office:value-type="float" office:value="4" calcext:value-type="float">
            <text:p>4</text:p>
          </table:table-cell>
          <table:table-cell table:formula="of:=BITRSHIFT( BITAND([.C87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87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70" calcext:value-type="float">
            <text:p>70</text:p>
          </table:table-cell>
          <table:table-cell table:formula="of:=HEX2DEC([.B88])" office:value-type="float" office:value="112" calcext:value-type="float">
            <text:p>112</text:p>
          </table:table-cell>
          <table:table-cell table:formula="of:=HEX2BIN([.B88];8)" office:value-type="string" office:string-value="01110000" calcext:value-type="string">
            <text:p>01110000</text:p>
          </table:table-cell>
          <table:table-cell table:formula="of:=BITRSHIFT( BITAND([.C88];224); 5)" office:value-type="float" office:value="3" calcext:value-type="float">
            <text:p>3</text:p>
          </table:table-cell>
          <table:table-cell table:formula="of:=BITRSHIFT( BITAND([.C88];28); 2)" office:value-type="float" office:value="4" calcext:value-type="float">
            <text:p>4</text:p>
          </table:table-cell>
          <table:table-cell table:formula="of:=BITRSHIFT( BITAND([.C88];3); 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NDEX([.$F$2:.$G$34];[.H88];2)" office:value-type="string" office:string-value="PC relative" calcext:value-type="string">
            <text:p>PC relative</text:p>
          </table:table-cell>
          <table:table-cell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18" calcext:value-type="float">
            <text:p>18</text:p>
          </table:table-cell>
          <table:table-cell table:formula="of:=HEX2DEC([.B89])" office:value-type="float" office:value="24" calcext:value-type="float">
            <text:p>24</text:p>
          </table:table-cell>
          <table:table-cell table:formula="of:=HEX2BIN([.B89];8)" office:value-type="string" office:string-value="00011000" calcext:value-type="string">
            <text:p>00011000</text:p>
          </table:table-cell>
          <table:table-cell table:formula="of:=BITRSHIFT( BITAND([.C89];224); 5)" office:value-type="float" office:value="0" calcext:value-type="float">
            <text:p>0</text:p>
          </table:table-cell>
          <table:table-cell table:formula="of:=BITRSHIFT( BITAND([.C89];28); 2)" office:value-type="float" office:value="6" calcext:value-type="float">
            <text:p>6</text:p>
          </table:table-cell>
          <table:table-cell table:formula="of:=BITRSHIFT( BITAND([.C89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89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formula="of:=HEX2DEC([.B90])" office:value-type="float" office:value="216" calcext:value-type="float">
            <text:p>216</text:p>
          </table:table-cell>
          <table:table-cell table:formula="of:=HEX2BIN([.B90];8)" office:value-type="string" office:string-value="11011000" calcext:value-type="string">
            <text:p>11011000</text:p>
          </table:table-cell>
          <table:table-cell table:formula="of:=BITRSHIFT( BITAND([.C90];224); 5)" office:value-type="float" office:value="6" calcext:value-type="float">
            <text:p>6</text:p>
          </table:table-cell>
          <table:table-cell table:formula="of:=BITRSHIFT( BITAND([.C90];28); 2)" office:value-type="float" office:value="6" calcext:value-type="float">
            <text:p>6</text:p>
          </table:table-cell>
          <table:table-cell table:formula="of:=BITRSHIFT( BITAND([.C90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90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58" calcext:value-type="float">
            <text:p>58</text:p>
          </table:table-cell>
          <table:table-cell table:formula="of:=HEX2DEC([.B91])" office:value-type="float" office:value="88" calcext:value-type="float">
            <text:p>88</text:p>
          </table:table-cell>
          <table:table-cell table:formula="of:=HEX2BIN([.B91];8)" office:value-type="string" office:string-value="01011000" calcext:value-type="string">
            <text:p>01011000</text:p>
          </table:table-cell>
          <table:table-cell table:formula="of:=BITRSHIFT( BITAND([.C91];224); 5)" office:value-type="float" office:value="2" calcext:value-type="float">
            <text:p>2</text:p>
          </table:table-cell>
          <table:table-cell table:formula="of:=BITRSHIFT( BITAND([.C91];28); 2)" office:value-type="float" office:value="6" calcext:value-type="float">
            <text:p>6</text:p>
          </table:table-cell>
          <table:table-cell table:formula="of:=BITRSHIFT( BITAND([.C91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91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formula="of:=HEX2DEC([.B92])" office:value-type="float" office:value="184" calcext:value-type="float">
            <text:p>184</text:p>
          </table:table-cell>
          <table:table-cell table:formula="of:=HEX2BIN([.B92];8)" office:value-type="string" office:string-value="10111000" calcext:value-type="string">
            <text:p>10111000</text:p>
          </table:table-cell>
          <table:table-cell table:formula="of:=BITRSHIFT( BITAND([.C92];224); 5)" office:value-type="float" office:value="5" calcext:value-type="float">
            <text:p>5</text:p>
          </table:table-cell>
          <table:table-cell table:formula="of:=BITRSHIFT( BITAND([.C92];28); 2)" office:value-type="float" office:value="6" calcext:value-type="float">
            <text:p>6</text:p>
          </table:table-cell>
          <table:table-cell table:formula="of:=BITRSHIFT( BITAND([.C92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92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formula="of:=HEX2DEC([.B93])" office:value-type="float" office:value="201" calcext:value-type="float">
            <text:p>201</text:p>
          </table:table-cell>
          <table:table-cell table:formula="of:=HEX2BIN([.B93];8)" office:value-type="string" office:string-value="11001001" calcext:value-type="string">
            <text:p>11001001</text:p>
          </table:table-cell>
          <table:table-cell table:formula="of:=BITRSHIFT( BITAND([.C93];224); 5)" office:value-type="float" office:value="6" calcext:value-type="float">
            <text:p>6</text:p>
          </table:table-cell>
          <table:table-cell table:formula="of:=BITRSHIFT( BITAND([.C93];28); 2)" office:value-type="float" office:value="2" calcext:value-type="float">
            <text:p>2</text:p>
          </table:table-cell>
          <table:table-cell table:formula="of:=BITRSHIFT( BITAND([.C93];3)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NDEX([.$F$2:.$G$34];[.H93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d</text:p>
          </table:table-cell>
          <table:table-cell table:formula="of:=HEX2DEC([.B94])" office:value-type="float" office:value="205" calcext:value-type="float">
            <text:p>205</text:p>
          </table:table-cell>
          <table:table-cell table:formula="of:=HEX2BIN([.B94];8)" office:value-type="string" office:string-value="11001101" calcext:value-type="string">
            <text:p>11001101</text:p>
          </table:table-cell>
          <table:table-cell table:formula="of:=BITRSHIFT( BITAND([.C94];224); 5)" office:value-type="float" office:value="6" calcext:value-type="float">
            <text:p>6</text:p>
          </table:table-cell>
          <table:table-cell table:formula="of:=BITRSHIFT( BITAND([.C94];28); 2)" office:value-type="float" office:value="3" calcext:value-type="float">
            <text:p>3</text:p>
          </table:table-cell>
          <table:table-cell table:formula="of:=BITRSHIFT( BITAND([.C94];3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NDEX([.$F$2:.$G$34];[.H94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f</text:p>
          </table:table-cell>
          <table:table-cell table:formula="of:=HEX2DEC([.B95])" office:value-type="float" office:value="207" calcext:value-type="float">
            <text:p>207</text:p>
          </table:table-cell>
          <table:table-cell table:formula="of:=HEX2BIN([.B95];8)" office:value-type="string" office:string-value="11001111" calcext:value-type="string">
            <text:p>11001111</text:p>
          </table:table-cell>
          <table:table-cell table:formula="of:=BITRSHIFT( BITAND([.C95];224); 5)" office:value-type="float" office:value="6" calcext:value-type="float">
            <text:p>6</text:p>
          </table:table-cell>
          <table:table-cell table:formula="of:=BITRSHIFT( BITAND([.C95];28); 2)" office:value-type="float" office:value="3" calcext:value-type="float">
            <text:p>3</text:p>
          </table:table-cell>
          <table:table-cell table:formula="of:=BITRSHIFT( BITAND([.C95];3); 0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F$2:.$G$34];[.H95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5</text:p>
          </table:table-cell>
          <table:table-cell table:formula="of:=HEX2DEC([.B96])" office:value-type="float" office:value="197" calcext:value-type="float">
            <text:p>197</text:p>
          </table:table-cell>
          <table:table-cell table:formula="of:=HEX2BIN([.B96];8)" office:value-type="string" office:string-value="11000101" calcext:value-type="string">
            <text:p>11000101</text:p>
          </table:table-cell>
          <table:table-cell table:formula="of:=BITRSHIFT( BITAND([.C96];224); 5)" office:value-type="float" office:value="6" calcext:value-type="float">
            <text:p>6</text:p>
          </table:table-cell>
          <table:table-cell table:formula="of:=BITRSHIFT( BITAND([.C96];28); 2)" office:value-type="float" office:value="1" calcext:value-type="float">
            <text:p>1</text:p>
          </table:table-cell>
          <table:table-cell table:formula="of:=BITRSHIFT( BITAND([.C96];3); 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DEX([.$F$2:.$G$34];[.H96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d2</text:p>
          </table:table-cell>
          <table:table-cell table:formula="of:=HEX2DEC([.B97])" office:value-type="float" office:value="210" calcext:value-type="float">
            <text:p>210</text:p>
          </table:table-cell>
          <table:table-cell table:formula="of:=HEX2BIN([.B97];8)" office:value-type="string" office:string-value="11010010" calcext:value-type="string">
            <text:p>11010010</text:p>
          </table:table-cell>
          <table:table-cell table:formula="of:=BITRSHIFT( BITAND([.C97];224); 5)" office:value-type="float" office:value="6" calcext:value-type="float">
            <text:p>6</text:p>
          </table:table-cell>
          <table:table-cell table:formula="of:=BITRSHIFT( BITAND([.C97];28); 2)" office:value-type="float" office:value="4" calcext:value-type="float">
            <text:p>4</text:p>
          </table:table-cell>
          <table:table-cell table:formula="of:=BITRSHIFT( BITAND([.C97];3); 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F$2:.$G$34];[.H97];2)" office:value-type="string" office:string-value="DP indirect" calcext:value-type="string">
            <text:p>DP indirect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7</text:p>
          </table:table-cell>
          <table:table-cell table:formula="of:=HEX2DEC([.B98])" office:value-type="float" office:value="199" calcext:value-type="float">
            <text:p>199</text:p>
          </table:table-cell>
          <table:table-cell table:formula="of:=HEX2BIN([.B98];8)" office:value-type="string" office:string-value="11000111" calcext:value-type="string">
            <text:p>11000111</text:p>
          </table:table-cell>
          <table:table-cell table:formula="of:=BITRSHIFT( BITAND([.C98];224); 5)" office:value-type="float" office:value="6" calcext:value-type="float">
            <text:p>6</text:p>
          </table:table-cell>
          <table:table-cell table:formula="of:=BITRSHIFT( BITAND([.C98];28); 2)" office:value-type="float" office:value="1" calcext:value-type="float">
            <text:p>1</text:p>
          </table:table-cell>
          <table:table-cell table:formula="of:=BITRSHIFT( BITAND([.C98];3); 0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F$2:.$G$34];[.H98];2)" office:value-type="string" office:string-value="DP indirect long" calcext:value-type="string">
            <text:p>DP indirect long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dd</text:p>
          </table:table-cell>
          <table:table-cell table:formula="of:=HEX2DEC([.B99])" office:value-type="float" office:value="221" calcext:value-type="float">
            <text:p>221</text:p>
          </table:table-cell>
          <table:table-cell table:formula="of:=HEX2BIN([.B99];8)" office:value-type="string" office:string-value="11011101" calcext:value-type="string">
            <text:p>11011101</text:p>
          </table:table-cell>
          <table:table-cell table:formula="of:=BITRSHIFT( BITAND([.C99];224); 5)" office:value-type="float" office:value="6" calcext:value-type="float">
            <text:p>6</text:p>
          </table:table-cell>
          <table:table-cell table:formula="of:=BITRSHIFT( BITAND([.C99];28); 2)" office:value-type="float" office:value="7" calcext:value-type="float">
            <text:p>7</text:p>
          </table:table-cell>
          <table:table-cell table:formula="of:=BITRSHIFT( BITAND([.C99];3)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F$2:.$G$34];[.H99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df</text:p>
          </table:table-cell>
          <table:table-cell table:formula="of:=HEX2DEC([.B100])" office:value-type="float" office:value="223" calcext:value-type="float">
            <text:p>223</text:p>
          </table:table-cell>
          <table:table-cell table:formula="of:=HEX2BIN([.B100];8)" office:value-type="string" office:string-value="11011111" calcext:value-type="string">
            <text:p>11011111</text:p>
          </table:table-cell>
          <table:table-cell table:formula="of:=BITRSHIFT( BITAND([.C100];224); 5)" office:value-type="float" office:value="6" calcext:value-type="float">
            <text:p>6</text:p>
          </table:table-cell>
          <table:table-cell table:formula="of:=BITRSHIFT( BITAND([.C100];28); 2)" office:value-type="float" office:value="7" calcext:value-type="float">
            <text:p>7</text:p>
          </table:table-cell>
          <table:table-cell table:formula="of:=BITRSHIFT( BITAND([.C100];3); 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NDEX([.$F$2:.$G$34];[.H100];2)" office:value-type="string" office:string-value="absolute long indexed x" calcext:value-type="string">
            <text:p>absolute long indexed x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d9</text:p>
          </table:table-cell>
          <table:table-cell table:formula="of:=HEX2DEC([.B101])" office:value-type="float" office:value="217" calcext:value-type="float">
            <text:p>217</text:p>
          </table:table-cell>
          <table:table-cell table:formula="of:=HEX2BIN([.B101];8)" office:value-type="string" office:string-value="11011001" calcext:value-type="string">
            <text:p>11011001</text:p>
          </table:table-cell>
          <table:table-cell table:formula="of:=BITRSHIFT( BITAND([.C101];224); 5)" office:value-type="float" office:value="6" calcext:value-type="float">
            <text:p>6</text:p>
          </table:table-cell>
          <table:table-cell table:formula="of:=BITRSHIFT( BITAND([.C101];28); 2)" office:value-type="float" office:value="6" calcext:value-type="float">
            <text:p>6</text:p>
          </table:table-cell>
          <table:table-cell table:formula="of:=BITRSHIFT( BITAND([.C101];3); 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F$2:.$G$34];[.H101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d5</text:p>
          </table:table-cell>
          <table:table-cell table:formula="of:=HEX2DEC([.B102])" office:value-type="float" office:value="213" calcext:value-type="float">
            <text:p>213</text:p>
          </table:table-cell>
          <table:table-cell table:formula="of:=HEX2BIN([.B102];8)" office:value-type="string" office:string-value="11010101" calcext:value-type="string">
            <text:p>11010101</text:p>
          </table:table-cell>
          <table:table-cell table:formula="of:=BITRSHIFT( BITAND([.C102];224); 5)" office:value-type="float" office:value="6" calcext:value-type="float">
            <text:p>6</text:p>
          </table:table-cell>
          <table:table-cell table:formula="of:=BITRSHIFT( BITAND([.C102];28); 2)" office:value-type="float" office:value="5" calcext:value-type="float">
            <text:p>5</text:p>
          </table:table-cell>
          <table:table-cell table:formula="of:=BITRSHIFT( BITAND([.C102];3); 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DEX([.$F$2:.$G$34];[.H102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1</text:p>
          </table:table-cell>
          <table:table-cell table:formula="of:=HEX2DEC([.B103])" office:value-type="float" office:value="193" calcext:value-type="float">
            <text:p>193</text:p>
          </table:table-cell>
          <table:table-cell table:formula="of:=HEX2BIN([.B103];8)" office:value-type="string" office:string-value="11000001" calcext:value-type="string">
            <text:p>11000001</text:p>
          </table:table-cell>
          <table:table-cell table:formula="of:=BITRSHIFT( BITAND([.C103];224); 5)" office:value-type="float" office:value="6" calcext:value-type="float">
            <text:p>6</text:p>
          </table:table-cell>
          <table:table-cell table:formula="of:=BITRSHIFT( BITAND([.C103];28); 2)" office:value-type="float" office:value="0" calcext:value-type="float">
            <text:p>0</text:p>
          </table:table-cell>
          <table:table-cell table:formula="of:=BITRSHIFT( BITAND([.C103];3)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F$2:.$G$34];[.H103];2)" office:value-type="string" office:string-value="DP indexed indirect x" calcext:value-type="string">
            <text:p>DP indexed indirect x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d1</text:p>
          </table:table-cell>
          <table:table-cell table:formula="of:=HEX2DEC([.B104])" office:value-type="float" office:value="209" calcext:value-type="float">
            <text:p>209</text:p>
          </table:table-cell>
          <table:table-cell table:formula="of:=HEX2BIN([.B104];8)" office:value-type="string" office:string-value="11010001" calcext:value-type="string">
            <text:p>11010001</text:p>
          </table:table-cell>
          <table:table-cell table:formula="of:=BITRSHIFT( BITAND([.C104];224); 5)" office:value-type="float" office:value="6" calcext:value-type="float">
            <text:p>6</text:p>
          </table:table-cell>
          <table:table-cell table:formula="of:=BITRSHIFT( BITAND([.C104];28); 2)" office:value-type="float" office:value="4" calcext:value-type="float">
            <text:p>4</text:p>
          </table:table-cell>
          <table:table-cell table:formula="of:=BITRSHIFT( BITAND([.C104];3); 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DEX([.$F$2:.$G$34];[.H104];2)" office:value-type="string" office:string-value="DP indirect indexed y" calcext:value-type="string">
            <text:p>DP indirect indexed y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d7</text:p>
          </table:table-cell>
          <table:table-cell table:formula="of:=HEX2DEC([.B105])" office:value-type="float" office:value="215" calcext:value-type="float">
            <text:p>215</text:p>
          </table:table-cell>
          <table:table-cell table:formula="of:=HEX2BIN([.B105];8)" office:value-type="string" office:string-value="11010111" calcext:value-type="string">
            <text:p>11010111</text:p>
          </table:table-cell>
          <table:table-cell table:formula="of:=BITRSHIFT( BITAND([.C105];224); 5)" office:value-type="float" office:value="6" calcext:value-type="float">
            <text:p>6</text:p>
          </table:table-cell>
          <table:table-cell table:formula="of:=BITRSHIFT( BITAND([.C105];28); 2)" office:value-type="float" office:value="5" calcext:value-type="float">
            <text:p>5</text:p>
          </table:table-cell>
          <table:table-cell table:formula="of:=BITRSHIFT( BITAND([.C105];3); 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NDEX([.$F$2:.$G$34];[.H105];2)" office:value-type="string" office:string-value="DP indirect long indexed y" calcext:value-type="string">
            <text:p>DP indirect long indexed y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3</text:p>
          </table:table-cell>
          <table:table-cell table:formula="of:=HEX2DEC([.B106])" office:value-type="float" office:value="195" calcext:value-type="float">
            <text:p>195</text:p>
          </table:table-cell>
          <table:table-cell table:formula="of:=HEX2BIN([.B106];8)" office:value-type="string" office:string-value="11000011" calcext:value-type="string">
            <text:p>11000011</text:p>
          </table:table-cell>
          <table:table-cell table:formula="of:=BITRSHIFT( BITAND([.C106];224); 5)" office:value-type="float" office:value="6" calcext:value-type="float">
            <text:p>6</text:p>
          </table:table-cell>
          <table:table-cell table:formula="of:=BITRSHIFT( BITAND([.C106];28); 2)" office:value-type="float" office:value="0" calcext:value-type="float">
            <text:p>0</text:p>
          </table:table-cell>
          <table:table-cell table:formula="of:=BITRSHIFT( BITAND([.C106];3); 0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NDEX([.$F$2:.$G$34];[.H106];2)" office:value-type="string" office:string-value="stack relative" calcext:value-type="string">
            <text:p>stack relative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d3</text:p>
          </table:table-cell>
          <table:table-cell table:formula="of:=HEX2DEC([.B107])" office:value-type="float" office:value="211" calcext:value-type="float">
            <text:p>211</text:p>
          </table:table-cell>
          <table:table-cell table:formula="of:=HEX2BIN([.B107];8)" office:value-type="string" office:string-value="11010011" calcext:value-type="string">
            <text:p>11010011</text:p>
          </table:table-cell>
          <table:table-cell table:formula="of:=BITRSHIFT( BITAND([.C107];224); 5)" office:value-type="float" office:value="6" calcext:value-type="float">
            <text:p>6</text:p>
          </table:table-cell>
          <table:table-cell table:formula="of:=BITRSHIFT( BITAND([.C107];28); 2)" office:value-type="float" office:value="4" calcext:value-type="float">
            <text:p>4</text:p>
          </table:table-cell>
          <table:table-cell table:formula="of:=BITRSHIFT( BITAND([.C107];3); 0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NDEX([.$F$2:.$G$34];[.H107];2)" office:value-type="string" office:string-value="stack relative indirect indexed y" calcext:value-type="string">
            <text:p>stack relative indirect indexed y</text:p>
          </table:table-cell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office:value-type="float" office:value="2" calcext:value-type="float">
            <text:p>2</text:p>
          </table:table-cell>
          <table:table-cell table:formula="of:=HEX2DEC([.B108])" office:value-type="float" office:value="2" calcext:value-type="float">
            <text:p>2</text:p>
          </table:table-cell>
          <table:table-cell table:formula="of:=HEX2BIN([.B108];8)" office:value-type="string" office:string-value="00000010" calcext:value-type="string">
            <text:p>00000010</text:p>
          </table:table-cell>
          <table:table-cell table:formula="of:=BITRSHIFT( BITAND([.C108];224); 5)" office:value-type="float" office:value="0" calcext:value-type="float">
            <text:p>0</text:p>
          </table:table-cell>
          <table:table-cell table:formula="of:=BITRSHIFT( BITAND([.C108];28); 2)" office:value-type="float" office:value="0" calcext:value-type="float">
            <text:p>0</text:p>
          </table:table-cell>
          <table:table-cell table:formula="of:=BITRSHIFT( BITAND([.C108];3); 0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INDEX([.$F$2:.$G$34];[.H108];2)" office:value-type="string" office:string-value="stack interrupt" calcext:value-type="string">
            <text:p>stack interrupt</text:p>
          </table:table-cell>
          <table:table-cell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formula="of:=HEX2DEC([.B109])" office:value-type="float" office:value="224" calcext:value-type="float">
            <text:p>224</text:p>
          </table:table-cell>
          <table:table-cell table:formula="of:=HEX2BIN([.B109];8)" office:value-type="string" office:string-value="11100000" calcext:value-type="string">
            <text:p>11100000</text:p>
          </table:table-cell>
          <table:table-cell table:formula="of:=BITRSHIFT( BITAND([.C109];224); 5)" office:value-type="float" office:value="7" calcext:value-type="float">
            <text:p>7</text:p>
          </table:table-cell>
          <table:table-cell table:formula="of:=BITRSHIFT( BITAND([.C109];28); 2)" office:value-type="float" office:value="0" calcext:value-type="float">
            <text:p>0</text:p>
          </table:table-cell>
          <table:table-cell table:formula="of:=BITRSHIFT( BITAND([.C109];3)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NDEX([.$F$2:.$G$34];[.H109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ec</text:p>
          </table:table-cell>
          <table:table-cell table:formula="of:=HEX2DEC([.B110])" office:value-type="float" office:value="236" calcext:value-type="float">
            <text:p>236</text:p>
          </table:table-cell>
          <table:table-cell table:formula="of:=HEX2BIN([.B110];8)" office:value-type="string" office:string-value="11101100" calcext:value-type="string">
            <text:p>11101100</text:p>
          </table:table-cell>
          <table:table-cell table:formula="of:=BITRSHIFT( BITAND([.C110];224); 5)" office:value-type="float" office:value="7" calcext:value-type="float">
            <text:p>7</text:p>
          </table:table-cell>
          <table:table-cell table:formula="of:=BITRSHIFT( BITAND([.C110];28); 2)" office:value-type="float" office:value="3" calcext:value-type="float">
            <text:p>3</text:p>
          </table:table-cell>
          <table:table-cell table:formula="of:=BITRSHIFT( BITAND([.C110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110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e4</text:p>
          </table:table-cell>
          <table:table-cell table:formula="of:=HEX2DEC([.B111])" office:value-type="float" office:value="228" calcext:value-type="float">
            <text:p>228</text:p>
          </table:table-cell>
          <table:table-cell table:formula="of:=HEX2BIN([.B111];8)" office:value-type="string" office:string-value="11100100" calcext:value-type="string">
            <text:p>11100100</text:p>
          </table:table-cell>
          <table:table-cell table:formula="of:=BITRSHIFT( BITAND([.C111];224); 5)" office:value-type="float" office:value="7" calcext:value-type="float">
            <text:p>7</text:p>
          </table:table-cell>
          <table:table-cell table:formula="of:=BITRSHIFT( BITAND([.C111];28); 2)" office:value-type="float" office:value="1" calcext:value-type="float">
            <text:p>1</text:p>
          </table:table-cell>
          <table:table-cell table:formula="of:=BITRSHIFT( BITAND([.C111];3); 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F$2:.$G$34];[.H111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formula="of:=HEX2DEC([.B112])" office:value-type="float" office:value="192" calcext:value-type="float">
            <text:p>192</text:p>
          </table:table-cell>
          <table:table-cell table:formula="of:=HEX2BIN([.B112];8)" office:value-type="string" office:string-value="11000000" calcext:value-type="string">
            <text:p>11000000</text:p>
          </table:table-cell>
          <table:table-cell table:formula="of:=BITRSHIFT( BITAND([.C112];224); 5)" office:value-type="float" office:value="6" calcext:value-type="float">
            <text:p>6</text:p>
          </table:table-cell>
          <table:table-cell table:formula="of:=BITRSHIFT( BITAND([.C112];28); 2)" office:value-type="float" office:value="0" calcext:value-type="float">
            <text:p>0</text:p>
          </table:table-cell>
          <table:table-cell table:formula="of:=BITRSHIFT( BITAND([.C112];3)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NDEX([.$F$2:.$G$34];[.H112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c</text:p>
          </table:table-cell>
          <table:table-cell table:formula="of:=HEX2DEC([.B113])" office:value-type="float" office:value="204" calcext:value-type="float">
            <text:p>204</text:p>
          </table:table-cell>
          <table:table-cell table:formula="of:=HEX2BIN([.B113];8)" office:value-type="string" office:string-value="11001100" calcext:value-type="string">
            <text:p>11001100</text:p>
          </table:table-cell>
          <table:table-cell table:formula="of:=BITRSHIFT( BITAND([.C113];224); 5)" office:value-type="float" office:value="6" calcext:value-type="float">
            <text:p>6</text:p>
          </table:table-cell>
          <table:table-cell table:formula="of:=BITRSHIFT( BITAND([.C113];28); 2)" office:value-type="float" office:value="3" calcext:value-type="float">
            <text:p>3</text:p>
          </table:table-cell>
          <table:table-cell table:formula="of:=BITRSHIFT( BITAND([.C113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113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4</text:p>
          </table:table-cell>
          <table:table-cell table:formula="of:=HEX2DEC([.B114])" office:value-type="float" office:value="196" calcext:value-type="float">
            <text:p>196</text:p>
          </table:table-cell>
          <table:table-cell table:formula="of:=HEX2BIN([.B114];8)" office:value-type="string" office:string-value="11000100" calcext:value-type="string">
            <text:p>11000100</text:p>
          </table:table-cell>
          <table:table-cell table:formula="of:=BITRSHIFT( BITAND([.C114];224); 5)" office:value-type="float" office:value="6" calcext:value-type="float">
            <text:p>6</text:p>
          </table:table-cell>
          <table:table-cell table:formula="of:=BITRSHIFT( BITAND([.C114];28); 2)" office:value-type="float" office:value="1" calcext:value-type="float">
            <text:p>1</text:p>
          </table:table-cell>
          <table:table-cell table:formula="of:=BITRSHIFT( BITAND([.C114];3); 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F$2:.$G$34];[.H114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3a</text:p>
          </table:table-cell>
          <table:table-cell table:formula="of:=HEX2DEC([.B115])" office:value-type="float" office:value="58" calcext:value-type="float">
            <text:p>58</text:p>
          </table:table-cell>
          <table:table-cell table:formula="of:=HEX2BIN([.B115];8)" office:value-type="string" office:string-value="00111010" calcext:value-type="string">
            <text:p>00111010</text:p>
          </table:table-cell>
          <table:table-cell table:formula="of:=BITRSHIFT( BITAND([.C115];224); 5)" office:value-type="float" office:value="1" calcext:value-type="float">
            <text:p>1</text:p>
          </table:table-cell>
          <table:table-cell table:formula="of:=BITRSHIFT( BITAND([.C115];28); 2)" office:value-type="float" office:value="6" calcext:value-type="float">
            <text:p>6</text:p>
          </table:table-cell>
          <table:table-cell table:formula="of:=BITRSHIFT( BITAND([.C115];3); 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DEX([.$F$2:.$G$34];[.H115];2)" office:value-type="string" office:string-value="accumulator" calcext:value-type="string">
            <text:p>accumulator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ce</text:p>
          </table:table-cell>
          <table:table-cell table:formula="of:=HEX2DEC([.B116])" office:value-type="float" office:value="206" calcext:value-type="float">
            <text:p>206</text:p>
          </table:table-cell>
          <table:table-cell table:formula="of:=HEX2BIN([.B116];8)" office:value-type="string" office:string-value="11001110" calcext:value-type="string">
            <text:p>11001110</text:p>
          </table:table-cell>
          <table:table-cell table:formula="of:=BITRSHIFT( BITAND([.C116];224); 5)" office:value-type="float" office:value="6" calcext:value-type="float">
            <text:p>6</text:p>
          </table:table-cell>
          <table:table-cell table:formula="of:=BITRSHIFT( BITAND([.C116];28); 2)" office:value-type="float" office:value="3" calcext:value-type="float">
            <text:p>3</text:p>
          </table:table-cell>
          <table:table-cell table:formula="of:=BITRSHIFT( BITAND([.C116];3); 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F$2:.$G$34];[.H116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formula="of:=HEX2DEC([.B117])" office:value-type="float" office:value="198" calcext:value-type="float">
            <text:p>198</text:p>
          </table:table-cell>
          <table:table-cell table:formula="of:=HEX2BIN([.B117];8)" office:value-type="string" office:string-value="11000110" calcext:value-type="string">
            <text:p>11000110</text:p>
          </table:table-cell>
          <table:table-cell table:formula="of:=BITRSHIFT( BITAND([.C117];224); 5)" office:value-type="float" office:value="6" calcext:value-type="float">
            <text:p>6</text:p>
          </table:table-cell>
          <table:table-cell table:formula="of:=BITRSHIFT( BITAND([.C117];28); 2)" office:value-type="float" office:value="1" calcext:value-type="float">
            <text:p>1</text:p>
          </table:table-cell>
          <table:table-cell table:formula="of:=BITRSHIFT( BITAND([.C117];3); 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F$2:.$G$34];[.H117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</text:p>
          </table:table-cell>
          <table:table-cell table:formula="of:=HEX2DEC([.B118])" office:value-type="float" office:value="222" calcext:value-type="float">
            <text:p>222</text:p>
          </table:table-cell>
          <table:table-cell table:formula="of:=HEX2BIN([.B118];8)" office:value-type="string" office:string-value="11011110" calcext:value-type="string">
            <text:p>11011110</text:p>
          </table:table-cell>
          <table:table-cell table:formula="of:=BITRSHIFT( BITAND([.C118];224); 5)" office:value-type="float" office:value="6" calcext:value-type="float">
            <text:p>6</text:p>
          </table:table-cell>
          <table:table-cell table:formula="of:=BITRSHIFT( BITAND([.C118];28); 2)" office:value-type="float" office:value="7" calcext:value-type="float">
            <text:p>7</text:p>
          </table:table-cell>
          <table:table-cell table:formula="of:=BITRSHIFT( BITAND([.C118];3)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$F$2:.$G$34];[.H118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6</text:p>
          </table:table-cell>
          <table:table-cell table:formula="of:=HEX2DEC([.B119])" office:value-type="float" office:value="214" calcext:value-type="float">
            <text:p>214</text:p>
          </table:table-cell>
          <table:table-cell table:formula="of:=HEX2BIN([.B119];8)" office:value-type="string" office:string-value="11010110" calcext:value-type="string">
            <text:p>11010110</text:p>
          </table:table-cell>
          <table:table-cell table:formula="of:=BITRSHIFT( BITAND([.C119];224); 5)" office:value-type="float" office:value="6" calcext:value-type="float">
            <text:p>6</text:p>
          </table:table-cell>
          <table:table-cell table:formula="of:=BITRSHIFT( BITAND([.C119];28); 2)" office:value-type="float" office:value="5" calcext:value-type="float">
            <text:p>5</text:p>
          </table:table-cell>
          <table:table-cell table:formula="of:=BITRSHIFT( BITAND([.C119];3); 0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NDEX([.$F$2:.$G$34];[.H119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formula="of:=HEX2DEC([.B120])" office:value-type="float" office:value="202" calcext:value-type="float">
            <text:p>202</text:p>
          </table:table-cell>
          <table:table-cell table:formula="of:=HEX2BIN([.B120];8)" office:value-type="string" office:string-value="11001010" calcext:value-type="string">
            <text:p>11001010</text:p>
          </table:table-cell>
          <table:table-cell table:formula="of:=BITRSHIFT( BITAND([.C120];224); 5)" office:value-type="float" office:value="6" calcext:value-type="float">
            <text:p>6</text:p>
          </table:table-cell>
          <table:table-cell table:formula="of:=BITRSHIFT( BITAND([.C120];28); 2)" office:value-type="float" office:value="2" calcext:value-type="float">
            <text:p>2</text:p>
          </table:table-cell>
          <table:table-cell table:formula="of:=BITRSHIFT( BITAND([.C120];3); 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NDEX([.$F$2:.$G$34];[.H120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88" calcext:value-type="float">
            <text:p>88</text:p>
          </table:table-cell>
          <table:table-cell table:formula="of:=HEX2DEC([.B121])" office:value-type="float" office:value="136" calcext:value-type="float">
            <text:p>136</text:p>
          </table:table-cell>
          <table:table-cell table:formula="of:=HEX2BIN([.B121];8)" office:value-type="string" office:string-value="10001000" calcext:value-type="string">
            <text:p>10001000</text:p>
          </table:table-cell>
          <table:table-cell table:formula="of:=BITRSHIFT( BITAND([.C121];224); 5)" office:value-type="float" office:value="4" calcext:value-type="float">
            <text:p>4</text:p>
          </table:table-cell>
          <table:table-cell table:formula="of:=BITRSHIFT( BITAND([.C121];28); 2)" office:value-type="float" office:value="2" calcext:value-type="float">
            <text:p>2</text:p>
          </table:table-cell>
          <table:table-cell table:formula="of:=BITRSHIFT( BITAND([.C121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121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49" calcext:value-type="float">
            <text:p>49</text:p>
          </table:table-cell>
          <table:table-cell table:formula="of:=HEX2DEC([.B122])" office:value-type="float" office:value="73" calcext:value-type="float">
            <text:p>73</text:p>
          </table:table-cell>
          <table:table-cell table:formula="of:=HEX2BIN([.B122];8)" office:value-type="string" office:string-value="01001001" calcext:value-type="string">
            <text:p>01001001</text:p>
          </table:table-cell>
          <table:table-cell table:formula="of:=BITRSHIFT( BITAND([.C122];224); 5)" office:value-type="float" office:value="2" calcext:value-type="float">
            <text:p>2</text:p>
          </table:table-cell>
          <table:table-cell table:formula="of:=BITRSHIFT( BITAND([.C122];28); 2)" office:value-type="float" office:value="2" calcext:value-type="float">
            <text:p>2</text:p>
          </table:table-cell>
          <table:table-cell table:formula="of:=BITRSHIFT( BITAND([.C122];3)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NDEX([.$F$2:.$G$34];[.H122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4d</text:p>
          </table:table-cell>
          <table:table-cell table:formula="of:=HEX2DEC([.B123])" office:value-type="float" office:value="77" calcext:value-type="float">
            <text:p>77</text:p>
          </table:table-cell>
          <table:table-cell table:formula="of:=HEX2BIN([.B123];8)" office:value-type="string" office:string-value="01001101" calcext:value-type="string">
            <text:p>01001101</text:p>
          </table:table-cell>
          <table:table-cell table:formula="of:=BITRSHIFT( BITAND([.C123];224); 5)" office:value-type="float" office:value="2" calcext:value-type="float">
            <text:p>2</text:p>
          </table:table-cell>
          <table:table-cell table:formula="of:=BITRSHIFT( BITAND([.C123];28); 2)" office:value-type="float" office:value="3" calcext:value-type="float">
            <text:p>3</text:p>
          </table:table-cell>
          <table:table-cell table:formula="of:=BITRSHIFT( BITAND([.C123];3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NDEX([.$F$2:.$G$34];[.H123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4f</text:p>
          </table:table-cell>
          <table:table-cell table:formula="of:=HEX2DEC([.B124])" office:value-type="float" office:value="79" calcext:value-type="float">
            <text:p>79</text:p>
          </table:table-cell>
          <table:table-cell table:formula="of:=HEX2BIN([.B124];8)" office:value-type="string" office:string-value="01001111" calcext:value-type="string">
            <text:p>01001111</text:p>
          </table:table-cell>
          <table:table-cell table:formula="of:=BITRSHIFT( BITAND([.C124];224); 5)" office:value-type="float" office:value="2" calcext:value-type="float">
            <text:p>2</text:p>
          </table:table-cell>
          <table:table-cell table:formula="of:=BITRSHIFT( BITAND([.C124];28); 2)" office:value-type="float" office:value="3" calcext:value-type="float">
            <text:p>3</text:p>
          </table:table-cell>
          <table:table-cell table:formula="of:=BITRSHIFT( BITAND([.C124];3); 0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F$2:.$G$34];[.H124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45" calcext:value-type="float">
            <text:p>45</text:p>
          </table:table-cell>
          <table:table-cell table:formula="of:=HEX2DEC([.B125])" office:value-type="float" office:value="69" calcext:value-type="float">
            <text:p>69</text:p>
          </table:table-cell>
          <table:table-cell table:formula="of:=HEX2BIN([.B125];8)" office:value-type="string" office:string-value="01000101" calcext:value-type="string">
            <text:p>01000101</text:p>
          </table:table-cell>
          <table:table-cell table:formula="of:=BITRSHIFT( BITAND([.C125];224); 5)" office:value-type="float" office:value="2" calcext:value-type="float">
            <text:p>2</text:p>
          </table:table-cell>
          <table:table-cell table:formula="of:=BITRSHIFT( BITAND([.C125];28); 2)" office:value-type="float" office:value="1" calcext:value-type="float">
            <text:p>1</text:p>
          </table:table-cell>
          <table:table-cell table:formula="of:=BITRSHIFT( BITAND([.C125];3); 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DEX([.$F$2:.$G$34];[.H125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52" calcext:value-type="float">
            <text:p>52</text:p>
          </table:table-cell>
          <table:table-cell table:formula="of:=HEX2DEC([.B126])" office:value-type="float" office:value="82" calcext:value-type="float">
            <text:p>82</text:p>
          </table:table-cell>
          <table:table-cell table:formula="of:=HEX2BIN([.B126];8)" office:value-type="string" office:string-value="01010010" calcext:value-type="string">
            <text:p>01010010</text:p>
          </table:table-cell>
          <table:table-cell table:formula="of:=BITRSHIFT( BITAND([.C126];224); 5)" office:value-type="float" office:value="2" calcext:value-type="float">
            <text:p>2</text:p>
          </table:table-cell>
          <table:table-cell table:formula="of:=BITRSHIFT( BITAND([.C126];28); 2)" office:value-type="float" office:value="4" calcext:value-type="float">
            <text:p>4</text:p>
          </table:table-cell>
          <table:table-cell table:formula="of:=BITRSHIFT( BITAND([.C126];3); 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F$2:.$G$34];[.H126];2)" office:value-type="string" office:string-value="DP indirect" calcext:value-type="string">
            <text:p>DP indirect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47" calcext:value-type="float">
            <text:p>47</text:p>
          </table:table-cell>
          <table:table-cell table:formula="of:=HEX2DEC([.B127])" office:value-type="float" office:value="71" calcext:value-type="float">
            <text:p>71</text:p>
          </table:table-cell>
          <table:table-cell table:formula="of:=HEX2BIN([.B127];8)" office:value-type="string" office:string-value="01000111" calcext:value-type="string">
            <text:p>01000111</text:p>
          </table:table-cell>
          <table:table-cell table:formula="of:=BITRSHIFT( BITAND([.C127];224); 5)" office:value-type="float" office:value="2" calcext:value-type="float">
            <text:p>2</text:p>
          </table:table-cell>
          <table:table-cell table:formula="of:=BITRSHIFT( BITAND([.C127];28); 2)" office:value-type="float" office:value="1" calcext:value-type="float">
            <text:p>1</text:p>
          </table:table-cell>
          <table:table-cell table:formula="of:=BITRSHIFT( BITAND([.C127];3); 0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F$2:.$G$34];[.H127];2)" office:value-type="string" office:string-value="DP indirect long" calcext:value-type="string">
            <text:p>DP indirect long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5d</text:p>
          </table:table-cell>
          <table:table-cell table:formula="of:=HEX2DEC([.B128])" office:value-type="float" office:value="93" calcext:value-type="float">
            <text:p>93</text:p>
          </table:table-cell>
          <table:table-cell table:formula="of:=HEX2BIN([.B128];8)" office:value-type="string" office:string-value="01011101" calcext:value-type="string">
            <text:p>01011101</text:p>
          </table:table-cell>
          <table:table-cell table:formula="of:=BITRSHIFT( BITAND([.C128];224); 5)" office:value-type="float" office:value="2" calcext:value-type="float">
            <text:p>2</text:p>
          </table:table-cell>
          <table:table-cell table:formula="of:=BITRSHIFT( BITAND([.C128];28); 2)" office:value-type="float" office:value="7" calcext:value-type="float">
            <text:p>7</text:p>
          </table:table-cell>
          <table:table-cell table:formula="of:=BITRSHIFT( BITAND([.C128];3)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F$2:.$G$34];[.H128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5f</text:p>
          </table:table-cell>
          <table:table-cell table:formula="of:=HEX2DEC([.B129])" office:value-type="float" office:value="95" calcext:value-type="float">
            <text:p>95</text:p>
          </table:table-cell>
          <table:table-cell table:formula="of:=HEX2BIN([.B129];8)" office:value-type="string" office:string-value="01011111" calcext:value-type="string">
            <text:p>01011111</text:p>
          </table:table-cell>
          <table:table-cell table:formula="of:=BITRSHIFT( BITAND([.C129];224); 5)" office:value-type="float" office:value="2" calcext:value-type="float">
            <text:p>2</text:p>
          </table:table-cell>
          <table:table-cell table:formula="of:=BITRSHIFT( BITAND([.C129];28); 2)" office:value-type="float" office:value="7" calcext:value-type="float">
            <text:p>7</text:p>
          </table:table-cell>
          <table:table-cell table:formula="of:=BITRSHIFT( BITAND([.C129];3); 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NDEX([.$F$2:.$G$34];[.H129];2)" office:value-type="string" office:string-value="absolute long indexed x" calcext:value-type="string">
            <text:p>absolute long indexed x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59" calcext:value-type="float">
            <text:p>59</text:p>
          </table:table-cell>
          <table:table-cell table:formula="of:=HEX2DEC([.B130])" office:value-type="float" office:value="89" calcext:value-type="float">
            <text:p>89</text:p>
          </table:table-cell>
          <table:table-cell table:formula="of:=HEX2BIN([.B130];8)" office:value-type="string" office:string-value="01011001" calcext:value-type="string">
            <text:p>01011001</text:p>
          </table:table-cell>
          <table:table-cell table:formula="of:=BITRSHIFT( BITAND([.C130];224); 5)" office:value-type="float" office:value="2" calcext:value-type="float">
            <text:p>2</text:p>
          </table:table-cell>
          <table:table-cell table:formula="of:=BITRSHIFT( BITAND([.C130];28); 2)" office:value-type="float" office:value="6" calcext:value-type="float">
            <text:p>6</text:p>
          </table:table-cell>
          <table:table-cell table:formula="of:=BITRSHIFT( BITAND([.C130];3); 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F$2:.$G$34];[.H130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55" calcext:value-type="float">
            <text:p>55</text:p>
          </table:table-cell>
          <table:table-cell table:formula="of:=HEX2DEC([.B131])" office:value-type="float" office:value="85" calcext:value-type="float">
            <text:p>85</text:p>
          </table:table-cell>
          <table:table-cell table:formula="of:=HEX2BIN([.B131];8)" office:value-type="string" office:string-value="01010101" calcext:value-type="string">
            <text:p>01010101</text:p>
          </table:table-cell>
          <table:table-cell table:formula="of:=BITRSHIFT( BITAND([.C131];224); 5)" office:value-type="float" office:value="2" calcext:value-type="float">
            <text:p>2</text:p>
          </table:table-cell>
          <table:table-cell table:formula="of:=BITRSHIFT( BITAND([.C131];28); 2)" office:value-type="float" office:value="5" calcext:value-type="float">
            <text:p>5</text:p>
          </table:table-cell>
          <table:table-cell table:formula="of:=BITRSHIFT( BITAND([.C131];3); 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DEX([.$F$2:.$G$34];[.H131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41" calcext:value-type="float">
            <text:p>41</text:p>
          </table:table-cell>
          <table:table-cell table:formula="of:=HEX2DEC([.B132])" office:value-type="float" office:value="65" calcext:value-type="float">
            <text:p>65</text:p>
          </table:table-cell>
          <table:table-cell table:formula="of:=HEX2BIN([.B132];8)" office:value-type="string" office:string-value="01000001" calcext:value-type="string">
            <text:p>01000001</text:p>
          </table:table-cell>
          <table:table-cell table:formula="of:=BITRSHIFT( BITAND([.C132];224); 5)" office:value-type="float" office:value="2" calcext:value-type="float">
            <text:p>2</text:p>
          </table:table-cell>
          <table:table-cell table:formula="of:=BITRSHIFT( BITAND([.C132];28); 2)" office:value-type="float" office:value="0" calcext:value-type="float">
            <text:p>0</text:p>
          </table:table-cell>
          <table:table-cell table:formula="of:=BITRSHIFT( BITAND([.C132];3)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F$2:.$G$34];[.H132];2)" office:value-type="string" office:string-value="DP indexed indirect x" calcext:value-type="string">
            <text:p>DP indexed indirect x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51" calcext:value-type="float">
            <text:p>51</text:p>
          </table:table-cell>
          <table:table-cell table:formula="of:=HEX2DEC([.B133])" office:value-type="float" office:value="81" calcext:value-type="float">
            <text:p>81</text:p>
          </table:table-cell>
          <table:table-cell table:formula="of:=HEX2BIN([.B133];8)" office:value-type="string" office:string-value="01010001" calcext:value-type="string">
            <text:p>01010001</text:p>
          </table:table-cell>
          <table:table-cell table:formula="of:=BITRSHIFT( BITAND([.C133];224); 5)" office:value-type="float" office:value="2" calcext:value-type="float">
            <text:p>2</text:p>
          </table:table-cell>
          <table:table-cell table:formula="of:=BITRSHIFT( BITAND([.C133];28); 2)" office:value-type="float" office:value="4" calcext:value-type="float">
            <text:p>4</text:p>
          </table:table-cell>
          <table:table-cell table:formula="of:=BITRSHIFT( BITAND([.C133];3); 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DEX([.$F$2:.$G$34];[.H133];2)" office:value-type="string" office:string-value="DP indirect indexed y" calcext:value-type="string">
            <text:p>DP indirect indexed y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57" calcext:value-type="float">
            <text:p>57</text:p>
          </table:table-cell>
          <table:table-cell table:formula="of:=HEX2DEC([.B134])" office:value-type="float" office:value="87" calcext:value-type="float">
            <text:p>87</text:p>
          </table:table-cell>
          <table:table-cell table:formula="of:=HEX2BIN([.B134];8)" office:value-type="string" office:string-value="01010111" calcext:value-type="string">
            <text:p>01010111</text:p>
          </table:table-cell>
          <table:table-cell table:formula="of:=BITRSHIFT( BITAND([.C134];224); 5)" office:value-type="float" office:value="2" calcext:value-type="float">
            <text:p>2</text:p>
          </table:table-cell>
          <table:table-cell table:formula="of:=BITRSHIFT( BITAND([.C134];28); 2)" office:value-type="float" office:value="5" calcext:value-type="float">
            <text:p>5</text:p>
          </table:table-cell>
          <table:table-cell table:formula="of:=BITRSHIFT( BITAND([.C134];3); 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NDEX([.$F$2:.$G$34];[.H134];2)" office:value-type="string" office:string-value="DP indirect long indexed y" calcext:value-type="string">
            <text:p>DP indirect long indexed y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43" calcext:value-type="float">
            <text:p>43</text:p>
          </table:table-cell>
          <table:table-cell table:formula="of:=HEX2DEC([.B135])" office:value-type="float" office:value="67" calcext:value-type="float">
            <text:p>67</text:p>
          </table:table-cell>
          <table:table-cell table:formula="of:=HEX2BIN([.B135];8)" office:value-type="string" office:string-value="01000011" calcext:value-type="string">
            <text:p>01000011</text:p>
          </table:table-cell>
          <table:table-cell table:formula="of:=BITRSHIFT( BITAND([.C135];224); 5)" office:value-type="float" office:value="2" calcext:value-type="float">
            <text:p>2</text:p>
          </table:table-cell>
          <table:table-cell table:formula="of:=BITRSHIFT( BITAND([.C135];28); 2)" office:value-type="float" office:value="0" calcext:value-type="float">
            <text:p>0</text:p>
          </table:table-cell>
          <table:table-cell table:formula="of:=BITRSHIFT( BITAND([.C135];3); 0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NDEX([.$F$2:.$G$34];[.H135];2)" office:value-type="string" office:string-value="stack relative" calcext:value-type="string">
            <text:p>stack relative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53" calcext:value-type="float">
            <text:p>53</text:p>
          </table:table-cell>
          <table:table-cell table:formula="of:=HEX2DEC([.B136])" office:value-type="float" office:value="83" calcext:value-type="float">
            <text:p>83</text:p>
          </table:table-cell>
          <table:table-cell table:formula="of:=HEX2BIN([.B136];8)" office:value-type="string" office:string-value="01010011" calcext:value-type="string">
            <text:p>01010011</text:p>
          </table:table-cell>
          <table:table-cell table:formula="of:=BITRSHIFT( BITAND([.C136];224); 5)" office:value-type="float" office:value="2" calcext:value-type="float">
            <text:p>2</text:p>
          </table:table-cell>
          <table:table-cell table:formula="of:=BITRSHIFT( BITAND([.C136];28); 2)" office:value-type="float" office:value="4" calcext:value-type="float">
            <text:p>4</text:p>
          </table:table-cell>
          <table:table-cell table:formula="of:=BITRSHIFT( BITAND([.C136];3); 0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NDEX([.$F$2:.$G$34];[.H136];2)" office:value-type="string" office:string-value="stack relative indirect indexed y" calcext:value-type="string">
            <text:p>stack relative indirect indexed y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1a</text:p>
          </table:table-cell>
          <table:table-cell table:formula="of:=HEX2DEC([.B137])" office:value-type="float" office:value="26" calcext:value-type="float">
            <text:p>26</text:p>
          </table:table-cell>
          <table:table-cell table:formula="of:=HEX2BIN([.B137];8)" office:value-type="string" office:string-value="00011010" calcext:value-type="string">
            <text:p>00011010</text:p>
          </table:table-cell>
          <table:table-cell table:formula="of:=BITRSHIFT( BITAND([.C137];224); 5)" office:value-type="float" office:value="0" calcext:value-type="float">
            <text:p>0</text:p>
          </table:table-cell>
          <table:table-cell table:formula="of:=BITRSHIFT( BITAND([.C137];28); 2)" office:value-type="float" office:value="6" calcext:value-type="float">
            <text:p>6</text:p>
          </table:table-cell>
          <table:table-cell table:formula="of:=BITRSHIFT( BITAND([.C137];3); 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DEX([.$F$2:.$G$34];[.H137];2)" office:value-type="string" office:string-value="accumulator" calcext:value-type="string">
            <text:p>accumulator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e</text:p>
          </table:table-cell>
          <table:table-cell table:formula="of:=HEX2DEC([.B138])" office:value-type="float" office:value="238" calcext:value-type="float">
            <text:p>238</text:p>
          </table:table-cell>
          <table:table-cell table:formula="of:=HEX2BIN([.B138];8)" office:value-type="string" office:string-value="11101110" calcext:value-type="string">
            <text:p>11101110</text:p>
          </table:table-cell>
          <table:table-cell table:formula="of:=BITRSHIFT( BITAND([.C138];224); 5)" office:value-type="float" office:value="7" calcext:value-type="float">
            <text:p>7</text:p>
          </table:table-cell>
          <table:table-cell table:formula="of:=BITRSHIFT( BITAND([.C138];28); 2)" office:value-type="float" office:value="3" calcext:value-type="float">
            <text:p>3</text:p>
          </table:table-cell>
          <table:table-cell table:formula="of:=BITRSHIFT( BITAND([.C138];3); 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F$2:.$G$34];[.H138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formula="of:=HEX2DEC([.B139])" office:value-type="float" office:value="230" calcext:value-type="float">
            <text:p>230</text:p>
          </table:table-cell>
          <table:table-cell table:formula="of:=HEX2BIN([.B139];8)" office:value-type="string" office:string-value="11100110" calcext:value-type="string">
            <text:p>11100110</text:p>
          </table:table-cell>
          <table:table-cell table:formula="of:=BITRSHIFT( BITAND([.C139];224); 5)" office:value-type="float" office:value="7" calcext:value-type="float">
            <text:p>7</text:p>
          </table:table-cell>
          <table:table-cell table:formula="of:=BITRSHIFT( BITAND([.C139];28); 2)" office:value-type="float" office:value="1" calcext:value-type="float">
            <text:p>1</text:p>
          </table:table-cell>
          <table:table-cell table:formula="of:=BITRSHIFT( BITAND([.C139];3); 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F$2:.$G$34];[.H139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fe</text:p>
          </table:table-cell>
          <table:table-cell table:formula="of:=HEX2DEC([.B140])" office:value-type="float" office:value="254" calcext:value-type="float">
            <text:p>254</text:p>
          </table:table-cell>
          <table:table-cell table:formula="of:=HEX2BIN([.B140];8)" office:value-type="string" office:string-value="11111110" calcext:value-type="string">
            <text:p>11111110</text:p>
          </table:table-cell>
          <table:table-cell table:formula="of:=BITRSHIFT( BITAND([.C140];224); 5)" office:value-type="float" office:value="7" calcext:value-type="float">
            <text:p>7</text:p>
          </table:table-cell>
          <table:table-cell table:formula="of:=BITRSHIFT( BITAND([.C140];28); 2)" office:value-type="float" office:value="7" calcext:value-type="float">
            <text:p>7</text:p>
          </table:table-cell>
          <table:table-cell table:formula="of:=BITRSHIFT( BITAND([.C140];3)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$F$2:.$G$34];[.H140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f6</text:p>
          </table:table-cell>
          <table:table-cell table:formula="of:=HEX2DEC([.B141])" office:value-type="float" office:value="246" calcext:value-type="float">
            <text:p>246</text:p>
          </table:table-cell>
          <table:table-cell table:formula="of:=HEX2BIN([.B141];8)" office:value-type="string" office:string-value="11110110" calcext:value-type="string">
            <text:p>11110110</text:p>
          </table:table-cell>
          <table:table-cell table:formula="of:=BITRSHIFT( BITAND([.C141];224); 5)" office:value-type="float" office:value="7" calcext:value-type="float">
            <text:p>7</text:p>
          </table:table-cell>
          <table:table-cell table:formula="of:=BITRSHIFT( BITAND([.C141];28); 2)" office:value-type="float" office:value="5" calcext:value-type="float">
            <text:p>5</text:p>
          </table:table-cell>
          <table:table-cell table:formula="of:=BITRSHIFT( BITAND([.C141];3); 0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NDEX([.$F$2:.$G$34];[.H141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formula="of:=HEX2DEC([.B142])" office:value-type="float" office:value="232" calcext:value-type="float">
            <text:p>232</text:p>
          </table:table-cell>
          <table:table-cell table:formula="of:=HEX2BIN([.B142];8)" office:value-type="string" office:string-value="11101000" calcext:value-type="string">
            <text:p>11101000</text:p>
          </table:table-cell>
          <table:table-cell table:formula="of:=BITRSHIFT( BITAND([.C142];224); 5)" office:value-type="float" office:value="7" calcext:value-type="float">
            <text:p>7</text:p>
          </table:table-cell>
          <table:table-cell table:formula="of:=BITRSHIFT( BITAND([.C142];28); 2)" office:value-type="float" office:value="2" calcext:value-type="float">
            <text:p>2</text:p>
          </table:table-cell>
          <table:table-cell table:formula="of:=BITRSHIFT( BITAND([.C142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142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formula="of:=HEX2DEC([.B143])" office:value-type="float" office:value="200" calcext:value-type="float">
            <text:p>200</text:p>
          </table:table-cell>
          <table:table-cell table:formula="of:=HEX2BIN([.B143];8)" office:value-type="string" office:string-value="11001000" calcext:value-type="string">
            <text:p>11001000</text:p>
          </table:table-cell>
          <table:table-cell table:formula="of:=BITRSHIFT( BITAND([.C143];224); 5)" office:value-type="float" office:value="6" calcext:value-type="float">
            <text:p>6</text:p>
          </table:table-cell>
          <table:table-cell table:formula="of:=BITRSHIFT( BITAND([.C143];28); 2)" office:value-type="float" office:value="2" calcext:value-type="float">
            <text:p>2</text:p>
          </table:table-cell>
          <table:table-cell table:formula="of:=BITRSHIFT( BITAND([.C143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143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formula="of:=HEX2DEC([.B144])" office:value-type="float" office:value="76" calcext:value-type="float">
            <text:p>76</text:p>
          </table:table-cell>
          <table:table-cell table:formula="of:=HEX2BIN([.B144];8)" office:value-type="string" office:string-value="01001100" calcext:value-type="string">
            <text:p>01001100</text:p>
          </table:table-cell>
          <table:table-cell table:formula="of:=BITRSHIFT( BITAND([.C144];224); 5)" office:value-type="float" office:value="2" calcext:value-type="float">
            <text:p>2</text:p>
          </table:table-cell>
          <table:table-cell table:formula="of:=BITRSHIFT( BITAND([.C144];28); 2)" office:value-type="float" office:value="3" calcext:value-type="float">
            <text:p>3</text:p>
          </table:table-cell>
          <table:table-cell table:formula="of:=BITRSHIFT( BITAND([.C144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144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6c</text:p>
          </table:table-cell>
          <table:table-cell table:formula="of:=HEX2DEC([.B145])" office:value-type="float" office:value="108" calcext:value-type="float">
            <text:p>108</text:p>
          </table:table-cell>
          <table:table-cell table:formula="of:=HEX2BIN([.B145];8)" office:value-type="string" office:string-value="01101100" calcext:value-type="string">
            <text:p>01101100</text:p>
          </table:table-cell>
          <table:table-cell table:formula="of:=BITRSHIFT( BITAND([.C145];224); 5)" office:value-type="float" office:value="3" calcext:value-type="float">
            <text:p>3</text:p>
          </table:table-cell>
          <table:table-cell table:formula="of:=BITRSHIFT( BITAND([.C145];28); 2)" office:value-type="float" office:value="3" calcext:value-type="float">
            <text:p>3</text:p>
          </table:table-cell>
          <table:table-cell table:formula="of:=BITRSHIFT( BITAND([.C145];3); 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NDEX([.$F$2:.$G$34];[.H145];2)" office:value-type="string" office:string-value="absolute indirect" calcext:value-type="string">
            <text:p>absolute indirect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7c</text:p>
          </table:table-cell>
          <table:table-cell table:formula="of:=HEX2DEC([.B146])" office:value-type="float" office:value="124" calcext:value-type="float">
            <text:p>124</text:p>
          </table:table-cell>
          <table:table-cell table:formula="of:=HEX2BIN([.B146];8)" office:value-type="string" office:string-value="01111100" calcext:value-type="string">
            <text:p>01111100</text:p>
          </table:table-cell>
          <table:table-cell table:formula="of:=BITRSHIFT( BITAND([.C146];224); 5)" office:value-type="float" office:value="3" calcext:value-type="float">
            <text:p>3</text:p>
          </table:table-cell>
          <table:table-cell table:formula="of:=BITRSHIFT( BITAND([.C146];28); 2)" office:value-type="float" office:value="7" calcext:value-type="float">
            <text:p>7</text:p>
          </table:table-cell>
          <table:table-cell table:formula="of:=BITRSHIFT( BITAND([.C146];3)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DEX([.$F$2:.$G$34];[.H146];2)" office:value-type="string" office:string-value="absolute indexed indirect" calcext:value-type="string">
            <text:p>absolute indexed indirect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5c</text:p>
          </table:table-cell>
          <table:table-cell table:formula="of:=HEX2DEC([.B147])" office:value-type="float" office:value="92" calcext:value-type="float">
            <text:p>92</text:p>
          </table:table-cell>
          <table:table-cell table:formula="of:=HEX2BIN([.B147];8)" office:value-type="string" office:string-value="01011100" calcext:value-type="string">
            <text:p>01011100</text:p>
          </table:table-cell>
          <table:table-cell table:formula="of:=BITRSHIFT( BITAND([.C147];224); 5)" office:value-type="float" office:value="2" calcext:value-type="float">
            <text:p>2</text:p>
          </table:table-cell>
          <table:table-cell table:formula="of:=BITRSHIFT( BITAND([.C147];28); 2)" office:value-type="float" office:value="7" calcext:value-type="float">
            <text:p>7</text:p>
          </table:table-cell>
          <table:table-cell table:formula="of:=BITRSHIFT( BITAND([.C147];3); 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NDEX([.$F$2:.$G$34];[.H147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dc</text:p>
          </table:table-cell>
          <table:table-cell table:formula="of:=HEX2DEC([.B148])" office:value-type="float" office:value="220" calcext:value-type="float">
            <text:p>220</text:p>
          </table:table-cell>
          <table:table-cell table:formula="of:=HEX2BIN([.B148];8)" office:value-type="string" office:string-value="11011100" calcext:value-type="string">
            <text:p>11011100</text:p>
          </table:table-cell>
          <table:table-cell table:formula="of:=BITRSHIFT( BITAND([.C148];224); 5)" office:value-type="float" office:value="6" calcext:value-type="float">
            <text:p>6</text:p>
          </table:table-cell>
          <table:table-cell table:formula="of:=BITRSHIFT( BITAND([.C148];28); 2)" office:value-type="float" office:value="7" calcext:value-type="float">
            <text:p>7</text:p>
          </table:table-cell>
          <table:table-cell table:formula="of:=BITRSHIFT( BITAND([.C148];3)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NDEX([.$F$2:.$G$34];[.H148];2)" office:value-type="string" office:string-value="absolute indirect long" calcext:value-type="string">
            <text:p>absolute indirect long</text:p>
          </table:table-cell>
          <table:table-cell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0" calcext:value-type="float">
            <text:p>20</text:p>
          </table:table-cell>
          <table:table-cell table:formula="of:=HEX2DEC([.B149])" office:value-type="float" office:value="32" calcext:value-type="float">
            <text:p>32</text:p>
          </table:table-cell>
          <table:table-cell table:formula="of:=HEX2BIN([.B149];8)" office:value-type="string" office:string-value="00100000" calcext:value-type="string">
            <text:p>00100000</text:p>
          </table:table-cell>
          <table:table-cell table:formula="of:=BITRSHIFT( BITAND([.C149];224); 5)" office:value-type="float" office:value="1" calcext:value-type="float">
            <text:p>1</text:p>
          </table:table-cell>
          <table:table-cell table:formula="of:=BITRSHIFT( BITAND([.C149];28); 2)" office:value-type="float" office:value="0" calcext:value-type="float">
            <text:p>0</text:p>
          </table:table-cell>
          <table:table-cell table:formula="of:=BITRSHIFT( BITAND([.C149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149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fc</text:p>
          </table:table-cell>
          <table:table-cell table:formula="of:=HEX2DEC([.B150])" office:value-type="float" office:value="252" calcext:value-type="float">
            <text:p>252</text:p>
          </table:table-cell>
          <table:table-cell table:formula="of:=HEX2BIN([.B150];8)" office:value-type="string" office:string-value="11111100" calcext:value-type="string">
            <text:p>11111100</text:p>
          </table:table-cell>
          <table:table-cell table:formula="of:=BITRSHIFT( BITAND([.C150];224); 5)" office:value-type="float" office:value="7" calcext:value-type="float">
            <text:p>7</text:p>
          </table:table-cell>
          <table:table-cell table:formula="of:=BITRSHIFT( BITAND([.C150];28); 2)" office:value-type="float" office:value="7" calcext:value-type="float">
            <text:p>7</text:p>
          </table:table-cell>
          <table:table-cell table:formula="of:=BITRSHIFT( BITAND([.C150];3)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DEX([.$F$2:.$G$34];[.H150];2)" office:value-type="string" office:string-value="absolute indexed indirect" calcext:value-type="string">
            <text:p>absolute indexed indirect</text:p>
          </table:table-cell>
          <table:table-cell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2" calcext:value-type="float">
            <text:p>22</text:p>
          </table:table-cell>
          <table:table-cell table:formula="of:=HEX2DEC([.B151])" office:value-type="float" office:value="34" calcext:value-type="float">
            <text:p>34</text:p>
          </table:table-cell>
          <table:table-cell table:formula="of:=HEX2BIN([.B151];8)" office:value-type="string" office:string-value="00100010" calcext:value-type="string">
            <text:p>00100010</text:p>
          </table:table-cell>
          <table:table-cell table:formula="of:=BITRSHIFT( BITAND([.C151];224); 5)" office:value-type="float" office:value="1" calcext:value-type="float">
            <text:p>1</text:p>
          </table:table-cell>
          <table:table-cell table:formula="of:=BITRSHIFT( BITAND([.C151];28); 2)" office:value-type="float" office:value="0" calcext:value-type="float">
            <text:p>0</text:p>
          </table:table-cell>
          <table:table-cell table:formula="of:=BITRSHIFT( BITAND([.C151];3); 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EX([.$F$2:.$G$34];[.H151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formula="of:=HEX2DEC([.B152])" office:value-type="float" office:value="169" calcext:value-type="float">
            <text:p>169</text:p>
          </table:table-cell>
          <table:table-cell table:formula="of:=HEX2BIN([.B152];8)" office:value-type="string" office:string-value="10101001" calcext:value-type="string">
            <text:p>10101001</text:p>
          </table:table-cell>
          <table:table-cell table:formula="of:=BITRSHIFT( BITAND([.C152];224); 5)" office:value-type="float" office:value="5" calcext:value-type="float">
            <text:p>5</text:p>
          </table:table-cell>
          <table:table-cell table:formula="of:=BITRSHIFT( BITAND([.C152];28); 2)" office:value-type="float" office:value="2" calcext:value-type="float">
            <text:p>2</text:p>
          </table:table-cell>
          <table:table-cell table:formula="of:=BITRSHIFT( BITAND([.C152];3)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NDEX([.$F$2:.$G$34];[.H152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d</text:p>
          </table:table-cell>
          <table:table-cell table:formula="of:=HEX2DEC([.B153])" office:value-type="float" office:value="173" calcext:value-type="float">
            <text:p>173</text:p>
          </table:table-cell>
          <table:table-cell table:formula="of:=HEX2BIN([.B153];8)" office:value-type="string" office:string-value="10101101" calcext:value-type="string">
            <text:p>10101101</text:p>
          </table:table-cell>
          <table:table-cell table:formula="of:=BITRSHIFT( BITAND([.C153];224); 5)" office:value-type="float" office:value="5" calcext:value-type="float">
            <text:p>5</text:p>
          </table:table-cell>
          <table:table-cell table:formula="of:=BITRSHIFT( BITAND([.C153];28); 2)" office:value-type="float" office:value="3" calcext:value-type="float">
            <text:p>3</text:p>
          </table:table-cell>
          <table:table-cell table:formula="of:=BITRSHIFT( BITAND([.C153];3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NDEX([.$F$2:.$G$34];[.H153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table:formula="of:=HEX2DEC([.B154])" office:value-type="float" office:value="175" calcext:value-type="float">
            <text:p>175</text:p>
          </table:table-cell>
          <table:table-cell table:formula="of:=HEX2BIN([.B154];8)" office:value-type="string" office:string-value="10101111" calcext:value-type="string">
            <text:p>10101111</text:p>
          </table:table-cell>
          <table:table-cell table:formula="of:=BITRSHIFT( BITAND([.C154];224); 5)" office:value-type="float" office:value="5" calcext:value-type="float">
            <text:p>5</text:p>
          </table:table-cell>
          <table:table-cell table:formula="of:=BITRSHIFT( BITAND([.C154];28); 2)" office:value-type="float" office:value="3" calcext:value-type="float">
            <text:p>3</text:p>
          </table:table-cell>
          <table:table-cell table:formula="of:=BITRSHIFT( BITAND([.C154];3); 0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F$2:.$G$34];[.H154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5</text:p>
          </table:table-cell>
          <table:table-cell table:formula="of:=HEX2DEC([.B155])" office:value-type="float" office:value="165" calcext:value-type="float">
            <text:p>165</text:p>
          </table:table-cell>
          <table:table-cell table:formula="of:=HEX2BIN([.B155];8)" office:value-type="string" office:string-value="10100101" calcext:value-type="string">
            <text:p>10100101</text:p>
          </table:table-cell>
          <table:table-cell table:formula="of:=BITRSHIFT( BITAND([.C155];224); 5)" office:value-type="float" office:value="5" calcext:value-type="float">
            <text:p>5</text:p>
          </table:table-cell>
          <table:table-cell table:formula="of:=BITRSHIFT( BITAND([.C155];28); 2)" office:value-type="float" office:value="1" calcext:value-type="float">
            <text:p>1</text:p>
          </table:table-cell>
          <table:table-cell table:formula="of:=BITRSHIFT( BITAND([.C155];3); 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DEX([.$F$2:.$G$34];[.H155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b2</text:p>
          </table:table-cell>
          <table:table-cell table:formula="of:=HEX2DEC([.B156])" office:value-type="float" office:value="178" calcext:value-type="float">
            <text:p>178</text:p>
          </table:table-cell>
          <table:table-cell table:formula="of:=HEX2BIN([.B156];8)" office:value-type="string" office:string-value="10110010" calcext:value-type="string">
            <text:p>10110010</text:p>
          </table:table-cell>
          <table:table-cell table:formula="of:=BITRSHIFT( BITAND([.C156];224); 5)" office:value-type="float" office:value="5" calcext:value-type="float">
            <text:p>5</text:p>
          </table:table-cell>
          <table:table-cell table:formula="of:=BITRSHIFT( BITAND([.C156];28); 2)" office:value-type="float" office:value="4" calcext:value-type="float">
            <text:p>4</text:p>
          </table:table-cell>
          <table:table-cell table:formula="of:=BITRSHIFT( BITAND([.C156];3); 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F$2:.$G$34];[.H156];2)" office:value-type="string" office:string-value="DP indirect" calcext:value-type="string">
            <text:p>DP indirect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7</text:p>
          </table:table-cell>
          <table:table-cell table:formula="of:=HEX2DEC([.B157])" office:value-type="float" office:value="167" calcext:value-type="float">
            <text:p>167</text:p>
          </table:table-cell>
          <table:table-cell table:formula="of:=HEX2BIN([.B157];8)" office:value-type="string" office:string-value="10100111" calcext:value-type="string">
            <text:p>10100111</text:p>
          </table:table-cell>
          <table:table-cell table:formula="of:=BITRSHIFT( BITAND([.C157];224); 5)" office:value-type="float" office:value="5" calcext:value-type="float">
            <text:p>5</text:p>
          </table:table-cell>
          <table:table-cell table:formula="of:=BITRSHIFT( BITAND([.C157];28); 2)" office:value-type="float" office:value="1" calcext:value-type="float">
            <text:p>1</text:p>
          </table:table-cell>
          <table:table-cell table:formula="of:=BITRSHIFT( BITAND([.C157];3); 0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F$2:.$G$34];[.H157];2)" office:value-type="string" office:string-value="DP indirect long" calcext:value-type="string">
            <text:p>DP indirect long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bd</text:p>
          </table:table-cell>
          <table:table-cell table:formula="of:=HEX2DEC([.B158])" office:value-type="float" office:value="189" calcext:value-type="float">
            <text:p>189</text:p>
          </table:table-cell>
          <table:table-cell table:formula="of:=HEX2BIN([.B158];8)" office:value-type="string" office:string-value="10111101" calcext:value-type="string">
            <text:p>10111101</text:p>
          </table:table-cell>
          <table:table-cell table:formula="of:=BITRSHIFT( BITAND([.C158];224); 5)" office:value-type="float" office:value="5" calcext:value-type="float">
            <text:p>5</text:p>
          </table:table-cell>
          <table:table-cell table:formula="of:=BITRSHIFT( BITAND([.C158];28); 2)" office:value-type="float" office:value="7" calcext:value-type="float">
            <text:p>7</text:p>
          </table:table-cell>
          <table:table-cell table:formula="of:=BITRSHIFT( BITAND([.C158];3)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F$2:.$G$34];[.H158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bf</text:p>
          </table:table-cell>
          <table:table-cell table:formula="of:=HEX2DEC([.B159])" office:value-type="float" office:value="191" calcext:value-type="float">
            <text:p>191</text:p>
          </table:table-cell>
          <table:table-cell table:formula="of:=HEX2BIN([.B159];8)" office:value-type="string" office:string-value="10111111" calcext:value-type="string">
            <text:p>10111111</text:p>
          </table:table-cell>
          <table:table-cell table:formula="of:=BITRSHIFT( BITAND([.C159];224); 5)" office:value-type="float" office:value="5" calcext:value-type="float">
            <text:p>5</text:p>
          </table:table-cell>
          <table:table-cell table:formula="of:=BITRSHIFT( BITAND([.C159];28); 2)" office:value-type="float" office:value="7" calcext:value-type="float">
            <text:p>7</text:p>
          </table:table-cell>
          <table:table-cell table:formula="of:=BITRSHIFT( BITAND([.C159];3); 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NDEX([.$F$2:.$G$34];[.H159];2)" office:value-type="string" office:string-value="absolute long indexed x" calcext:value-type="string">
            <text:p>absolute long indexed x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b9</text:p>
          </table:table-cell>
          <table:table-cell table:formula="of:=HEX2DEC([.B160])" office:value-type="float" office:value="185" calcext:value-type="float">
            <text:p>185</text:p>
          </table:table-cell>
          <table:table-cell table:formula="of:=HEX2BIN([.B160];8)" office:value-type="string" office:string-value="10111001" calcext:value-type="string">
            <text:p>10111001</text:p>
          </table:table-cell>
          <table:table-cell table:formula="of:=BITRSHIFT( BITAND([.C160];224); 5)" office:value-type="float" office:value="5" calcext:value-type="float">
            <text:p>5</text:p>
          </table:table-cell>
          <table:table-cell table:formula="of:=BITRSHIFT( BITAND([.C160];28); 2)" office:value-type="float" office:value="6" calcext:value-type="float">
            <text:p>6</text:p>
          </table:table-cell>
          <table:table-cell table:formula="of:=BITRSHIFT( BITAND([.C160];3); 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F$2:.$G$34];[.H160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b5</text:p>
          </table:table-cell>
          <table:table-cell table:formula="of:=HEX2DEC([.B161])" office:value-type="float" office:value="181" calcext:value-type="float">
            <text:p>181</text:p>
          </table:table-cell>
          <table:table-cell table:formula="of:=HEX2BIN([.B161];8)" office:value-type="string" office:string-value="10110101" calcext:value-type="string">
            <text:p>10110101</text:p>
          </table:table-cell>
          <table:table-cell table:formula="of:=BITRSHIFT( BITAND([.C161];224); 5)" office:value-type="float" office:value="5" calcext:value-type="float">
            <text:p>5</text:p>
          </table:table-cell>
          <table:table-cell table:formula="of:=BITRSHIFT( BITAND([.C161];28); 2)" office:value-type="float" office:value="5" calcext:value-type="float">
            <text:p>5</text:p>
          </table:table-cell>
          <table:table-cell table:formula="of:=BITRSHIFT( BITAND([.C161];3); 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DEX([.$F$2:.$G$34];[.H161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1</text:p>
          </table:table-cell>
          <table:table-cell table:formula="of:=HEX2DEC([.B162])" office:value-type="float" office:value="161" calcext:value-type="float">
            <text:p>161</text:p>
          </table:table-cell>
          <table:table-cell table:formula="of:=HEX2BIN([.B162];8)" office:value-type="string" office:string-value="10100001" calcext:value-type="string">
            <text:p>10100001</text:p>
          </table:table-cell>
          <table:table-cell table:formula="of:=BITRSHIFT( BITAND([.C162];224); 5)" office:value-type="float" office:value="5" calcext:value-type="float">
            <text:p>5</text:p>
          </table:table-cell>
          <table:table-cell table:formula="of:=BITRSHIFT( BITAND([.C162];28); 2)" office:value-type="float" office:value="0" calcext:value-type="float">
            <text:p>0</text:p>
          </table:table-cell>
          <table:table-cell table:formula="of:=BITRSHIFT( BITAND([.C162];3)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F$2:.$G$34];[.H162];2)" office:value-type="string" office:string-value="DP indexed indirect x" calcext:value-type="string">
            <text:p>DP indexed indirect x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b1</text:p>
          </table:table-cell>
          <table:table-cell table:formula="of:=HEX2DEC([.B163])" office:value-type="float" office:value="177" calcext:value-type="float">
            <text:p>177</text:p>
          </table:table-cell>
          <table:table-cell table:formula="of:=HEX2BIN([.B163];8)" office:value-type="string" office:string-value="10110001" calcext:value-type="string">
            <text:p>10110001</text:p>
          </table:table-cell>
          <table:table-cell table:formula="of:=BITRSHIFT( BITAND([.C163];224); 5)" office:value-type="float" office:value="5" calcext:value-type="float">
            <text:p>5</text:p>
          </table:table-cell>
          <table:table-cell table:formula="of:=BITRSHIFT( BITAND([.C163];28); 2)" office:value-type="float" office:value="4" calcext:value-type="float">
            <text:p>4</text:p>
          </table:table-cell>
          <table:table-cell table:formula="of:=BITRSHIFT( BITAND([.C163];3); 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DEX([.$F$2:.$G$34];[.H163];2)" office:value-type="string" office:string-value="DP indirect indexed y" calcext:value-type="string">
            <text:p>DP indirect indexed y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b7</text:p>
          </table:table-cell>
          <table:table-cell table:formula="of:=HEX2DEC([.B164])" office:value-type="float" office:value="183" calcext:value-type="float">
            <text:p>183</text:p>
          </table:table-cell>
          <table:table-cell table:formula="of:=HEX2BIN([.B164];8)" office:value-type="string" office:string-value="10110111" calcext:value-type="string">
            <text:p>10110111</text:p>
          </table:table-cell>
          <table:table-cell table:formula="of:=BITRSHIFT( BITAND([.C164];224); 5)" office:value-type="float" office:value="5" calcext:value-type="float">
            <text:p>5</text:p>
          </table:table-cell>
          <table:table-cell table:formula="of:=BITRSHIFT( BITAND([.C164];28); 2)" office:value-type="float" office:value="5" calcext:value-type="float">
            <text:p>5</text:p>
          </table:table-cell>
          <table:table-cell table:formula="of:=BITRSHIFT( BITAND([.C164];3); 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NDEX([.$F$2:.$G$34];[.H164];2)" office:value-type="string" office:string-value="DP indirect long indexed y" calcext:value-type="string">
            <text:p>DP indirect long indexed y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3</text:p>
          </table:table-cell>
          <table:table-cell table:formula="of:=HEX2DEC([.B165])" office:value-type="float" office:value="163" calcext:value-type="float">
            <text:p>163</text:p>
          </table:table-cell>
          <table:table-cell table:formula="of:=HEX2BIN([.B165];8)" office:value-type="string" office:string-value="10100011" calcext:value-type="string">
            <text:p>10100011</text:p>
          </table:table-cell>
          <table:table-cell table:formula="of:=BITRSHIFT( BITAND([.C165];224); 5)" office:value-type="float" office:value="5" calcext:value-type="float">
            <text:p>5</text:p>
          </table:table-cell>
          <table:table-cell table:formula="of:=BITRSHIFT( BITAND([.C165];28); 2)" office:value-type="float" office:value="0" calcext:value-type="float">
            <text:p>0</text:p>
          </table:table-cell>
          <table:table-cell table:formula="of:=BITRSHIFT( BITAND([.C165];3); 0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NDEX([.$F$2:.$G$34];[.H165];2)" office:value-type="string" office:string-value="stack relative" calcext:value-type="string">
            <text:p>stack relative</text:p>
          </table:table-cell>
          <table:table-cell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b3</text:p>
          </table:table-cell>
          <table:table-cell table:formula="of:=HEX2DEC([.B166])" office:value-type="float" office:value="179" calcext:value-type="float">
            <text:p>179</text:p>
          </table:table-cell>
          <table:table-cell table:formula="of:=HEX2BIN([.B166];8)" office:value-type="string" office:string-value="10110011" calcext:value-type="string">
            <text:p>10110011</text:p>
          </table:table-cell>
          <table:table-cell table:formula="of:=BITRSHIFT( BITAND([.C166];224); 5)" office:value-type="float" office:value="5" calcext:value-type="float">
            <text:p>5</text:p>
          </table:table-cell>
          <table:table-cell table:formula="of:=BITRSHIFT( BITAND([.C166];28); 2)" office:value-type="float" office:value="4" calcext:value-type="float">
            <text:p>4</text:p>
          </table:table-cell>
          <table:table-cell table:formula="of:=BITRSHIFT( BITAND([.C166];3); 0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NDEX([.$F$2:.$G$34];[.H166];2)" office:value-type="string" office:string-value="stack relative indirect indexed y" calcext:value-type="string">
            <text:p>stack relative indirect indexed y</text:p>
          </table:table-cell>
          <table:table-cell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formula="of:=HEX2DEC([.B167])" office:value-type="float" office:value="162" calcext:value-type="float">
            <text:p>162</text:p>
          </table:table-cell>
          <table:table-cell table:formula="of:=HEX2BIN([.B167];8)" office:value-type="string" office:string-value="10100010" calcext:value-type="string">
            <text:p>10100010</text:p>
          </table:table-cell>
          <table:table-cell table:formula="of:=BITRSHIFT( BITAND([.C167];224); 5)" office:value-type="float" office:value="5" calcext:value-type="float">
            <text:p>5</text:p>
          </table:table-cell>
          <table:table-cell table:formula="of:=BITRSHIFT( BITAND([.C167];28); 2)" office:value-type="float" office:value="0" calcext:value-type="float">
            <text:p>0</text:p>
          </table:table-cell>
          <table:table-cell table:formula="of:=BITRSHIFT( BITAND([.C167];3); 0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INDEX([.$F$2:.$G$34];[.H167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ae</text:p>
          </table:table-cell>
          <table:table-cell table:formula="of:=HEX2DEC([.B168])" office:value-type="float" office:value="174" calcext:value-type="float">
            <text:p>174</text:p>
          </table:table-cell>
          <table:table-cell table:formula="of:=HEX2BIN([.B168];8)" office:value-type="string" office:string-value="10101110" calcext:value-type="string">
            <text:p>10101110</text:p>
          </table:table-cell>
          <table:table-cell table:formula="of:=BITRSHIFT( BITAND([.C168];224); 5)" office:value-type="float" office:value="5" calcext:value-type="float">
            <text:p>5</text:p>
          </table:table-cell>
          <table:table-cell table:formula="of:=BITRSHIFT( BITAND([.C168];28); 2)" office:value-type="float" office:value="3" calcext:value-type="float">
            <text:p>3</text:p>
          </table:table-cell>
          <table:table-cell table:formula="of:=BITRSHIFT( BITAND([.C168];3); 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F$2:.$G$34];[.H168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a6</text:p>
          </table:table-cell>
          <table:table-cell table:formula="of:=HEX2DEC([.B169])" office:value-type="float" office:value="166" calcext:value-type="float">
            <text:p>166</text:p>
          </table:table-cell>
          <table:table-cell table:formula="of:=HEX2BIN([.B169];8)" office:value-type="string" office:string-value="10100110" calcext:value-type="string">
            <text:p>10100110</text:p>
          </table:table-cell>
          <table:table-cell table:formula="of:=BITRSHIFT( BITAND([.C169];224); 5)" office:value-type="float" office:value="5" calcext:value-type="float">
            <text:p>5</text:p>
          </table:table-cell>
          <table:table-cell table:formula="of:=BITRSHIFT( BITAND([.C169];28); 2)" office:value-type="float" office:value="1" calcext:value-type="float">
            <text:p>1</text:p>
          </table:table-cell>
          <table:table-cell table:formula="of:=BITRSHIFT( BITAND([.C169];3); 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F$2:.$G$34];[.H169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be</text:p>
          </table:table-cell>
          <table:table-cell table:formula="of:=HEX2DEC([.B170])" office:value-type="float" office:value="190" calcext:value-type="float">
            <text:p>190</text:p>
          </table:table-cell>
          <table:table-cell table:formula="of:=HEX2BIN([.B170];8)" office:value-type="string" office:string-value="10111110" calcext:value-type="string">
            <text:p>10111110</text:p>
          </table:table-cell>
          <table:table-cell table:formula="of:=BITRSHIFT( BITAND([.C170];224); 5)" office:value-type="float" office:value="5" calcext:value-type="float">
            <text:p>5</text:p>
          </table:table-cell>
          <table:table-cell table:formula="of:=BITRSHIFT( BITAND([.C170];28); 2)" office:value-type="float" office:value="7" calcext:value-type="float">
            <text:p>7</text:p>
          </table:table-cell>
          <table:table-cell table:formula="of:=BITRSHIFT( BITAND([.C170];3); 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EX([.$F$2:.$G$34];[.H170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b6</text:p>
          </table:table-cell>
          <table:table-cell table:formula="of:=HEX2DEC([.B171])" office:value-type="float" office:value="182" calcext:value-type="float">
            <text:p>182</text:p>
          </table:table-cell>
          <table:table-cell table:formula="of:=HEX2BIN([.B171];8)" office:value-type="string" office:string-value="10110110" calcext:value-type="string">
            <text:p>10110110</text:p>
          </table:table-cell>
          <table:table-cell table:formula="of:=BITRSHIFT( BITAND([.C171];224); 5)" office:value-type="float" office:value="5" calcext:value-type="float">
            <text:p>5</text:p>
          </table:table-cell>
          <table:table-cell table:formula="of:=BITRSHIFT( BITAND([.C171];28); 2)" office:value-type="float" office:value="5" calcext:value-type="float">
            <text:p>5</text:p>
          </table:table-cell>
          <table:table-cell table:formula="of:=BITRSHIFT( BITAND([.C171];3); 0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NDEX([.$F$2:.$G$34];[.H171];2)" office:value-type="string" office:string-value="DP indexed y" calcext:value-type="string">
            <text:p>DP indexed y</text:p>
          </table:table-cell>
          <table:table-cell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formula="of:=HEX2DEC([.B172])" office:value-type="float" office:value="160" calcext:value-type="float">
            <text:p>160</text:p>
          </table:table-cell>
          <table:table-cell table:formula="of:=HEX2BIN([.B172];8)" office:value-type="string" office:string-value="10100000" calcext:value-type="string">
            <text:p>10100000</text:p>
          </table:table-cell>
          <table:table-cell table:formula="of:=BITRSHIFT( BITAND([.C172];224); 5)" office:value-type="float" office:value="5" calcext:value-type="float">
            <text:p>5</text:p>
          </table:table-cell>
          <table:table-cell table:formula="of:=BITRSHIFT( BITAND([.C172];28); 2)" office:value-type="float" office:value="0" calcext:value-type="float">
            <text:p>0</text:p>
          </table:table-cell>
          <table:table-cell table:formula="of:=BITRSHIFT( BITAND([.C172];3)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NDEX([.$F$2:.$G$34];[.H172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ac</text:p>
          </table:table-cell>
          <table:table-cell table:formula="of:=HEX2DEC([.B173])" office:value-type="float" office:value="172" calcext:value-type="float">
            <text:p>172</text:p>
          </table:table-cell>
          <table:table-cell table:formula="of:=HEX2BIN([.B173];8)" office:value-type="string" office:string-value="10101100" calcext:value-type="string">
            <text:p>10101100</text:p>
          </table:table-cell>
          <table:table-cell table:formula="of:=BITRSHIFT( BITAND([.C173];224); 5)" office:value-type="float" office:value="5" calcext:value-type="float">
            <text:p>5</text:p>
          </table:table-cell>
          <table:table-cell table:formula="of:=BITRSHIFT( BITAND([.C173];28); 2)" office:value-type="float" office:value="3" calcext:value-type="float">
            <text:p>3</text:p>
          </table:table-cell>
          <table:table-cell table:formula="of:=BITRSHIFT( BITAND([.C173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173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a4</text:p>
          </table:table-cell>
          <table:table-cell table:formula="of:=HEX2DEC([.B174])" office:value-type="float" office:value="164" calcext:value-type="float">
            <text:p>164</text:p>
          </table:table-cell>
          <table:table-cell table:formula="of:=HEX2BIN([.B174];8)" office:value-type="string" office:string-value="10100100" calcext:value-type="string">
            <text:p>10100100</text:p>
          </table:table-cell>
          <table:table-cell table:formula="of:=BITRSHIFT( BITAND([.C174];224); 5)" office:value-type="float" office:value="5" calcext:value-type="float">
            <text:p>5</text:p>
          </table:table-cell>
          <table:table-cell table:formula="of:=BITRSHIFT( BITAND([.C174];28); 2)" office:value-type="float" office:value="1" calcext:value-type="float">
            <text:p>1</text:p>
          </table:table-cell>
          <table:table-cell table:formula="of:=BITRSHIFT( BITAND([.C174];3); 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F$2:.$G$34];[.H174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bc</text:p>
          </table:table-cell>
          <table:table-cell table:formula="of:=HEX2DEC([.B175])" office:value-type="float" office:value="188" calcext:value-type="float">
            <text:p>188</text:p>
          </table:table-cell>
          <table:table-cell table:formula="of:=HEX2BIN([.B175];8)" office:value-type="string" office:string-value="10111100" calcext:value-type="string">
            <text:p>10111100</text:p>
          </table:table-cell>
          <table:table-cell table:formula="of:=BITRSHIFT( BITAND([.C175];224); 5)" office:value-type="float" office:value="5" calcext:value-type="float">
            <text:p>5</text:p>
          </table:table-cell>
          <table:table-cell table:formula="of:=BITRSHIFT( BITAND([.C175];28); 2)" office:value-type="float" office:value="7" calcext:value-type="float">
            <text:p>7</text:p>
          </table:table-cell>
          <table:table-cell table:formula="of:=BITRSHIFT( BITAND([.C175];3); 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DEX([.$F$2:.$G$34];[.H175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b4</text:p>
          </table:table-cell>
          <table:table-cell table:formula="of:=HEX2DEC([.B176])" office:value-type="float" office:value="180" calcext:value-type="float">
            <text:p>180</text:p>
          </table:table-cell>
          <table:table-cell table:formula="of:=HEX2BIN([.B176];8)" office:value-type="string" office:string-value="10110100" calcext:value-type="string">
            <text:p>10110100</text:p>
          </table:table-cell>
          <table:table-cell table:formula="of:=BITRSHIFT( BITAND([.C176];224); 5)" office:value-type="float" office:value="5" calcext:value-type="float">
            <text:p>5</text:p>
          </table:table-cell>
          <table:table-cell table:formula="of:=BITRSHIFT( BITAND([.C176];28); 2)" office:value-type="float" office:value="5" calcext:value-type="float">
            <text:p>5</text:p>
          </table:table-cell>
          <table:table-cell table:formula="of:=BITRSHIFT( BITAND([.C176];3); 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NDEX([.$F$2:.$G$34];[.H176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formula="of:=HEX2DEC([.B177])" office:value-type="float" office:value="74" calcext:value-type="float">
            <text:p>74</text:p>
          </table:table-cell>
          <table:table-cell table:formula="of:=HEX2BIN([.B177];8)" office:value-type="string" office:string-value="01001010" calcext:value-type="string">
            <text:p>01001010</text:p>
          </table:table-cell>
          <table:table-cell table:formula="of:=BITRSHIFT( BITAND([.C177];224); 5)" office:value-type="float" office:value="2" calcext:value-type="float">
            <text:p>2</text:p>
          </table:table-cell>
          <table:table-cell table:formula="of:=BITRSHIFT( BITAND([.C177];28); 2)" office:value-type="float" office:value="2" calcext:value-type="float">
            <text:p>2</text:p>
          </table:table-cell>
          <table:table-cell table:formula="of:=BITRSHIFT( BITAND([.C177];3); 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DEX([.$F$2:.$G$34];[.H177];2)" office:value-type="string" office:string-value="accumulator" calcext:value-type="string">
            <text:p>accumulator</text:p>
          </table:table-cell>
          <table:table-cell/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4e</text:p>
          </table:table-cell>
          <table:table-cell table:formula="of:=HEX2DEC([.B178])" office:value-type="float" office:value="78" calcext:value-type="float">
            <text:p>78</text:p>
          </table:table-cell>
          <table:table-cell table:formula="of:=HEX2BIN([.B178];8)" office:value-type="string" office:string-value="01001110" calcext:value-type="string">
            <text:p>01001110</text:p>
          </table:table-cell>
          <table:table-cell table:formula="of:=BITRSHIFT( BITAND([.C178];224); 5)" office:value-type="float" office:value="2" calcext:value-type="float">
            <text:p>2</text:p>
          </table:table-cell>
          <table:table-cell table:formula="of:=BITRSHIFT( BITAND([.C178];28); 2)" office:value-type="float" office:value="3" calcext:value-type="float">
            <text:p>3</text:p>
          </table:table-cell>
          <table:table-cell table:formula="of:=BITRSHIFT( BITAND([.C178];3); 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F$2:.$G$34];[.H178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46" calcext:value-type="float">
            <text:p>46</text:p>
          </table:table-cell>
          <table:table-cell table:formula="of:=HEX2DEC([.B179])" office:value-type="float" office:value="70" calcext:value-type="float">
            <text:p>70</text:p>
          </table:table-cell>
          <table:table-cell table:formula="of:=HEX2BIN([.B179];8)" office:value-type="string" office:string-value="01000110" calcext:value-type="string">
            <text:p>01000110</text:p>
          </table:table-cell>
          <table:table-cell table:formula="of:=BITRSHIFT( BITAND([.C179];224); 5)" office:value-type="float" office:value="2" calcext:value-type="float">
            <text:p>2</text:p>
          </table:table-cell>
          <table:table-cell table:formula="of:=BITRSHIFT( BITAND([.C179];28); 2)" office:value-type="float" office:value="1" calcext:value-type="float">
            <text:p>1</text:p>
          </table:table-cell>
          <table:table-cell table:formula="of:=BITRSHIFT( BITAND([.C179];3); 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F$2:.$G$34];[.H179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5e</text:p>
          </table:table-cell>
          <table:table-cell table:formula="of:=HEX2DEC([.B180])" office:value-type="float" office:value="94" calcext:value-type="float">
            <text:p>94</text:p>
          </table:table-cell>
          <table:table-cell table:formula="of:=HEX2BIN([.B180];8)" office:value-type="string" office:string-value="01011110" calcext:value-type="string">
            <text:p>01011110</text:p>
          </table:table-cell>
          <table:table-cell table:formula="of:=BITRSHIFT( BITAND([.C180];224); 5)" office:value-type="float" office:value="2" calcext:value-type="float">
            <text:p>2</text:p>
          </table:table-cell>
          <table:table-cell table:formula="of:=BITRSHIFT( BITAND([.C180];28); 2)" office:value-type="float" office:value="7" calcext:value-type="float">
            <text:p>7</text:p>
          </table:table-cell>
          <table:table-cell table:formula="of:=BITRSHIFT( BITAND([.C180];3)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$F$2:.$G$34];[.H180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56" calcext:value-type="float">
            <text:p>56</text:p>
          </table:table-cell>
          <table:table-cell table:formula="of:=HEX2DEC([.B181])" office:value-type="float" office:value="86" calcext:value-type="float">
            <text:p>86</text:p>
          </table:table-cell>
          <table:table-cell table:formula="of:=HEX2BIN([.B181];8)" office:value-type="string" office:string-value="01010110" calcext:value-type="string">
            <text:p>01010110</text:p>
          </table:table-cell>
          <table:table-cell table:formula="of:=BITRSHIFT( BITAND([.C181];224); 5)" office:value-type="float" office:value="2" calcext:value-type="float">
            <text:p>2</text:p>
          </table:table-cell>
          <table:table-cell table:formula="of:=BITRSHIFT( BITAND([.C181];28); 2)" office:value-type="float" office:value="5" calcext:value-type="float">
            <text:p>5</text:p>
          </table:table-cell>
          <table:table-cell table:formula="of:=BITRSHIFT( BITAND([.C181];3); 0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NDEX([.$F$2:.$G$34];[.H181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MVN</text:p>
          </table:table-cell>
          <table:table-cell office:value-type="float" office:value="54" calcext:value-type="float">
            <text:p>54</text:p>
          </table:table-cell>
          <table:table-cell table:formula="of:=HEX2DEC([.B182])" office:value-type="float" office:value="84" calcext:value-type="float">
            <text:p>84</text:p>
          </table:table-cell>
          <table:table-cell table:formula="of:=HEX2BIN([.B182];8)" office:value-type="string" office:string-value="01010100" calcext:value-type="string">
            <text:p>01010100</text:p>
          </table:table-cell>
          <table:table-cell table:formula="of:=BITRSHIFT( BITAND([.C182];224); 5)" office:value-type="float" office:value="2" calcext:value-type="float">
            <text:p>2</text:p>
          </table:table-cell>
          <table:table-cell table:formula="of:=BITRSHIFT( BITAND([.C182];28); 2)" office:value-type="float" office:value="5" calcext:value-type="float">
            <text:p>5</text:p>
          </table:table-cell>
          <table:table-cell table:formula="of:=BITRSHIFT( BITAND([.C182];3)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NDEX([.$F$2:.$G$34];[.H182];2)" office:value-type="string" office:string-value="block move" calcext:value-type="string">
            <text:p>block move</text:p>
          </table:table-cell>
          <table:table-cell/>
        </table:table-row>
        <table:table-row table:style-name="ro1">
          <table:table-cell office:value-type="string" calcext:value-type="string">
            <text:p>MVP</text:p>
          </table:table-cell>
          <table:table-cell office:value-type="float" office:value="44" calcext:value-type="float">
            <text:p>44</text:p>
          </table:table-cell>
          <table:table-cell table:formula="of:=HEX2DEC([.B183])" office:value-type="float" office:value="68" calcext:value-type="float">
            <text:p>68</text:p>
          </table:table-cell>
          <table:table-cell table:formula="of:=HEX2BIN([.B183];8)" office:value-type="string" office:string-value="01000100" calcext:value-type="string">
            <text:p>01000100</text:p>
          </table:table-cell>
          <table:table-cell table:formula="of:=BITRSHIFT( BITAND([.C183];224); 5)" office:value-type="float" office:value="2" calcext:value-type="float">
            <text:p>2</text:p>
          </table:table-cell>
          <table:table-cell table:formula="of:=BITRSHIFT( BITAND([.C183];28); 2)" office:value-type="float" office:value="1" calcext:value-type="float">
            <text:p>1</text:p>
          </table:table-cell>
          <table:table-cell table:formula="of:=BITRSHIFT( BITAND([.C183];3)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NDEX([.$F$2:.$G$34];[.H183];2)" office:value-type="string" office:string-value="block move" calcext:value-type="string">
            <text:p>block move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formula="of:=HEX2DEC([.B184])" office:value-type="float" office:value="234" calcext:value-type="float">
            <text:p>234</text:p>
          </table:table-cell>
          <table:table-cell table:formula="of:=HEX2BIN([.B184];8)" office:value-type="string" office:string-value="11101010" calcext:value-type="string">
            <text:p>11101010</text:p>
          </table:table-cell>
          <table:table-cell table:formula="of:=BITRSHIFT( BITAND([.C184];224); 5)" office:value-type="float" office:value="7" calcext:value-type="float">
            <text:p>7</text:p>
          </table:table-cell>
          <table:table-cell table:formula="of:=BITRSHIFT( BITAND([.C184];28); 2)" office:value-type="float" office:value="2" calcext:value-type="float">
            <text:p>2</text:p>
          </table:table-cell>
          <table:table-cell table:formula="of:=BITRSHIFT( BITAND([.C184];3); 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NDEX([.$F$2:.$G$34];[.H184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9" calcext:value-type="float">
            <text:p>9</text:p>
          </table:table-cell>
          <table:table-cell table:formula="of:=HEX2DEC([.B185])" office:value-type="float" office:value="9" calcext:value-type="float">
            <text:p>9</text:p>
          </table:table-cell>
          <table:table-cell table:formula="of:=HEX2BIN([.B185];8)" office:value-type="string" office:string-value="00001001" calcext:value-type="string">
            <text:p>00001001</text:p>
          </table:table-cell>
          <table:table-cell table:formula="of:=BITRSHIFT( BITAND([.C185];224); 5)" office:value-type="float" office:value="0" calcext:value-type="float">
            <text:p>0</text:p>
          </table:table-cell>
          <table:table-cell table:formula="of:=BITRSHIFT( BITAND([.C185];28); 2)" office:value-type="float" office:value="2" calcext:value-type="float">
            <text:p>2</text:p>
          </table:table-cell>
          <table:table-cell table:formula="of:=BITRSHIFT( BITAND([.C185];3)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NDEX([.$F$2:.$G$34];[.H185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0d</text:p>
          </table:table-cell>
          <table:table-cell table:formula="of:=HEX2DEC([.B186])" office:value-type="float" office:value="13" calcext:value-type="float">
            <text:p>13</text:p>
          </table:table-cell>
          <table:table-cell table:formula="of:=HEX2BIN([.B186];8)" office:value-type="string" office:string-value="00001101" calcext:value-type="string">
            <text:p>00001101</text:p>
          </table:table-cell>
          <table:table-cell table:formula="of:=BITRSHIFT( BITAND([.C186];224); 5)" office:value-type="float" office:value="0" calcext:value-type="float">
            <text:p>0</text:p>
          </table:table-cell>
          <table:table-cell table:formula="of:=BITRSHIFT( BITAND([.C186];28); 2)" office:value-type="float" office:value="3" calcext:value-type="float">
            <text:p>3</text:p>
          </table:table-cell>
          <table:table-cell table:formula="of:=BITRSHIFT( BITAND([.C186];3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NDEX([.$F$2:.$G$34];[.H186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0f</text:p>
          </table:table-cell>
          <table:table-cell table:formula="of:=HEX2DEC([.B187])" office:value-type="float" office:value="15" calcext:value-type="float">
            <text:p>15</text:p>
          </table:table-cell>
          <table:table-cell table:formula="of:=HEX2BIN([.B187];8)" office:value-type="string" office:string-value="00001111" calcext:value-type="string">
            <text:p>00001111</text:p>
          </table:table-cell>
          <table:table-cell table:formula="of:=BITRSHIFT( BITAND([.C187];224); 5)" office:value-type="float" office:value="0" calcext:value-type="float">
            <text:p>0</text:p>
          </table:table-cell>
          <table:table-cell table:formula="of:=BITRSHIFT( BITAND([.C187];28); 2)" office:value-type="float" office:value="3" calcext:value-type="float">
            <text:p>3</text:p>
          </table:table-cell>
          <table:table-cell table:formula="of:=BITRSHIFT( BITAND([.C187];3); 0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F$2:.$G$34];[.H187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5" calcext:value-type="float">
            <text:p>5</text:p>
          </table:table-cell>
          <table:table-cell table:formula="of:=HEX2DEC([.B188])" office:value-type="float" office:value="5" calcext:value-type="float">
            <text:p>5</text:p>
          </table:table-cell>
          <table:table-cell table:formula="of:=HEX2BIN([.B188];8)" office:value-type="string" office:string-value="00000101" calcext:value-type="string">
            <text:p>00000101</text:p>
          </table:table-cell>
          <table:table-cell table:formula="of:=BITRSHIFT( BITAND([.C188];224); 5)" office:value-type="float" office:value="0" calcext:value-type="float">
            <text:p>0</text:p>
          </table:table-cell>
          <table:table-cell table:formula="of:=BITRSHIFT( BITAND([.C188];28); 2)" office:value-type="float" office:value="1" calcext:value-type="float">
            <text:p>1</text:p>
          </table:table-cell>
          <table:table-cell table:formula="of:=BITRSHIFT( BITAND([.C188];3); 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DEX([.$F$2:.$G$34];[.H188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12" calcext:value-type="float">
            <text:p>12</text:p>
          </table:table-cell>
          <table:table-cell table:formula="of:=HEX2DEC([.B189])" office:value-type="float" office:value="18" calcext:value-type="float">
            <text:p>18</text:p>
          </table:table-cell>
          <table:table-cell table:formula="of:=HEX2BIN([.B189];8)" office:value-type="string" office:string-value="00010010" calcext:value-type="string">
            <text:p>00010010</text:p>
          </table:table-cell>
          <table:table-cell table:formula="of:=BITRSHIFT( BITAND([.C189];224); 5)" office:value-type="float" office:value="0" calcext:value-type="float">
            <text:p>0</text:p>
          </table:table-cell>
          <table:table-cell table:formula="of:=BITRSHIFT( BITAND([.C189];28); 2)" office:value-type="float" office:value="4" calcext:value-type="float">
            <text:p>4</text:p>
          </table:table-cell>
          <table:table-cell table:formula="of:=BITRSHIFT( BITAND([.C189];3); 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F$2:.$G$34];[.H189];2)" office:value-type="string" office:string-value="DP indirect" calcext:value-type="string">
            <text:p>DP indirect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7" calcext:value-type="float">
            <text:p>7</text:p>
          </table:table-cell>
          <table:table-cell table:formula="of:=HEX2DEC([.B190])" office:value-type="float" office:value="7" calcext:value-type="float">
            <text:p>7</text:p>
          </table:table-cell>
          <table:table-cell table:formula="of:=HEX2BIN([.B190];8)" office:value-type="string" office:string-value="00000111" calcext:value-type="string">
            <text:p>00000111</text:p>
          </table:table-cell>
          <table:table-cell table:formula="of:=BITRSHIFT( BITAND([.C190];224); 5)" office:value-type="float" office:value="0" calcext:value-type="float">
            <text:p>0</text:p>
          </table:table-cell>
          <table:table-cell table:formula="of:=BITRSHIFT( BITAND([.C190];28); 2)" office:value-type="float" office:value="1" calcext:value-type="float">
            <text:p>1</text:p>
          </table:table-cell>
          <table:table-cell table:formula="of:=BITRSHIFT( BITAND([.C190];3); 0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F$2:.$G$34];[.H190];2)" office:value-type="string" office:string-value="DP indirect long" calcext:value-type="string">
            <text:p>DP indirect long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1d</text:p>
          </table:table-cell>
          <table:table-cell table:formula="of:=HEX2DEC([.B191])" office:value-type="float" office:value="29" calcext:value-type="float">
            <text:p>29</text:p>
          </table:table-cell>
          <table:table-cell table:formula="of:=HEX2BIN([.B191];8)" office:value-type="string" office:string-value="00011101" calcext:value-type="string">
            <text:p>00011101</text:p>
          </table:table-cell>
          <table:table-cell table:formula="of:=BITRSHIFT( BITAND([.C191];224); 5)" office:value-type="float" office:value="0" calcext:value-type="float">
            <text:p>0</text:p>
          </table:table-cell>
          <table:table-cell table:formula="of:=BITRSHIFT( BITAND([.C191];28); 2)" office:value-type="float" office:value="7" calcext:value-type="float">
            <text:p>7</text:p>
          </table:table-cell>
          <table:table-cell table:formula="of:=BITRSHIFT( BITAND([.C191];3)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F$2:.$G$34];[.H191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1f</text:p>
          </table:table-cell>
          <table:table-cell table:formula="of:=HEX2DEC([.B192])" office:value-type="float" office:value="31" calcext:value-type="float">
            <text:p>31</text:p>
          </table:table-cell>
          <table:table-cell table:formula="of:=HEX2BIN([.B192];8)" office:value-type="string" office:string-value="00011111" calcext:value-type="string">
            <text:p>00011111</text:p>
          </table:table-cell>
          <table:table-cell table:formula="of:=BITRSHIFT( BITAND([.C192];224); 5)" office:value-type="float" office:value="0" calcext:value-type="float">
            <text:p>0</text:p>
          </table:table-cell>
          <table:table-cell table:formula="of:=BITRSHIFT( BITAND([.C192];28); 2)" office:value-type="float" office:value="7" calcext:value-type="float">
            <text:p>7</text:p>
          </table:table-cell>
          <table:table-cell table:formula="of:=BITRSHIFT( BITAND([.C192];3); 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NDEX([.$F$2:.$G$34];[.H192];2)" office:value-type="string" office:string-value="absolute long indexed x" calcext:value-type="string">
            <text:p>absolute long indexed x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19" calcext:value-type="float">
            <text:p>19</text:p>
          </table:table-cell>
          <table:table-cell table:formula="of:=HEX2DEC([.B193])" office:value-type="float" office:value="25" calcext:value-type="float">
            <text:p>25</text:p>
          </table:table-cell>
          <table:table-cell table:formula="of:=HEX2BIN([.B193];8)" office:value-type="string" office:string-value="00011001" calcext:value-type="string">
            <text:p>00011001</text:p>
          </table:table-cell>
          <table:table-cell table:formula="of:=BITRSHIFT( BITAND([.C193];224); 5)" office:value-type="float" office:value="0" calcext:value-type="float">
            <text:p>0</text:p>
          </table:table-cell>
          <table:table-cell table:formula="of:=BITRSHIFT( BITAND([.C193];28); 2)" office:value-type="float" office:value="6" calcext:value-type="float">
            <text:p>6</text:p>
          </table:table-cell>
          <table:table-cell table:formula="of:=BITRSHIFT( BITAND([.C193];3); 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F$2:.$G$34];[.H193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15" calcext:value-type="float">
            <text:p>15</text:p>
          </table:table-cell>
          <table:table-cell table:formula="of:=HEX2DEC([.B194])" office:value-type="float" office:value="21" calcext:value-type="float">
            <text:p>21</text:p>
          </table:table-cell>
          <table:table-cell table:formula="of:=HEX2BIN([.B194];8)" office:value-type="string" office:string-value="00010101" calcext:value-type="string">
            <text:p>00010101</text:p>
          </table:table-cell>
          <table:table-cell table:formula="of:=BITRSHIFT( BITAND([.C194];224); 5)" office:value-type="float" office:value="0" calcext:value-type="float">
            <text:p>0</text:p>
          </table:table-cell>
          <table:table-cell table:formula="of:=BITRSHIFT( BITAND([.C194];28); 2)" office:value-type="float" office:value="5" calcext:value-type="float">
            <text:p>5</text:p>
          </table:table-cell>
          <table:table-cell table:formula="of:=BITRSHIFT( BITAND([.C194];3); 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DEX([.$F$2:.$G$34];[.H194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formula="of:=HEX2DEC([.B195])" office:value-type="float" office:value="1" calcext:value-type="float">
            <text:p>1</text:p>
          </table:table-cell>
          <table:table-cell table:formula="of:=HEX2BIN([.B195];8)" office:value-type="string" office:string-value="00000001" calcext:value-type="string">
            <text:p>00000001</text:p>
          </table:table-cell>
          <table:table-cell table:formula="of:=BITRSHIFT( BITAND([.C195];224); 5)" office:value-type="float" office:value="0" calcext:value-type="float">
            <text:p>0</text:p>
          </table:table-cell>
          <table:table-cell table:formula="of:=BITRSHIFT( BITAND([.C195];28); 2)" office:value-type="float" office:value="0" calcext:value-type="float">
            <text:p>0</text:p>
          </table:table-cell>
          <table:table-cell table:formula="of:=BITRSHIFT( BITAND([.C195];3)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F$2:.$G$34];[.H195];2)" office:value-type="string" office:string-value="DP indexed indirect x" calcext:value-type="string">
            <text:p>DP indexed indirect x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11" calcext:value-type="float">
            <text:p>11</text:p>
          </table:table-cell>
          <table:table-cell table:formula="of:=HEX2DEC([.B196])" office:value-type="float" office:value="17" calcext:value-type="float">
            <text:p>17</text:p>
          </table:table-cell>
          <table:table-cell table:formula="of:=HEX2BIN([.B196];8)" office:value-type="string" office:string-value="00010001" calcext:value-type="string">
            <text:p>00010001</text:p>
          </table:table-cell>
          <table:table-cell table:formula="of:=BITRSHIFT( BITAND([.C196];224); 5)" office:value-type="float" office:value="0" calcext:value-type="float">
            <text:p>0</text:p>
          </table:table-cell>
          <table:table-cell table:formula="of:=BITRSHIFT( BITAND([.C196];28); 2)" office:value-type="float" office:value="4" calcext:value-type="float">
            <text:p>4</text:p>
          </table:table-cell>
          <table:table-cell table:formula="of:=BITRSHIFT( BITAND([.C196];3); 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DEX([.$F$2:.$G$34];[.H196];2)" office:value-type="string" office:string-value="DP indirect indexed y" calcext:value-type="string">
            <text:p>DP indirect indexed y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17" calcext:value-type="float">
            <text:p>17</text:p>
          </table:table-cell>
          <table:table-cell table:formula="of:=HEX2DEC([.B197])" office:value-type="float" office:value="23" calcext:value-type="float">
            <text:p>23</text:p>
          </table:table-cell>
          <table:table-cell table:formula="of:=HEX2BIN([.B197];8)" office:value-type="string" office:string-value="00010111" calcext:value-type="string">
            <text:p>00010111</text:p>
          </table:table-cell>
          <table:table-cell table:formula="of:=BITRSHIFT( BITAND([.C197];224); 5)" office:value-type="float" office:value="0" calcext:value-type="float">
            <text:p>0</text:p>
          </table:table-cell>
          <table:table-cell table:formula="of:=BITRSHIFT( BITAND([.C197];28); 2)" office:value-type="float" office:value="5" calcext:value-type="float">
            <text:p>5</text:p>
          </table:table-cell>
          <table:table-cell table:formula="of:=BITRSHIFT( BITAND([.C197];3); 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NDEX([.$F$2:.$G$34];[.H197];2)" office:value-type="string" office:string-value="DP indirect long indexed y" calcext:value-type="string">
            <text:p>DP indirect long indexed y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3" calcext:value-type="float">
            <text:p>3</text:p>
          </table:table-cell>
          <table:table-cell table:formula="of:=HEX2DEC([.B198])" office:value-type="float" office:value="3" calcext:value-type="float">
            <text:p>3</text:p>
          </table:table-cell>
          <table:table-cell table:formula="of:=HEX2BIN([.B198];8)" office:value-type="string" office:string-value="00000011" calcext:value-type="string">
            <text:p>00000011</text:p>
          </table:table-cell>
          <table:table-cell table:formula="of:=BITRSHIFT( BITAND([.C198];224); 5)" office:value-type="float" office:value="0" calcext:value-type="float">
            <text:p>0</text:p>
          </table:table-cell>
          <table:table-cell table:formula="of:=BITRSHIFT( BITAND([.C198];28); 2)" office:value-type="float" office:value="0" calcext:value-type="float">
            <text:p>0</text:p>
          </table:table-cell>
          <table:table-cell table:formula="of:=BITRSHIFT( BITAND([.C198];3); 0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NDEX([.$F$2:.$G$34];[.H198];2)" office:value-type="string" office:string-value="stack relative" calcext:value-type="string">
            <text:p>stack relative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13" calcext:value-type="float">
            <text:p>13</text:p>
          </table:table-cell>
          <table:table-cell table:formula="of:=HEX2DEC([.B199])" office:value-type="float" office:value="19" calcext:value-type="float">
            <text:p>19</text:p>
          </table:table-cell>
          <table:table-cell table:formula="of:=HEX2BIN([.B199];8)" office:value-type="string" office:string-value="00010011" calcext:value-type="string">
            <text:p>00010011</text:p>
          </table:table-cell>
          <table:table-cell table:formula="of:=BITRSHIFT( BITAND([.C199];224); 5)" office:value-type="float" office:value="0" calcext:value-type="float">
            <text:p>0</text:p>
          </table:table-cell>
          <table:table-cell table:formula="of:=BITRSHIFT( BITAND([.C199];28); 2)" office:value-type="float" office:value="4" calcext:value-type="float">
            <text:p>4</text:p>
          </table:table-cell>
          <table:table-cell table:formula="of:=BITRSHIFT( BITAND([.C199];3); 0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NDEX([.$F$2:.$G$34];[.H199];2)" office:value-type="string" office:string-value="stack relative indirect indexed y" calcext:value-type="string">
            <text:p>stack relative indirect indexed y</text:p>
          </table:table-cell>
          <table:table-cell/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f4</text:p>
          </table:table-cell>
          <table:table-cell table:formula="of:=HEX2DEC([.B200])" office:value-type="float" office:value="244" calcext:value-type="float">
            <text:p>244</text:p>
          </table:table-cell>
          <table:table-cell table:formula="of:=HEX2BIN([.B200];8)" office:value-type="string" office:string-value="11110100" calcext:value-type="string">
            <text:p>11110100</text:p>
          </table:table-cell>
          <table:table-cell table:formula="of:=BITRSHIFT( BITAND([.C200];224); 5)" office:value-type="float" office:value="7" calcext:value-type="float">
            <text:p>7</text:p>
          </table:table-cell>
          <table:table-cell table:formula="of:=BITRSHIFT( BITAND([.C200];28); 2)" office:value-type="float" office:value="5" calcext:value-type="float">
            <text:p>5</text:p>
          </table:table-cell>
          <table:table-cell table:formula="of:=BITRSHIFT( BITAND([.C200];3); 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NDEX([.$F$2:.$G$34];[.H200];2)" office:value-type="string" office:string-value="stack absolute" calcext:value-type="string">
            <text:p>stack absolute</text:p>
          </table:table-cell>
          <table:table-cell/>
        </table:table-row>
        <table:table-row table:style-name="ro1">
          <table:table-cell office:value-type="string" calcext:value-type="string">
            <text:p>PEI</text:p>
          </table:table-cell>
          <table:table-cell office:value-type="string" calcext:value-type="string">
            <text:p>d4</text:p>
          </table:table-cell>
          <table:table-cell table:formula="of:=HEX2DEC([.B201])" office:value-type="float" office:value="212" calcext:value-type="float">
            <text:p>212</text:p>
          </table:table-cell>
          <table:table-cell table:formula="of:=HEX2BIN([.B201];8)" office:value-type="string" office:string-value="11010100" calcext:value-type="string">
            <text:p>11010100</text:p>
          </table:table-cell>
          <table:table-cell table:formula="of:=BITRSHIFT( BITAND([.C201];224); 5)" office:value-type="float" office:value="6" calcext:value-type="float">
            <text:p>6</text:p>
          </table:table-cell>
          <table:table-cell table:formula="of:=BITRSHIFT( BITAND([.C201];28); 2)" office:value-type="float" office:value="5" calcext:value-type="float">
            <text:p>5</text:p>
          </table:table-cell>
          <table:table-cell table:formula="of:=BITRSHIFT( BITAND([.C201];3); 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NDEX([.$F$2:.$G$34];[.H201];2)" office:value-type="string" office:string-value="stack DP indirect" calcext:value-type="string">
            <text:p>stack DP indirect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62" calcext:value-type="float">
            <text:p>62</text:p>
          </table:table-cell>
          <table:table-cell table:formula="of:=HEX2DEC([.B202])" office:value-type="float" office:value="98" calcext:value-type="float">
            <text:p>98</text:p>
          </table:table-cell>
          <table:table-cell table:formula="of:=HEX2BIN([.B202];8)" office:value-type="string" office:string-value="01100010" calcext:value-type="string">
            <text:p>01100010</text:p>
          </table:table-cell>
          <table:table-cell table:formula="of:=BITRSHIFT( BITAND([.C202];224); 5)" office:value-type="float" office:value="3" calcext:value-type="float">
            <text:p>3</text:p>
          </table:table-cell>
          <table:table-cell table:formula="of:=BITRSHIFT( BITAND([.C202];28); 2)" office:value-type="float" office:value="0" calcext:value-type="float">
            <text:p>0</text:p>
          </table:table-cell>
          <table:table-cell table:formula="of:=BITRSHIFT( BITAND([.C202];3); 0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NDEX([.$F$2:.$G$34];[.H202];2)" office:value-type="string" office:string-value="stack PC relative long" calcext:value-type="string">
            <text:p>stack PC relative long</text:p>
          </table:table-cell>
          <table:table-cell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48" calcext:value-type="float">
            <text:p>48</text:p>
          </table:table-cell>
          <table:table-cell table:formula="of:=HEX2DEC([.B203])" office:value-type="float" office:value="72" calcext:value-type="float">
            <text:p>72</text:p>
          </table:table-cell>
          <table:table-cell table:formula="of:=HEX2BIN([.B203];8)" office:value-type="string" office:string-value="01001000" calcext:value-type="string">
            <text:p>01001000</text:p>
          </table:table-cell>
          <table:table-cell table:formula="of:=BITRSHIFT( BITAND([.C203];224); 5)" office:value-type="float" office:value="2" calcext:value-type="float">
            <text:p>2</text:p>
          </table:table-cell>
          <table:table-cell table:formula="of:=BITRSHIFT( BITAND([.C203];28); 2)" office:value-type="float" office:value="2" calcext:value-type="float">
            <text:p>2</text:p>
          </table:table-cell>
          <table:table-cell table:formula="of:=BITRSHIFT( BITAND([.C203];3); 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NDEX([.$F$2:.$G$34];[.H203];2)" office:value-type="string" office:string-value="stack push" calcext:value-type="string">
            <text:p>stack push</text:p>
          </table:table-cell>
          <table:table-cell/>
        </table:table-row>
        <table:table-row table:style-name="ro1">
          <table:table-cell office:value-type="string" calcext:value-type="string">
            <text:p>PHB</text:p>
          </table:table-cell>
          <table:table-cell office:value-type="string" calcext:value-type="string">
            <text:p>8b</text:p>
          </table:table-cell>
          <table:table-cell table:formula="of:=HEX2DEC([.B204])" office:value-type="float" office:value="139" calcext:value-type="float">
            <text:p>139</text:p>
          </table:table-cell>
          <table:table-cell table:formula="of:=HEX2BIN([.B204];8)" office:value-type="string" office:string-value="10001011" calcext:value-type="string">
            <text:p>10001011</text:p>
          </table:table-cell>
          <table:table-cell table:formula="of:=BITRSHIFT( BITAND([.C204];224); 5)" office:value-type="float" office:value="4" calcext:value-type="float">
            <text:p>4</text:p>
          </table:table-cell>
          <table:table-cell table:formula="of:=BITRSHIFT( BITAND([.C204];28); 2)" office:value-type="float" office:value="2" calcext:value-type="float">
            <text:p>2</text:p>
          </table:table-cell>
          <table:table-cell table:formula="of:=BITRSHIFT( BITAND([.C204];3); 0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INDEX([.$F$2:.$G$34];[.H204];2)" office:value-type="string" office:string-value="stack push" calcext:value-type="string">
            <text:p>stack push</text:p>
          </table:table-cell>
          <table:table-cell/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0b</text:p>
          </table:table-cell>
          <table:table-cell table:formula="of:=HEX2DEC([.B205])" office:value-type="float" office:value="11" calcext:value-type="float">
            <text:p>11</text:p>
          </table:table-cell>
          <table:table-cell table:formula="of:=HEX2BIN([.B205];8)" office:value-type="string" office:string-value="00001011" calcext:value-type="string">
            <text:p>00001011</text:p>
          </table:table-cell>
          <table:table-cell table:formula="of:=BITRSHIFT( BITAND([.C205];224); 5)" office:value-type="float" office:value="0" calcext:value-type="float">
            <text:p>0</text:p>
          </table:table-cell>
          <table:table-cell table:formula="of:=BITRSHIFT( BITAND([.C205];28); 2)" office:value-type="float" office:value="2" calcext:value-type="float">
            <text:p>2</text:p>
          </table:table-cell>
          <table:table-cell table:formula="of:=BITRSHIFT( BITAND([.C205];3); 0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INDEX([.$F$2:.$G$34];[.H205];2)" office:value-type="string" office:string-value="stack push" calcext:value-type="string">
            <text:p>stack push</text:p>
          </table:table-cell>
          <table:table-cell/>
        </table:table-row>
        <table:table-row table:style-name="ro1">
          <table:table-cell office:value-type="string" calcext:value-type="string">
            <text:p>PHK</text:p>
          </table:table-cell>
          <table:table-cell office:value-type="string" calcext:value-type="string">
            <text:p>4b</text:p>
          </table:table-cell>
          <table:table-cell table:formula="of:=HEX2DEC([.B206])" office:value-type="float" office:value="75" calcext:value-type="float">
            <text:p>75</text:p>
          </table:table-cell>
          <table:table-cell table:formula="of:=HEX2BIN([.B206];8)" office:value-type="string" office:string-value="01001011" calcext:value-type="string">
            <text:p>01001011</text:p>
          </table:table-cell>
          <table:table-cell table:formula="of:=BITRSHIFT( BITAND([.C206];224); 5)" office:value-type="float" office:value="2" calcext:value-type="float">
            <text:p>2</text:p>
          </table:table-cell>
          <table:table-cell table:formula="of:=BITRSHIFT( BITAND([.C206];28); 2)" office:value-type="float" office:value="2" calcext:value-type="float">
            <text:p>2</text:p>
          </table:table-cell>
          <table:table-cell table:formula="of:=BITRSHIFT( BITAND([.C206];3); 0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INDEX([.$F$2:.$G$34];[.H206];2)" office:value-type="string" office:string-value="stack push" calcext:value-type="string">
            <text:p>stack push</text:p>
          </table:table-cell>
          <table:table-cell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8" calcext:value-type="float">
            <text:p>8</text:p>
          </table:table-cell>
          <table:table-cell table:formula="of:=HEX2DEC([.B207])" office:value-type="float" office:value="8" calcext:value-type="float">
            <text:p>8</text:p>
          </table:table-cell>
          <table:table-cell table:formula="of:=HEX2BIN([.B207];8)" office:value-type="string" office:string-value="00001000" calcext:value-type="string">
            <text:p>00001000</text:p>
          </table:table-cell>
          <table:table-cell table:formula="of:=BITRSHIFT( BITAND([.C207];224); 5)" office:value-type="float" office:value="0" calcext:value-type="float">
            <text:p>0</text:p>
          </table:table-cell>
          <table:table-cell table:formula="of:=BITRSHIFT( BITAND([.C207];28); 2)" office:value-type="float" office:value="2" calcext:value-type="float">
            <text:p>2</text:p>
          </table:table-cell>
          <table:table-cell table:formula="of:=BITRSHIFT( BITAND([.C207];3); 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NDEX([.$F$2:.$G$34];[.H207];2)" office:value-type="string" office:string-value="stack push" calcext:value-type="string">
            <text:p>stack push</text:p>
          </table:table-cell>
          <table:table-cell/>
        </table:table-row>
        <table:table-row table:style-name="ro1">
          <table:table-cell office:value-type="string" calcext:value-type="string">
            <text:p>PHX</text:p>
          </table:table-cell>
          <table:table-cell office:value-type="string" calcext:value-type="string">
            <text:p>da</text:p>
          </table:table-cell>
          <table:table-cell table:formula="of:=HEX2DEC([.B208])" office:value-type="float" office:value="218" calcext:value-type="float">
            <text:p>218</text:p>
          </table:table-cell>
          <table:table-cell table:formula="of:=HEX2BIN([.B208];8)" office:value-type="string" office:string-value="11011010" calcext:value-type="string">
            <text:p>11011010</text:p>
          </table:table-cell>
          <table:table-cell table:formula="of:=BITRSHIFT( BITAND([.C208];224); 5)" office:value-type="float" office:value="6" calcext:value-type="float">
            <text:p>6</text:p>
          </table:table-cell>
          <table:table-cell table:formula="of:=BITRSHIFT( BITAND([.C208];28); 2)" office:value-type="float" office:value="6" calcext:value-type="float">
            <text:p>6</text:p>
          </table:table-cell>
          <table:table-cell table:formula="of:=BITRSHIFT( BITAND([.C208];3); 0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INDEX([.$F$2:.$G$34];[.H208];2)" office:value-type="string" office:string-value="stack push" calcext:value-type="string">
            <text:p>stack push</text:p>
          </table:table-cell>
          <table:table-cell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5a</text:p>
          </table:table-cell>
          <table:table-cell table:formula="of:=HEX2DEC([.B209])" office:value-type="float" office:value="90" calcext:value-type="float">
            <text:p>90</text:p>
          </table:table-cell>
          <table:table-cell table:formula="of:=HEX2BIN([.B209];8)" office:value-type="string" office:string-value="01011010" calcext:value-type="string">
            <text:p>01011010</text:p>
          </table:table-cell>
          <table:table-cell table:formula="of:=BITRSHIFT( BITAND([.C209];224); 5)" office:value-type="float" office:value="2" calcext:value-type="float">
            <text:p>2</text:p>
          </table:table-cell>
          <table:table-cell table:formula="of:=BITRSHIFT( BITAND([.C209];28); 2)" office:value-type="float" office:value="6" calcext:value-type="float">
            <text:p>6</text:p>
          </table:table-cell>
          <table:table-cell table:formula="of:=BITRSHIFT( BITAND([.C209];3); 0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INDEX([.$F$2:.$G$34];[.H209];2)" office:value-type="string" office:string-value="stack push" calcext:value-type="string">
            <text:p>stack push</text:p>
          </table:table-cell>
          <table:table-cell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68" calcext:value-type="float">
            <text:p>68</text:p>
          </table:table-cell>
          <table:table-cell table:formula="of:=HEX2DEC([.B210])" office:value-type="float" office:value="104" calcext:value-type="float">
            <text:p>104</text:p>
          </table:table-cell>
          <table:table-cell table:formula="of:=HEX2BIN([.B210];8)" office:value-type="string" office:string-value="01101000" calcext:value-type="string">
            <text:p>01101000</text:p>
          </table:table-cell>
          <table:table-cell table:formula="of:=BITRSHIFT( BITAND([.C210];224); 5)" office:value-type="float" office:value="3" calcext:value-type="float">
            <text:p>3</text:p>
          </table:table-cell>
          <table:table-cell table:formula="of:=BITRSHIFT( BITAND([.C210];28); 2)" office:value-type="float" office:value="2" calcext:value-type="float">
            <text:p>2</text:p>
          </table:table-cell>
          <table:table-cell table:formula="of:=BITRSHIFT( BITAND([.C210];3); 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NDEX([.$F$2:.$G$34];[.H210];2)" office:value-type="string" office:string-value="stack pull" calcext:value-type="string">
            <text:p>stack pull</text:p>
          </table:table-cell>
          <table:table-cell/>
        </table:table-row>
        <table:table-row table:style-name="ro1">
          <table:table-cell office:value-type="string" calcext:value-type="string">
            <text:p>PLB</text:p>
          </table:table-cell>
          <table:table-cell office:value-type="string" calcext:value-type="string">
            <text:p>ab</text:p>
          </table:table-cell>
          <table:table-cell table:formula="of:=HEX2DEC([.B211])" office:value-type="float" office:value="171" calcext:value-type="float">
            <text:p>171</text:p>
          </table:table-cell>
          <table:table-cell table:formula="of:=HEX2BIN([.B211];8)" office:value-type="string" office:string-value="10101011" calcext:value-type="string">
            <text:p>10101011</text:p>
          </table:table-cell>
          <table:table-cell table:formula="of:=BITRSHIFT( BITAND([.C211];224); 5)" office:value-type="float" office:value="5" calcext:value-type="float">
            <text:p>5</text:p>
          </table:table-cell>
          <table:table-cell table:formula="of:=BITRSHIFT( BITAND([.C211];28); 2)" office:value-type="float" office:value="2" calcext:value-type="float">
            <text:p>2</text:p>
          </table:table-cell>
          <table:table-cell table:formula="of:=BITRSHIFT( BITAND([.C211];3); 0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INDEX([.$F$2:.$G$34];[.H211];2)" office:value-type="string" office:string-value="stack pull" calcext:value-type="string">
            <text:p>stack pull</text:p>
          </table:table-cell>
          <table:table-cell/>
        </table:table-row>
        <table:table-row table:style-name="ro1">
          <table:table-cell office:value-type="string" calcext:value-type="string">
            <text:p>PLD</text:p>
          </table:table-cell>
          <table:table-cell office:value-type="string" calcext:value-type="string">
            <text:p>2b</text:p>
          </table:table-cell>
          <table:table-cell table:formula="of:=HEX2DEC([.B212])" office:value-type="float" office:value="43" calcext:value-type="float">
            <text:p>43</text:p>
          </table:table-cell>
          <table:table-cell table:formula="of:=HEX2BIN([.B212];8)" office:value-type="string" office:string-value="00101011" calcext:value-type="string">
            <text:p>00101011</text:p>
          </table:table-cell>
          <table:table-cell table:formula="of:=BITRSHIFT( BITAND([.C212];224); 5)" office:value-type="float" office:value="1" calcext:value-type="float">
            <text:p>1</text:p>
          </table:table-cell>
          <table:table-cell table:formula="of:=BITRSHIFT( BITAND([.C212];28); 2)" office:value-type="float" office:value="2" calcext:value-type="float">
            <text:p>2</text:p>
          </table:table-cell>
          <table:table-cell table:formula="of:=BITRSHIFT( BITAND([.C212];3); 0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INDEX([.$F$2:.$G$34];[.H212];2)" office:value-type="string" office:string-value="stack pull" calcext:value-type="string">
            <text:p>stack pull</text:p>
          </table:table-cell>
          <table:table-cell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28" calcext:value-type="float">
            <text:p>28</text:p>
          </table:table-cell>
          <table:table-cell table:formula="of:=HEX2DEC([.B213])" office:value-type="float" office:value="40" calcext:value-type="float">
            <text:p>40</text:p>
          </table:table-cell>
          <table:table-cell table:formula="of:=HEX2BIN([.B213];8)" office:value-type="string" office:string-value="00101000" calcext:value-type="string">
            <text:p>00101000</text:p>
          </table:table-cell>
          <table:table-cell table:formula="of:=BITRSHIFT( BITAND([.C213];224); 5)" office:value-type="float" office:value="1" calcext:value-type="float">
            <text:p>1</text:p>
          </table:table-cell>
          <table:table-cell table:formula="of:=BITRSHIFT( BITAND([.C213];28); 2)" office:value-type="float" office:value="2" calcext:value-type="float">
            <text:p>2</text:p>
          </table:table-cell>
          <table:table-cell table:formula="of:=BITRSHIFT( BITAND([.C213];3); 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NDEX([.$F$2:.$G$34];[.H213];2)" office:value-type="string" office:string-value="stack pull" calcext:value-type="string">
            <text:p>stack pull</text:p>
          </table:table-cell>
          <table:table-cell/>
        </table:table-row>
        <table:table-row table:style-name="ro1">
          <table:table-cell office:value-type="string" calcext:value-type="string">
            <text:p>PLX</text:p>
          </table:table-cell>
          <table:table-cell office:value-type="string" calcext:value-type="string">
            <text:p>fa</text:p>
          </table:table-cell>
          <table:table-cell table:formula="of:=HEX2DEC([.B214])" office:value-type="float" office:value="250" calcext:value-type="float">
            <text:p>250</text:p>
          </table:table-cell>
          <table:table-cell table:formula="of:=HEX2BIN([.B214];8)" office:value-type="string" office:string-value="11111010" calcext:value-type="string">
            <text:p>11111010</text:p>
          </table:table-cell>
          <table:table-cell table:formula="of:=BITRSHIFT( BITAND([.C214];224); 5)" office:value-type="float" office:value="7" calcext:value-type="float">
            <text:p>7</text:p>
          </table:table-cell>
          <table:table-cell table:formula="of:=BITRSHIFT( BITAND([.C214];28); 2)" office:value-type="float" office:value="6" calcext:value-type="float">
            <text:p>6</text:p>
          </table:table-cell>
          <table:table-cell table:formula="of:=BITRSHIFT( BITAND([.C214];3); 0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INDEX([.$F$2:.$G$34];[.H214];2)" office:value-type="string" office:string-value="stack pull" calcext:value-type="string">
            <text:p>stack pull</text:p>
          </table:table-cell>
          <table:table-cell/>
        </table:table-row>
        <table:table-row table:style-name="ro1">
          <table:table-cell office:value-type="string" calcext:value-type="string">
            <text:p>PLY</text:p>
          </table:table-cell>
          <table:table-cell office:value-type="string" calcext:value-type="string">
            <text:p>7a</text:p>
          </table:table-cell>
          <table:table-cell table:formula="of:=HEX2DEC([.B215])" office:value-type="float" office:value="122" calcext:value-type="float">
            <text:p>122</text:p>
          </table:table-cell>
          <table:table-cell table:formula="of:=HEX2BIN([.B215];8)" office:value-type="string" office:string-value="01111010" calcext:value-type="string">
            <text:p>01111010</text:p>
          </table:table-cell>
          <table:table-cell table:formula="of:=BITRSHIFT( BITAND([.C215];224); 5)" office:value-type="float" office:value="3" calcext:value-type="float">
            <text:p>3</text:p>
          </table:table-cell>
          <table:table-cell table:formula="of:=BITRSHIFT( BITAND([.C215];28); 2)" office:value-type="float" office:value="6" calcext:value-type="float">
            <text:p>6</text:p>
          </table:table-cell>
          <table:table-cell table:formula="of:=BITRSHIFT( BITAND([.C215];3); 0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INDEX([.$F$2:.$G$34];[.H215];2)" office:value-type="string" office:string-value="stack pull" calcext:value-type="string">
            <text:p>stack pull</text:p>
          </table:table-cell>
          <table:table-cell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2</text:p>
          </table:table-cell>
          <table:table-cell table:formula="of:=HEX2DEC([.B216])" office:value-type="float" office:value="194" calcext:value-type="float">
            <text:p>194</text:p>
          </table:table-cell>
          <table:table-cell table:formula="of:=HEX2BIN([.B216];8)" office:value-type="string" office:string-value="11000010" calcext:value-type="string">
            <text:p>11000010</text:p>
          </table:table-cell>
          <table:table-cell table:formula="of:=BITRSHIFT( BITAND([.C216];224); 5)" office:value-type="float" office:value="6" calcext:value-type="float">
            <text:p>6</text:p>
          </table:table-cell>
          <table:table-cell table:formula="of:=BITRSHIFT( BITAND([.C216];28); 2)" office:value-type="float" office:value="0" calcext:value-type="float">
            <text:p>0</text:p>
          </table:table-cell>
          <table:table-cell table:formula="of:=BITRSHIFT( BITAND([.C216];3); 0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INDEX([.$F$2:.$G$34];[.H216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formula="of:=HEX2DEC([.B217])" office:value-type="float" office:value="42" calcext:value-type="float">
            <text:p>42</text:p>
          </table:table-cell>
          <table:table-cell table:formula="of:=HEX2BIN([.B217];8)" office:value-type="string" office:string-value="00101010" calcext:value-type="string">
            <text:p>00101010</text:p>
          </table:table-cell>
          <table:table-cell table:formula="of:=BITRSHIFT( BITAND([.C217];224); 5)" office:value-type="float" office:value="1" calcext:value-type="float">
            <text:p>1</text:p>
          </table:table-cell>
          <table:table-cell table:formula="of:=BITRSHIFT( BITAND([.C217];28); 2)" office:value-type="float" office:value="2" calcext:value-type="float">
            <text:p>2</text:p>
          </table:table-cell>
          <table:table-cell table:formula="of:=BITRSHIFT( BITAND([.C217];3); 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DEX([.$F$2:.$G$34];[.H217];2)" office:value-type="string" office:string-value="accumulator" calcext:value-type="string">
            <text:p>accumulator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2e</text:p>
          </table:table-cell>
          <table:table-cell table:formula="of:=HEX2DEC([.B218])" office:value-type="float" office:value="46" calcext:value-type="float">
            <text:p>46</text:p>
          </table:table-cell>
          <table:table-cell table:formula="of:=HEX2BIN([.B218];8)" office:value-type="string" office:string-value="00101110" calcext:value-type="string">
            <text:p>00101110</text:p>
          </table:table-cell>
          <table:table-cell table:formula="of:=BITRSHIFT( BITAND([.C218];224); 5)" office:value-type="float" office:value="1" calcext:value-type="float">
            <text:p>1</text:p>
          </table:table-cell>
          <table:table-cell table:formula="of:=BITRSHIFT( BITAND([.C218];28); 2)" office:value-type="float" office:value="3" calcext:value-type="float">
            <text:p>3</text:p>
          </table:table-cell>
          <table:table-cell table:formula="of:=BITRSHIFT( BITAND([.C218];3); 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F$2:.$G$34];[.H218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float" office:value="26" calcext:value-type="float">
            <text:p>26</text:p>
          </table:table-cell>
          <table:table-cell table:formula="of:=HEX2DEC([.B219])" office:value-type="float" office:value="38" calcext:value-type="float">
            <text:p>38</text:p>
          </table:table-cell>
          <table:table-cell table:formula="of:=HEX2BIN([.B219];8)" office:value-type="string" office:string-value="00100110" calcext:value-type="string">
            <text:p>00100110</text:p>
          </table:table-cell>
          <table:table-cell table:formula="of:=BITRSHIFT( BITAND([.C219];224); 5)" office:value-type="float" office:value="1" calcext:value-type="float">
            <text:p>1</text:p>
          </table:table-cell>
          <table:table-cell table:formula="of:=BITRSHIFT( BITAND([.C219];28); 2)" office:value-type="float" office:value="1" calcext:value-type="float">
            <text:p>1</text:p>
          </table:table-cell>
          <table:table-cell table:formula="of:=BITRSHIFT( BITAND([.C219];3); 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F$2:.$G$34];[.H219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3e</text:p>
          </table:table-cell>
          <table:table-cell table:formula="of:=HEX2DEC([.B220])" office:value-type="float" office:value="62" calcext:value-type="float">
            <text:p>62</text:p>
          </table:table-cell>
          <table:table-cell table:formula="of:=HEX2BIN([.B220];8)" office:value-type="string" office:string-value="00111110" calcext:value-type="string">
            <text:p>00111110</text:p>
          </table:table-cell>
          <table:table-cell table:formula="of:=BITRSHIFT( BITAND([.C220];224); 5)" office:value-type="float" office:value="1" calcext:value-type="float">
            <text:p>1</text:p>
          </table:table-cell>
          <table:table-cell table:formula="of:=BITRSHIFT( BITAND([.C220];28); 2)" office:value-type="float" office:value="7" calcext:value-type="float">
            <text:p>7</text:p>
          </table:table-cell>
          <table:table-cell table:formula="of:=BITRSHIFT( BITAND([.C220];3)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$F$2:.$G$34];[.H220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float" office:value="36" calcext:value-type="float">
            <text:p>36</text:p>
          </table:table-cell>
          <table:table-cell table:formula="of:=HEX2DEC([.B221])" office:value-type="float" office:value="54" calcext:value-type="float">
            <text:p>54</text:p>
          </table:table-cell>
          <table:table-cell table:formula="of:=HEX2BIN([.B221];8)" office:value-type="string" office:string-value="00110110" calcext:value-type="string">
            <text:p>00110110</text:p>
          </table:table-cell>
          <table:table-cell table:formula="of:=BITRSHIFT( BITAND([.C221];224); 5)" office:value-type="float" office:value="1" calcext:value-type="float">
            <text:p>1</text:p>
          </table:table-cell>
          <table:table-cell table:formula="of:=BITRSHIFT( BITAND([.C221];28); 2)" office:value-type="float" office:value="5" calcext:value-type="float">
            <text:p>5</text:p>
          </table:table-cell>
          <table:table-cell table:formula="of:=BITRSHIFT( BITAND([.C221];3); 0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NDEX([.$F$2:.$G$34];[.H221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formula="of:=HEX2DEC([.B222])" office:value-type="float" office:value="106" calcext:value-type="float">
            <text:p>106</text:p>
          </table:table-cell>
          <table:table-cell table:formula="of:=HEX2BIN([.B222];8)" office:value-type="string" office:string-value="01101010" calcext:value-type="string">
            <text:p>01101010</text:p>
          </table:table-cell>
          <table:table-cell table:formula="of:=BITRSHIFT( BITAND([.C222];224); 5)" office:value-type="float" office:value="3" calcext:value-type="float">
            <text:p>3</text:p>
          </table:table-cell>
          <table:table-cell table:formula="of:=BITRSHIFT( BITAND([.C222];28); 2)" office:value-type="float" office:value="2" calcext:value-type="float">
            <text:p>2</text:p>
          </table:table-cell>
          <table:table-cell table:formula="of:=BITRSHIFT( BITAND([.C222];3); 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DEX([.$F$2:.$G$34];[.H222];2)" office:value-type="string" office:string-value="accumulator" calcext:value-type="string">
            <text:p>accumulator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6e</text:p>
          </table:table-cell>
          <table:table-cell table:formula="of:=HEX2DEC([.B223])" office:value-type="float" office:value="110" calcext:value-type="float">
            <text:p>110</text:p>
          </table:table-cell>
          <table:table-cell table:formula="of:=HEX2BIN([.B223];8)" office:value-type="string" office:string-value="01101110" calcext:value-type="string">
            <text:p>01101110</text:p>
          </table:table-cell>
          <table:table-cell table:formula="of:=BITRSHIFT( BITAND([.C223];224); 5)" office:value-type="float" office:value="3" calcext:value-type="float">
            <text:p>3</text:p>
          </table:table-cell>
          <table:table-cell table:formula="of:=BITRSHIFT( BITAND([.C223];28); 2)" office:value-type="float" office:value="3" calcext:value-type="float">
            <text:p>3</text:p>
          </table:table-cell>
          <table:table-cell table:formula="of:=BITRSHIFT( BITAND([.C223];3); 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F$2:.$G$34];[.H223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office:value-type="float" office:value="66" calcext:value-type="float">
            <text:p>66</text:p>
          </table:table-cell>
          <table:table-cell table:formula="of:=HEX2DEC([.B224])" office:value-type="float" office:value="102" calcext:value-type="float">
            <text:p>102</text:p>
          </table:table-cell>
          <table:table-cell table:formula="of:=HEX2BIN([.B224];8)" office:value-type="string" office:string-value="01100110" calcext:value-type="string">
            <text:p>01100110</text:p>
          </table:table-cell>
          <table:table-cell table:formula="of:=BITRSHIFT( BITAND([.C224];224); 5)" office:value-type="float" office:value="3" calcext:value-type="float">
            <text:p>3</text:p>
          </table:table-cell>
          <table:table-cell table:formula="of:=BITRSHIFT( BITAND([.C224];28); 2)" office:value-type="float" office:value="1" calcext:value-type="float">
            <text:p>1</text:p>
          </table:table-cell>
          <table:table-cell table:formula="of:=BITRSHIFT( BITAND([.C224];3); 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F$2:.$G$34];[.H224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7e</text:p>
          </table:table-cell>
          <table:table-cell table:formula="of:=HEX2DEC([.B225])" office:value-type="float" office:value="126" calcext:value-type="float">
            <text:p>126</text:p>
          </table:table-cell>
          <table:table-cell table:formula="of:=HEX2BIN([.B225];8)" office:value-type="string" office:string-value="01111110" calcext:value-type="string">
            <text:p>01111110</text:p>
          </table:table-cell>
          <table:table-cell table:formula="of:=BITRSHIFT( BITAND([.C225];224); 5)" office:value-type="float" office:value="3" calcext:value-type="float">
            <text:p>3</text:p>
          </table:table-cell>
          <table:table-cell table:formula="of:=BITRSHIFT( BITAND([.C225];28); 2)" office:value-type="float" office:value="7" calcext:value-type="float">
            <text:p>7</text:p>
          </table:table-cell>
          <table:table-cell table:formula="of:=BITRSHIFT( BITAND([.C225];3)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$F$2:.$G$34];[.H225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office:value-type="float" office:value="76" calcext:value-type="float">
            <text:p>76</text:p>
          </table:table-cell>
          <table:table-cell table:formula="of:=HEX2DEC([.B226])" office:value-type="float" office:value="118" calcext:value-type="float">
            <text:p>118</text:p>
          </table:table-cell>
          <table:table-cell table:formula="of:=HEX2BIN([.B226];8)" office:value-type="string" office:string-value="01110110" calcext:value-type="string">
            <text:p>01110110</text:p>
          </table:table-cell>
          <table:table-cell table:formula="of:=BITRSHIFT( BITAND([.C226];224); 5)" office:value-type="float" office:value="3" calcext:value-type="float">
            <text:p>3</text:p>
          </table:table-cell>
          <table:table-cell table:formula="of:=BITRSHIFT( BITAND([.C226];28); 2)" office:value-type="float" office:value="5" calcext:value-type="float">
            <text:p>5</text:p>
          </table:table-cell>
          <table:table-cell table:formula="of:=BITRSHIFT( BITAND([.C226];3); 0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NDEX([.$F$2:.$G$34];[.H226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40" calcext:value-type="float">
            <text:p>40</text:p>
          </table:table-cell>
          <table:table-cell table:formula="of:=HEX2DEC([.B227])" office:value-type="float" office:value="64" calcext:value-type="float">
            <text:p>64</text:p>
          </table:table-cell>
          <table:table-cell table:formula="of:=HEX2BIN([.B227];8)" office:value-type="string" office:string-value="01000000" calcext:value-type="string">
            <text:p>01000000</text:p>
          </table:table-cell>
          <table:table-cell table:formula="of:=BITRSHIFT( BITAND([.C227];224); 5)" office:value-type="float" office:value="2" calcext:value-type="float">
            <text:p>2</text:p>
          </table:table-cell>
          <table:table-cell table:formula="of:=BITRSHIFT( BITAND([.C227];28); 2)" office:value-type="float" office:value="0" calcext:value-type="float">
            <text:p>0</text:p>
          </table:table-cell>
          <table:table-cell table:formula="of:=BITRSHIFT( BITAND([.C227];3); 0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NDEX([.$F$2:.$G$34];[.H227];2)" office:value-type="string" office:string-value="stack RTI" calcext:value-type="string">
            <text:p>stack RTI</text:p>
          </table:table-cell>
          <table:table-cell/>
        </table:table-row>
        <table:table-row table:style-name="ro1">
          <table:table-cell office:value-type="string" calcext:value-type="string">
            <text:p>RTL</text:p>
          </table:table-cell>
          <table:table-cell office:value-type="string" calcext:value-type="string">
            <text:p>6b</text:p>
          </table:table-cell>
          <table:table-cell table:formula="of:=HEX2DEC([.B228])" office:value-type="float" office:value="107" calcext:value-type="float">
            <text:p>107</text:p>
          </table:table-cell>
          <table:table-cell table:formula="of:=HEX2BIN([.B228];8)" office:value-type="string" office:string-value="01101011" calcext:value-type="string">
            <text:p>01101011</text:p>
          </table:table-cell>
          <table:table-cell table:formula="of:=BITRSHIFT( BITAND([.C228];224); 5)" office:value-type="float" office:value="3" calcext:value-type="float">
            <text:p>3</text:p>
          </table:table-cell>
          <table:table-cell table:formula="of:=BITRSHIFT( BITAND([.C228];28); 2)" office:value-type="float" office:value="2" calcext:value-type="float">
            <text:p>2</text:p>
          </table:table-cell>
          <table:table-cell table:formula="of:=BITRSHIFT( BITAND([.C228];3); 0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INDEX([.$F$2:.$G$34];[.H228];2)" office:value-type="string" office:string-value="stack RTL" calcext:value-type="string">
            <text:p>stack RTL</text:p>
          </table:table-cell>
          <table:table-cell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60" calcext:value-type="float">
            <text:p>60</text:p>
          </table:table-cell>
          <table:table-cell table:formula="of:=HEX2DEC([.B229])" office:value-type="float" office:value="96" calcext:value-type="float">
            <text:p>96</text:p>
          </table:table-cell>
          <table:table-cell table:formula="of:=HEX2BIN([.B229];8)" office:value-type="string" office:string-value="01100000" calcext:value-type="string">
            <text:p>01100000</text:p>
          </table:table-cell>
          <table:table-cell table:formula="of:=BITRSHIFT( BITAND([.C229];224); 5)" office:value-type="float" office:value="3" calcext:value-type="float">
            <text:p>3</text:p>
          </table:table-cell>
          <table:table-cell table:formula="of:=BITRSHIFT( BITAND([.C229];28); 2)" office:value-type="float" office:value="0" calcext:value-type="float">
            <text:p>0</text:p>
          </table:table-cell>
          <table:table-cell table:formula="of:=BITRSHIFT( BITAND([.C229];3); 0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NDEX([.$F$2:.$G$34];[.H229];2)" office:value-type="string" office:string-value="stack RTS" calcext:value-type="string">
            <text:p>stack RTS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formula="of:=HEX2DEC([.B230])" office:value-type="float" office:value="233" calcext:value-type="float">
            <text:p>233</text:p>
          </table:table-cell>
          <table:table-cell table:formula="of:=HEX2BIN([.B230];8)" office:value-type="string" office:string-value="11101001" calcext:value-type="string">
            <text:p>11101001</text:p>
          </table:table-cell>
          <table:table-cell table:formula="of:=BITRSHIFT( BITAND([.C230];224); 5)" office:value-type="float" office:value="7" calcext:value-type="float">
            <text:p>7</text:p>
          </table:table-cell>
          <table:table-cell table:formula="of:=BITRSHIFT( BITAND([.C230];28); 2)" office:value-type="float" office:value="2" calcext:value-type="float">
            <text:p>2</text:p>
          </table:table-cell>
          <table:table-cell table:formula="of:=BITRSHIFT( BITAND([.C230];3)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NDEX([.$F$2:.$G$34];[.H230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d</text:p>
          </table:table-cell>
          <table:table-cell table:formula="of:=HEX2DEC([.B231])" office:value-type="float" office:value="237" calcext:value-type="float">
            <text:p>237</text:p>
          </table:table-cell>
          <table:table-cell table:formula="of:=HEX2BIN([.B231];8)" office:value-type="string" office:string-value="11101101" calcext:value-type="string">
            <text:p>11101101</text:p>
          </table:table-cell>
          <table:table-cell table:formula="of:=BITRSHIFT( BITAND([.C231];224); 5)" office:value-type="float" office:value="7" calcext:value-type="float">
            <text:p>7</text:p>
          </table:table-cell>
          <table:table-cell table:formula="of:=BITRSHIFT( BITAND([.C231];28); 2)" office:value-type="float" office:value="3" calcext:value-type="float">
            <text:p>3</text:p>
          </table:table-cell>
          <table:table-cell table:formula="of:=BITRSHIFT( BITAND([.C231];3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NDEX([.$F$2:.$G$34];[.H231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f</text:p>
          </table:table-cell>
          <table:table-cell table:formula="of:=HEX2DEC([.B232])" office:value-type="float" office:value="239" calcext:value-type="float">
            <text:p>239</text:p>
          </table:table-cell>
          <table:table-cell table:formula="of:=HEX2BIN([.B232];8)" office:value-type="string" office:string-value="11101111" calcext:value-type="string">
            <text:p>11101111</text:p>
          </table:table-cell>
          <table:table-cell table:formula="of:=BITRSHIFT( BITAND([.C232];224); 5)" office:value-type="float" office:value="7" calcext:value-type="float">
            <text:p>7</text:p>
          </table:table-cell>
          <table:table-cell table:formula="of:=BITRSHIFT( BITAND([.C232];28); 2)" office:value-type="float" office:value="3" calcext:value-type="float">
            <text:p>3</text:p>
          </table:table-cell>
          <table:table-cell table:formula="of:=BITRSHIFT( BITAND([.C232];3); 0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F$2:.$G$34];[.H232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5</text:p>
          </table:table-cell>
          <table:table-cell table:formula="of:=HEX2DEC([.B233])" office:value-type="float" office:value="229" calcext:value-type="float">
            <text:p>229</text:p>
          </table:table-cell>
          <table:table-cell table:formula="of:=HEX2BIN([.B233];8)" office:value-type="string" office:string-value="11100101" calcext:value-type="string">
            <text:p>11100101</text:p>
          </table:table-cell>
          <table:table-cell table:formula="of:=BITRSHIFT( BITAND([.C233];224); 5)" office:value-type="float" office:value="7" calcext:value-type="float">
            <text:p>7</text:p>
          </table:table-cell>
          <table:table-cell table:formula="of:=BITRSHIFT( BITAND([.C233];28); 2)" office:value-type="float" office:value="1" calcext:value-type="float">
            <text:p>1</text:p>
          </table:table-cell>
          <table:table-cell table:formula="of:=BITRSHIFT( BITAND([.C233];3); 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DEX([.$F$2:.$G$34];[.H233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f2</text:p>
          </table:table-cell>
          <table:table-cell table:formula="of:=HEX2DEC([.B234])" office:value-type="float" office:value="242" calcext:value-type="float">
            <text:p>242</text:p>
          </table:table-cell>
          <table:table-cell table:formula="of:=HEX2BIN([.B234];8)" office:value-type="string" office:string-value="11110010" calcext:value-type="string">
            <text:p>11110010</text:p>
          </table:table-cell>
          <table:table-cell table:formula="of:=BITRSHIFT( BITAND([.C234];224); 5)" office:value-type="float" office:value="7" calcext:value-type="float">
            <text:p>7</text:p>
          </table:table-cell>
          <table:table-cell table:formula="of:=BITRSHIFT( BITAND([.C234];28); 2)" office:value-type="float" office:value="4" calcext:value-type="float">
            <text:p>4</text:p>
          </table:table-cell>
          <table:table-cell table:formula="of:=BITRSHIFT( BITAND([.C234];3); 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F$2:.$G$34];[.H234];2)" office:value-type="string" office:string-value="DP indirect" calcext:value-type="string">
            <text:p>DP indirect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7</text:p>
          </table:table-cell>
          <table:table-cell table:formula="of:=HEX2DEC([.B235])" office:value-type="float" office:value="231" calcext:value-type="float">
            <text:p>231</text:p>
          </table:table-cell>
          <table:table-cell table:formula="of:=HEX2BIN([.B235];8)" office:value-type="string" office:string-value="11100111" calcext:value-type="string">
            <text:p>11100111</text:p>
          </table:table-cell>
          <table:table-cell table:formula="of:=BITRSHIFT( BITAND([.C235];224); 5)" office:value-type="float" office:value="7" calcext:value-type="float">
            <text:p>7</text:p>
          </table:table-cell>
          <table:table-cell table:formula="of:=BITRSHIFT( BITAND([.C235];28); 2)" office:value-type="float" office:value="1" calcext:value-type="float">
            <text:p>1</text:p>
          </table:table-cell>
          <table:table-cell table:formula="of:=BITRSHIFT( BITAND([.C235];3); 0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F$2:.$G$34];[.H235];2)" office:value-type="string" office:string-value="DP indirect long" calcext:value-type="string">
            <text:p>DP indirect long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fd</text:p>
          </table:table-cell>
          <table:table-cell table:formula="of:=HEX2DEC([.B236])" office:value-type="float" office:value="253" calcext:value-type="float">
            <text:p>253</text:p>
          </table:table-cell>
          <table:table-cell table:formula="of:=HEX2BIN([.B236];8)" office:value-type="string" office:string-value="11111101" calcext:value-type="string">
            <text:p>11111101</text:p>
          </table:table-cell>
          <table:table-cell table:formula="of:=BITRSHIFT( BITAND([.C236];224); 5)" office:value-type="float" office:value="7" calcext:value-type="float">
            <text:p>7</text:p>
          </table:table-cell>
          <table:table-cell table:formula="of:=BITRSHIFT( BITAND([.C236];28); 2)" office:value-type="float" office:value="7" calcext:value-type="float">
            <text:p>7</text:p>
          </table:table-cell>
          <table:table-cell table:formula="of:=BITRSHIFT( BITAND([.C236];3)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F$2:.$G$34];[.H236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ff</text:p>
          </table:table-cell>
          <table:table-cell table:formula="of:=HEX2DEC([.B237])" office:value-type="float" office:value="255" calcext:value-type="float">
            <text:p>255</text:p>
          </table:table-cell>
          <table:table-cell table:formula="of:=HEX2BIN([.B237];8)" office:value-type="string" office:string-value="11111111" calcext:value-type="string">
            <text:p>11111111</text:p>
          </table:table-cell>
          <table:table-cell table:formula="of:=BITRSHIFT( BITAND([.C237];224); 5)" office:value-type="float" office:value="7" calcext:value-type="float">
            <text:p>7</text:p>
          </table:table-cell>
          <table:table-cell table:formula="of:=BITRSHIFT( BITAND([.C237];28); 2)" office:value-type="float" office:value="7" calcext:value-type="float">
            <text:p>7</text:p>
          </table:table-cell>
          <table:table-cell table:formula="of:=BITRSHIFT( BITAND([.C237];3); 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NDEX([.$F$2:.$G$34];[.H237];2)" office:value-type="string" office:string-value="absolute long indexed x" calcext:value-type="string">
            <text:p>absolute long indexed x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f9</text:p>
          </table:table-cell>
          <table:table-cell table:formula="of:=HEX2DEC([.B238])" office:value-type="float" office:value="249" calcext:value-type="float">
            <text:p>249</text:p>
          </table:table-cell>
          <table:table-cell table:formula="of:=HEX2BIN([.B238];8)" office:value-type="string" office:string-value="11111001" calcext:value-type="string">
            <text:p>11111001</text:p>
          </table:table-cell>
          <table:table-cell table:formula="of:=BITRSHIFT( BITAND([.C238];224); 5)" office:value-type="float" office:value="7" calcext:value-type="float">
            <text:p>7</text:p>
          </table:table-cell>
          <table:table-cell table:formula="of:=BITRSHIFT( BITAND([.C238];28); 2)" office:value-type="float" office:value="6" calcext:value-type="float">
            <text:p>6</text:p>
          </table:table-cell>
          <table:table-cell table:formula="of:=BITRSHIFT( BITAND([.C238];3); 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F$2:.$G$34];[.H238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f5</text:p>
          </table:table-cell>
          <table:table-cell table:formula="of:=HEX2DEC([.B239])" office:value-type="float" office:value="245" calcext:value-type="float">
            <text:p>245</text:p>
          </table:table-cell>
          <table:table-cell table:formula="of:=HEX2BIN([.B239];8)" office:value-type="string" office:string-value="11110101" calcext:value-type="string">
            <text:p>11110101</text:p>
          </table:table-cell>
          <table:table-cell table:formula="of:=BITRSHIFT( BITAND([.C239];224); 5)" office:value-type="float" office:value="7" calcext:value-type="float">
            <text:p>7</text:p>
          </table:table-cell>
          <table:table-cell table:formula="of:=BITRSHIFT( BITAND([.C239];28); 2)" office:value-type="float" office:value="5" calcext:value-type="float">
            <text:p>5</text:p>
          </table:table-cell>
          <table:table-cell table:formula="of:=BITRSHIFT( BITAND([.C239];3); 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DEX([.$F$2:.$G$34];[.H239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1</text:p>
          </table:table-cell>
          <table:table-cell table:formula="of:=HEX2DEC([.B240])" office:value-type="float" office:value="225" calcext:value-type="float">
            <text:p>225</text:p>
          </table:table-cell>
          <table:table-cell table:formula="of:=HEX2BIN([.B240];8)" office:value-type="string" office:string-value="11100001" calcext:value-type="string">
            <text:p>11100001</text:p>
          </table:table-cell>
          <table:table-cell table:formula="of:=BITRSHIFT( BITAND([.C240];224); 5)" office:value-type="float" office:value="7" calcext:value-type="float">
            <text:p>7</text:p>
          </table:table-cell>
          <table:table-cell table:formula="of:=BITRSHIFT( BITAND([.C240];28); 2)" office:value-type="float" office:value="0" calcext:value-type="float">
            <text:p>0</text:p>
          </table:table-cell>
          <table:table-cell table:formula="of:=BITRSHIFT( BITAND([.C240];3)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F$2:.$G$34];[.H240];2)" office:value-type="string" office:string-value="DP indexed indirect x" calcext:value-type="string">
            <text:p>DP indexed indirect x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f1</text:p>
          </table:table-cell>
          <table:table-cell table:formula="of:=HEX2DEC([.B241])" office:value-type="float" office:value="241" calcext:value-type="float">
            <text:p>241</text:p>
          </table:table-cell>
          <table:table-cell table:formula="of:=HEX2BIN([.B241];8)" office:value-type="string" office:string-value="11110001" calcext:value-type="string">
            <text:p>11110001</text:p>
          </table:table-cell>
          <table:table-cell table:formula="of:=BITRSHIFT( BITAND([.C241];224); 5)" office:value-type="float" office:value="7" calcext:value-type="float">
            <text:p>7</text:p>
          </table:table-cell>
          <table:table-cell table:formula="of:=BITRSHIFT( BITAND([.C241];28); 2)" office:value-type="float" office:value="4" calcext:value-type="float">
            <text:p>4</text:p>
          </table:table-cell>
          <table:table-cell table:formula="of:=BITRSHIFT( BITAND([.C241];3); 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DEX([.$F$2:.$G$34];[.H241];2)" office:value-type="string" office:string-value="DP indirect indexed y" calcext:value-type="string">
            <text:p>DP indirect indexed y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f7</text:p>
          </table:table-cell>
          <table:table-cell table:formula="of:=HEX2DEC([.B242])" office:value-type="float" office:value="247" calcext:value-type="float">
            <text:p>247</text:p>
          </table:table-cell>
          <table:table-cell table:formula="of:=HEX2BIN([.B242];8)" office:value-type="string" office:string-value="11110111" calcext:value-type="string">
            <text:p>11110111</text:p>
          </table:table-cell>
          <table:table-cell table:formula="of:=BITRSHIFT( BITAND([.C242];224); 5)" office:value-type="float" office:value="7" calcext:value-type="float">
            <text:p>7</text:p>
          </table:table-cell>
          <table:table-cell table:formula="of:=BITRSHIFT( BITAND([.C242];28); 2)" office:value-type="float" office:value="5" calcext:value-type="float">
            <text:p>5</text:p>
          </table:table-cell>
          <table:table-cell table:formula="of:=BITRSHIFT( BITAND([.C242];3); 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NDEX([.$F$2:.$G$34];[.H242];2)" office:value-type="string" office:string-value="DP indirect long indexed y" calcext:value-type="string">
            <text:p>DP indirect long indexed y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3</text:p>
          </table:table-cell>
          <table:table-cell table:formula="of:=HEX2DEC([.B243])" office:value-type="float" office:value="227" calcext:value-type="float">
            <text:p>227</text:p>
          </table:table-cell>
          <table:table-cell table:formula="of:=HEX2BIN([.B243];8)" office:value-type="string" office:string-value="11100011" calcext:value-type="string">
            <text:p>11100011</text:p>
          </table:table-cell>
          <table:table-cell table:formula="of:=BITRSHIFT( BITAND([.C243];224); 5)" office:value-type="float" office:value="7" calcext:value-type="float">
            <text:p>7</text:p>
          </table:table-cell>
          <table:table-cell table:formula="of:=BITRSHIFT( BITAND([.C243];28); 2)" office:value-type="float" office:value="0" calcext:value-type="float">
            <text:p>0</text:p>
          </table:table-cell>
          <table:table-cell table:formula="of:=BITRSHIFT( BITAND([.C243];3); 0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NDEX([.$F$2:.$G$34];[.H243];2)" office:value-type="string" office:string-value="stack relative" calcext:value-type="string">
            <text:p>stack relative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f3</text:p>
          </table:table-cell>
          <table:table-cell table:formula="of:=HEX2DEC([.B244])" office:value-type="float" office:value="243" calcext:value-type="float">
            <text:p>243</text:p>
          </table:table-cell>
          <table:table-cell table:formula="of:=HEX2BIN([.B244];8)" office:value-type="string" office:string-value="11110011" calcext:value-type="string">
            <text:p>11110011</text:p>
          </table:table-cell>
          <table:table-cell table:formula="of:=BITRSHIFT( BITAND([.C244];224); 5)" office:value-type="float" office:value="7" calcext:value-type="float">
            <text:p>7</text:p>
          </table:table-cell>
          <table:table-cell table:formula="of:=BITRSHIFT( BITAND([.C244];28); 2)" office:value-type="float" office:value="4" calcext:value-type="float">
            <text:p>4</text:p>
          </table:table-cell>
          <table:table-cell table:formula="of:=BITRSHIFT( BITAND([.C244];3); 0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NDEX([.$F$2:.$G$34];[.H244];2)" office:value-type="string" office:string-value="stack relative indirect indexed y" calcext:value-type="string">
            <text:p>stack relative indirect indexed y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38" calcext:value-type="float">
            <text:p>38</text:p>
          </table:table-cell>
          <table:table-cell table:formula="of:=HEX2DEC([.B245])" office:value-type="float" office:value="56" calcext:value-type="float">
            <text:p>56</text:p>
          </table:table-cell>
          <table:table-cell table:formula="of:=HEX2BIN([.B245];8)" office:value-type="string" office:string-value="00111000" calcext:value-type="string">
            <text:p>00111000</text:p>
          </table:table-cell>
          <table:table-cell table:formula="of:=BITRSHIFT( BITAND([.C245];224); 5)" office:value-type="float" office:value="1" calcext:value-type="float">
            <text:p>1</text:p>
          </table:table-cell>
          <table:table-cell table:formula="of:=BITRSHIFT( BITAND([.C245];28); 2)" office:value-type="float" office:value="6" calcext:value-type="float">
            <text:p>6</text:p>
          </table:table-cell>
          <table:table-cell table:formula="of:=BITRSHIFT( BITAND([.C245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245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formula="of:=HEX2DEC([.B246])" office:value-type="float" office:value="248" calcext:value-type="float">
            <text:p>248</text:p>
          </table:table-cell>
          <table:table-cell table:formula="of:=HEX2BIN([.B246];8)" office:value-type="string" office:string-value="11111000" calcext:value-type="string">
            <text:p>11111000</text:p>
          </table:table-cell>
          <table:table-cell table:formula="of:=BITRSHIFT( BITAND([.C246];224); 5)" office:value-type="float" office:value="7" calcext:value-type="float">
            <text:p>7</text:p>
          </table:table-cell>
          <table:table-cell table:formula="of:=BITRSHIFT( BITAND([.C246];28); 2)" office:value-type="float" office:value="6" calcext:value-type="float">
            <text:p>6</text:p>
          </table:table-cell>
          <table:table-cell table:formula="of:=BITRSHIFT( BITAND([.C246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246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78" calcext:value-type="float">
            <text:p>78</text:p>
          </table:table-cell>
          <table:table-cell table:formula="of:=HEX2DEC([.B247])" office:value-type="float" office:value="120" calcext:value-type="float">
            <text:p>120</text:p>
          </table:table-cell>
          <table:table-cell table:formula="of:=HEX2BIN([.B247];8)" office:value-type="string" office:string-value="01111000" calcext:value-type="string">
            <text:p>01111000</text:p>
          </table:table-cell>
          <table:table-cell table:formula="of:=BITRSHIFT( BITAND([.C247];224); 5)" office:value-type="float" office:value="3" calcext:value-type="float">
            <text:p>3</text:p>
          </table:table-cell>
          <table:table-cell table:formula="of:=BITRSHIFT( BITAND([.C247];28); 2)" office:value-type="float" office:value="6" calcext:value-type="float">
            <text:p>6</text:p>
          </table:table-cell>
          <table:table-cell table:formula="of:=BITRSHIFT( BITAND([.C247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247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e2</text:p>
          </table:table-cell>
          <table:table-cell table:formula="of:=HEX2DEC([.B248])" office:value-type="float" office:value="226" calcext:value-type="float">
            <text:p>226</text:p>
          </table:table-cell>
          <table:table-cell table:formula="of:=HEX2BIN([.B248];8)" office:value-type="string" office:string-value="11100010" calcext:value-type="string">
            <text:p>11100010</text:p>
          </table:table-cell>
          <table:table-cell table:formula="of:=BITRSHIFT( BITAND([.C248];224); 5)" office:value-type="float" office:value="7" calcext:value-type="float">
            <text:p>7</text:p>
          </table:table-cell>
          <table:table-cell table:formula="of:=BITRSHIFT( BITAND([.C248];28); 2)" office:value-type="float" office:value="0" calcext:value-type="float">
            <text:p>0</text:p>
          </table:table-cell>
          <table:table-cell table:formula="of:=BITRSHIFT( BITAND([.C248];3); 0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INDEX([.$F$2:.$G$34];[.H248];2)" office:value-type="string" office:string-value="immediate" calcext:value-type="string">
            <text:p>immediate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8d</text:p>
          </table:table-cell>
          <table:table-cell table:formula="of:=HEX2DEC([.B249])" office:value-type="float" office:value="141" calcext:value-type="float">
            <text:p>141</text:p>
          </table:table-cell>
          <table:table-cell table:formula="of:=HEX2BIN([.B249];8)" office:value-type="string" office:string-value="10001101" calcext:value-type="string">
            <text:p>10001101</text:p>
          </table:table-cell>
          <table:table-cell table:formula="of:=BITRSHIFT( BITAND([.C249];224); 5)" office:value-type="float" office:value="4" calcext:value-type="float">
            <text:p>4</text:p>
          </table:table-cell>
          <table:table-cell table:formula="of:=BITRSHIFT( BITAND([.C249];28); 2)" office:value-type="float" office:value="3" calcext:value-type="float">
            <text:p>3</text:p>
          </table:table-cell>
          <table:table-cell table:formula="of:=BITRSHIFT( BITAND([.C249];3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NDEX([.$F$2:.$G$34];[.H249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8f</text:p>
          </table:table-cell>
          <table:table-cell table:formula="of:=HEX2DEC([.B250])" office:value-type="float" office:value="143" calcext:value-type="float">
            <text:p>143</text:p>
          </table:table-cell>
          <table:table-cell table:formula="of:=HEX2BIN([.B250];8)" office:value-type="string" office:string-value="10001111" calcext:value-type="string">
            <text:p>10001111</text:p>
          </table:table-cell>
          <table:table-cell table:formula="of:=BITRSHIFT( BITAND([.C250];224); 5)" office:value-type="float" office:value="4" calcext:value-type="float">
            <text:p>4</text:p>
          </table:table-cell>
          <table:table-cell table:formula="of:=BITRSHIFT( BITAND([.C250];28); 2)" office:value-type="float" office:value="3" calcext:value-type="float">
            <text:p>3</text:p>
          </table:table-cell>
          <table:table-cell table:formula="of:=BITRSHIFT( BITAND([.C250];3); 0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F$2:.$G$34];[.H250];2)" office:value-type="string" office:string-value="absolute long" calcext:value-type="string">
            <text:p>absolute long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85" calcext:value-type="float">
            <text:p>85</text:p>
          </table:table-cell>
          <table:table-cell table:formula="of:=HEX2DEC([.B251])" office:value-type="float" office:value="133" calcext:value-type="float">
            <text:p>133</text:p>
          </table:table-cell>
          <table:table-cell table:formula="of:=HEX2BIN([.B251];8)" office:value-type="string" office:string-value="10000101" calcext:value-type="string">
            <text:p>10000101</text:p>
          </table:table-cell>
          <table:table-cell table:formula="of:=BITRSHIFT( BITAND([.C251];224); 5)" office:value-type="float" office:value="4" calcext:value-type="float">
            <text:p>4</text:p>
          </table:table-cell>
          <table:table-cell table:formula="of:=BITRSHIFT( BITAND([.C251];28); 2)" office:value-type="float" office:value="1" calcext:value-type="float">
            <text:p>1</text:p>
          </table:table-cell>
          <table:table-cell table:formula="of:=BITRSHIFT( BITAND([.C251];3); 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DEX([.$F$2:.$G$34];[.H251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92" calcext:value-type="float">
            <text:p>92</text:p>
          </table:table-cell>
          <table:table-cell table:formula="of:=HEX2DEC([.B252])" office:value-type="float" office:value="146" calcext:value-type="float">
            <text:p>146</text:p>
          </table:table-cell>
          <table:table-cell table:formula="of:=HEX2BIN([.B252];8)" office:value-type="string" office:string-value="10010010" calcext:value-type="string">
            <text:p>10010010</text:p>
          </table:table-cell>
          <table:table-cell table:formula="of:=BITRSHIFT( BITAND([.C252];224); 5)" office:value-type="float" office:value="4" calcext:value-type="float">
            <text:p>4</text:p>
          </table:table-cell>
          <table:table-cell table:formula="of:=BITRSHIFT( BITAND([.C252];28); 2)" office:value-type="float" office:value="4" calcext:value-type="float">
            <text:p>4</text:p>
          </table:table-cell>
          <table:table-cell table:formula="of:=BITRSHIFT( BITAND([.C252];3); 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F$2:.$G$34];[.H252];2)" office:value-type="string" office:string-value="DP indirect" calcext:value-type="string">
            <text:p>DP indirect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87" calcext:value-type="float">
            <text:p>87</text:p>
          </table:table-cell>
          <table:table-cell table:formula="of:=HEX2DEC([.B253])" office:value-type="float" office:value="135" calcext:value-type="float">
            <text:p>135</text:p>
          </table:table-cell>
          <table:table-cell table:formula="of:=HEX2BIN([.B253];8)" office:value-type="string" office:string-value="10000111" calcext:value-type="string">
            <text:p>10000111</text:p>
          </table:table-cell>
          <table:table-cell table:formula="of:=BITRSHIFT( BITAND([.C253];224); 5)" office:value-type="float" office:value="4" calcext:value-type="float">
            <text:p>4</text:p>
          </table:table-cell>
          <table:table-cell table:formula="of:=BITRSHIFT( BITAND([.C253];28); 2)" office:value-type="float" office:value="1" calcext:value-type="float">
            <text:p>1</text:p>
          </table:table-cell>
          <table:table-cell table:formula="of:=BITRSHIFT( BITAND([.C253];3); 0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F$2:.$G$34];[.H253];2)" office:value-type="string" office:string-value="DP indirect long" calcext:value-type="string">
            <text:p>DP indirect long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9d</text:p>
          </table:table-cell>
          <table:table-cell table:formula="of:=HEX2DEC([.B254])" office:value-type="float" office:value="157" calcext:value-type="float">
            <text:p>157</text:p>
          </table:table-cell>
          <table:table-cell table:formula="of:=HEX2BIN([.B254];8)" office:value-type="string" office:string-value="10011101" calcext:value-type="string">
            <text:p>10011101</text:p>
          </table:table-cell>
          <table:table-cell table:formula="of:=BITRSHIFT( BITAND([.C254];224); 5)" office:value-type="float" office:value="4" calcext:value-type="float">
            <text:p>4</text:p>
          </table:table-cell>
          <table:table-cell table:formula="of:=BITRSHIFT( BITAND([.C254];28); 2)" office:value-type="float" office:value="7" calcext:value-type="float">
            <text:p>7</text:p>
          </table:table-cell>
          <table:table-cell table:formula="of:=BITRSHIFT( BITAND([.C254];3)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F$2:.$G$34];[.H254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9f</text:p>
          </table:table-cell>
          <table:table-cell table:formula="of:=HEX2DEC([.B255])" office:value-type="float" office:value="159" calcext:value-type="float">
            <text:p>159</text:p>
          </table:table-cell>
          <table:table-cell table:formula="of:=HEX2BIN([.B255];8)" office:value-type="string" office:string-value="10011111" calcext:value-type="string">
            <text:p>10011111</text:p>
          </table:table-cell>
          <table:table-cell table:formula="of:=BITRSHIFT( BITAND([.C255];224); 5)" office:value-type="float" office:value="4" calcext:value-type="float">
            <text:p>4</text:p>
          </table:table-cell>
          <table:table-cell table:formula="of:=BITRSHIFT( BITAND([.C255];28); 2)" office:value-type="float" office:value="7" calcext:value-type="float">
            <text:p>7</text:p>
          </table:table-cell>
          <table:table-cell table:formula="of:=BITRSHIFT( BITAND([.C255];3); 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NDEX([.$F$2:.$G$34];[.H255];2)" office:value-type="string" office:string-value="absolute long indexed x" calcext:value-type="string">
            <text:p>absolute long indexed x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99" calcext:value-type="float">
            <text:p>99</text:p>
          </table:table-cell>
          <table:table-cell table:formula="of:=HEX2DEC([.B256])" office:value-type="float" office:value="153" calcext:value-type="float">
            <text:p>153</text:p>
          </table:table-cell>
          <table:table-cell table:formula="of:=HEX2BIN([.B256];8)" office:value-type="string" office:string-value="10011001" calcext:value-type="string">
            <text:p>10011001</text:p>
          </table:table-cell>
          <table:table-cell table:formula="of:=BITRSHIFT( BITAND([.C256];224); 5)" office:value-type="float" office:value="4" calcext:value-type="float">
            <text:p>4</text:p>
          </table:table-cell>
          <table:table-cell table:formula="of:=BITRSHIFT( BITAND([.C256];28); 2)" office:value-type="float" office:value="6" calcext:value-type="float">
            <text:p>6</text:p>
          </table:table-cell>
          <table:table-cell table:formula="of:=BITRSHIFT( BITAND([.C256];3); 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F$2:.$G$34];[.H256];2)" office:value-type="string" office:string-value="absolute indexed y" calcext:value-type="string">
            <text:p>absolute indexed y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95" calcext:value-type="float">
            <text:p>95</text:p>
          </table:table-cell>
          <table:table-cell table:formula="of:=HEX2DEC([.B257])" office:value-type="float" office:value="149" calcext:value-type="float">
            <text:p>149</text:p>
          </table:table-cell>
          <table:table-cell table:formula="of:=HEX2BIN([.B257];8)" office:value-type="string" office:string-value="10010101" calcext:value-type="string">
            <text:p>10010101</text:p>
          </table:table-cell>
          <table:table-cell table:formula="of:=BITRSHIFT( BITAND([.C257];224); 5)" office:value-type="float" office:value="4" calcext:value-type="float">
            <text:p>4</text:p>
          </table:table-cell>
          <table:table-cell table:formula="of:=BITRSHIFT( BITAND([.C257];28); 2)" office:value-type="float" office:value="5" calcext:value-type="float">
            <text:p>5</text:p>
          </table:table-cell>
          <table:table-cell table:formula="of:=BITRSHIFT( BITAND([.C257];3); 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DEX([.$F$2:.$G$34];[.H257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81" calcext:value-type="float">
            <text:p>81</text:p>
          </table:table-cell>
          <table:table-cell table:formula="of:=HEX2DEC([.B258])" office:value-type="float" office:value="129" calcext:value-type="float">
            <text:p>129</text:p>
          </table:table-cell>
          <table:table-cell table:formula="of:=HEX2BIN([.B258];8)" office:value-type="string" office:string-value="10000001" calcext:value-type="string">
            <text:p>10000001</text:p>
          </table:table-cell>
          <table:table-cell table:formula="of:=BITRSHIFT( BITAND([.C258];224); 5)" office:value-type="float" office:value="4" calcext:value-type="float">
            <text:p>4</text:p>
          </table:table-cell>
          <table:table-cell table:formula="of:=BITRSHIFT( BITAND([.C258];28); 2)" office:value-type="float" office:value="0" calcext:value-type="float">
            <text:p>0</text:p>
          </table:table-cell>
          <table:table-cell table:formula="of:=BITRSHIFT( BITAND([.C258];3)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F$2:.$G$34];[.H258];2)" office:value-type="string" office:string-value="DP indexed indirect x" calcext:value-type="string">
            <text:p>DP indexed indirect x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91" calcext:value-type="float">
            <text:p>91</text:p>
          </table:table-cell>
          <table:table-cell table:formula="of:=HEX2DEC([.B259])" office:value-type="float" office:value="145" calcext:value-type="float">
            <text:p>145</text:p>
          </table:table-cell>
          <table:table-cell table:formula="of:=HEX2BIN([.B259];8)" office:value-type="string" office:string-value="10010001" calcext:value-type="string">
            <text:p>10010001</text:p>
          </table:table-cell>
          <table:table-cell table:formula="of:=BITRSHIFT( BITAND([.C259];224); 5)" office:value-type="float" office:value="4" calcext:value-type="float">
            <text:p>4</text:p>
          </table:table-cell>
          <table:table-cell table:formula="of:=BITRSHIFT( BITAND([.C259];28); 2)" office:value-type="float" office:value="4" calcext:value-type="float">
            <text:p>4</text:p>
          </table:table-cell>
          <table:table-cell table:formula="of:=BITRSHIFT( BITAND([.C259];3); 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DEX([.$F$2:.$G$34];[.H259];2)" office:value-type="string" office:string-value="DP indirect indexed y" calcext:value-type="string">
            <text:p>DP indirect indexed y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97" calcext:value-type="float">
            <text:p>97</text:p>
          </table:table-cell>
          <table:table-cell table:formula="of:=HEX2DEC([.B260])" office:value-type="float" office:value="151" calcext:value-type="float">
            <text:p>151</text:p>
          </table:table-cell>
          <table:table-cell table:formula="of:=HEX2BIN([.B260];8)" office:value-type="string" office:string-value="10010111" calcext:value-type="string">
            <text:p>10010111</text:p>
          </table:table-cell>
          <table:table-cell table:formula="of:=BITRSHIFT( BITAND([.C260];224); 5)" office:value-type="float" office:value="4" calcext:value-type="float">
            <text:p>4</text:p>
          </table:table-cell>
          <table:table-cell table:formula="of:=BITRSHIFT( BITAND([.C260];28); 2)" office:value-type="float" office:value="5" calcext:value-type="float">
            <text:p>5</text:p>
          </table:table-cell>
          <table:table-cell table:formula="of:=BITRSHIFT( BITAND([.C260];3); 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NDEX([.$F$2:.$G$34];[.H260];2)" office:value-type="string" office:string-value="DP indirect long indexed y" calcext:value-type="string">
            <text:p>DP indirect long indexed y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83" calcext:value-type="float">
            <text:p>83</text:p>
          </table:table-cell>
          <table:table-cell table:formula="of:=HEX2DEC([.B261])" office:value-type="float" office:value="131" calcext:value-type="float">
            <text:p>131</text:p>
          </table:table-cell>
          <table:table-cell table:formula="of:=HEX2BIN([.B261];8)" office:value-type="string" office:string-value="10000011" calcext:value-type="string">
            <text:p>10000011</text:p>
          </table:table-cell>
          <table:table-cell table:formula="of:=BITRSHIFT( BITAND([.C261];224); 5)" office:value-type="float" office:value="4" calcext:value-type="float">
            <text:p>4</text:p>
          </table:table-cell>
          <table:table-cell table:formula="of:=BITRSHIFT( BITAND([.C261];28); 2)" office:value-type="float" office:value="0" calcext:value-type="float">
            <text:p>0</text:p>
          </table:table-cell>
          <table:table-cell table:formula="of:=BITRSHIFT( BITAND([.C261];3); 0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NDEX([.$F$2:.$G$34];[.H261];2)" office:value-type="string" office:string-value="stack relative" calcext:value-type="string">
            <text:p>stack relative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93" calcext:value-type="float">
            <text:p>93</text:p>
          </table:table-cell>
          <table:table-cell table:formula="of:=HEX2DEC([.B262])" office:value-type="float" office:value="147" calcext:value-type="float">
            <text:p>147</text:p>
          </table:table-cell>
          <table:table-cell table:formula="of:=HEX2BIN([.B262];8)" office:value-type="string" office:string-value="10010011" calcext:value-type="string">
            <text:p>10010011</text:p>
          </table:table-cell>
          <table:table-cell table:formula="of:=BITRSHIFT( BITAND([.C262];224); 5)" office:value-type="float" office:value="4" calcext:value-type="float">
            <text:p>4</text:p>
          </table:table-cell>
          <table:table-cell table:formula="of:=BITRSHIFT( BITAND([.C262];28); 2)" office:value-type="float" office:value="4" calcext:value-type="float">
            <text:p>4</text:p>
          </table:table-cell>
          <table:table-cell table:formula="of:=BITRSHIFT( BITAND([.C262];3); 0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NDEX([.$F$2:.$G$34];[.H262];2)" office:value-type="string" office:string-value="stack relative indirect indexed y" calcext:value-type="string">
            <text:p>stack relative indirect indexed y</text:p>
          </table:table-cell>
          <table:table-cell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db</text:p>
          </table:table-cell>
          <table:table-cell table:formula="of:=HEX2DEC([.B263])" office:value-type="float" office:value="219" calcext:value-type="float">
            <text:p>219</text:p>
          </table:table-cell>
          <table:table-cell table:formula="of:=HEX2BIN([.B263];8)" office:value-type="string" office:string-value="11011011" calcext:value-type="string">
            <text:p>11011011</text:p>
          </table:table-cell>
          <table:table-cell table:formula="of:=BITRSHIFT( BITAND([.C263];224); 5)" office:value-type="float" office:value="6" calcext:value-type="float">
            <text:p>6</text:p>
          </table:table-cell>
          <table:table-cell table:formula="of:=BITRSHIFT( BITAND([.C263];28); 2)" office:value-type="float" office:value="6" calcext:value-type="float">
            <text:p>6</text:p>
          </table:table-cell>
          <table:table-cell table:formula="of:=BITRSHIFT( BITAND([.C263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63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STX</text:p>
          </table:table-cell>
          <table:table-cell office:value-type="string" calcext:value-type="string">
            <text:p>8e</text:p>
          </table:table-cell>
          <table:table-cell table:formula="of:=HEX2DEC([.B264])" office:value-type="float" office:value="142" calcext:value-type="float">
            <text:p>142</text:p>
          </table:table-cell>
          <table:table-cell table:formula="of:=HEX2BIN([.B264];8)" office:value-type="string" office:string-value="10001110" calcext:value-type="string">
            <text:p>10001110</text:p>
          </table:table-cell>
          <table:table-cell table:formula="of:=BITRSHIFT( BITAND([.C264];224); 5)" office:value-type="float" office:value="4" calcext:value-type="float">
            <text:p>4</text:p>
          </table:table-cell>
          <table:table-cell table:formula="of:=BITRSHIFT( BITAND([.C264];28); 2)" office:value-type="float" office:value="3" calcext:value-type="float">
            <text:p>3</text:p>
          </table:table-cell>
          <table:table-cell table:formula="of:=BITRSHIFT( BITAND([.C264];3); 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F$2:.$G$34];[.H264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86" calcext:value-type="float">
            <text:p>86</text:p>
          </table:table-cell>
          <table:table-cell table:formula="of:=HEX2DEC([.B265])" office:value-type="float" office:value="134" calcext:value-type="float">
            <text:p>134</text:p>
          </table:table-cell>
          <table:table-cell table:formula="of:=HEX2BIN([.B265];8)" office:value-type="string" office:string-value="10000110" calcext:value-type="string">
            <text:p>10000110</text:p>
          </table:table-cell>
          <table:table-cell table:formula="of:=BITRSHIFT( BITAND([.C265];224); 5)" office:value-type="float" office:value="4" calcext:value-type="float">
            <text:p>4</text:p>
          </table:table-cell>
          <table:table-cell table:formula="of:=BITRSHIFT( BITAND([.C265];28); 2)" office:value-type="float" office:value="1" calcext:value-type="float">
            <text:p>1</text:p>
          </table:table-cell>
          <table:table-cell table:formula="of:=BITRSHIFT( BITAND([.C265];3); 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F$2:.$G$34];[.H265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96" calcext:value-type="float">
            <text:p>96</text:p>
          </table:table-cell>
          <table:table-cell table:formula="of:=HEX2DEC([.B266])" office:value-type="float" office:value="150" calcext:value-type="float">
            <text:p>150</text:p>
          </table:table-cell>
          <table:table-cell table:formula="of:=HEX2BIN([.B266];8)" office:value-type="string" office:string-value="10010110" calcext:value-type="string">
            <text:p>10010110</text:p>
          </table:table-cell>
          <table:table-cell table:formula="of:=BITRSHIFT( BITAND([.C266];224); 5)" office:value-type="float" office:value="4" calcext:value-type="float">
            <text:p>4</text:p>
          </table:table-cell>
          <table:table-cell table:formula="of:=BITRSHIFT( BITAND([.C266];28); 2)" office:value-type="float" office:value="5" calcext:value-type="float">
            <text:p>5</text:p>
          </table:table-cell>
          <table:table-cell table:formula="of:=BITRSHIFT( BITAND([.C266];3); 0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NDEX([.$F$2:.$G$34];[.H266];2)" office:value-type="string" office:string-value="DP indexed y" calcext:value-type="string">
            <text:p>DP indexed y</text:p>
          </table:table-cell>
          <table:table-cell/>
        </table:table-row>
        <table:table-row table:style-name="ro1">
          <table:table-cell office:value-type="string" calcext:value-type="string">
            <text:p>STY</text:p>
          </table:table-cell>
          <table:table-cell office:value-type="string" calcext:value-type="string">
            <text:p>8c</text:p>
          </table:table-cell>
          <table:table-cell table:formula="of:=HEX2DEC([.B267])" office:value-type="float" office:value="140" calcext:value-type="float">
            <text:p>140</text:p>
          </table:table-cell>
          <table:table-cell table:formula="of:=HEX2BIN([.B267];8)" office:value-type="string" office:string-value="10001100" calcext:value-type="string">
            <text:p>10001100</text:p>
          </table:table-cell>
          <table:table-cell table:formula="of:=BITRSHIFT( BITAND([.C267];224); 5)" office:value-type="float" office:value="4" calcext:value-type="float">
            <text:p>4</text:p>
          </table:table-cell>
          <table:table-cell table:formula="of:=BITRSHIFT( BITAND([.C267];28); 2)" office:value-type="float" office:value="3" calcext:value-type="float">
            <text:p>3</text:p>
          </table:table-cell>
          <table:table-cell table:formula="of:=BITRSHIFT( BITAND([.C267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267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84" calcext:value-type="float">
            <text:p>84</text:p>
          </table:table-cell>
          <table:table-cell table:formula="of:=HEX2DEC([.B268])" office:value-type="float" office:value="132" calcext:value-type="float">
            <text:p>132</text:p>
          </table:table-cell>
          <table:table-cell table:formula="of:=HEX2BIN([.B268];8)" office:value-type="string" office:string-value="10000100" calcext:value-type="string">
            <text:p>10000100</text:p>
          </table:table-cell>
          <table:table-cell table:formula="of:=BITRSHIFT( BITAND([.C268];224); 5)" office:value-type="float" office:value="4" calcext:value-type="float">
            <text:p>4</text:p>
          </table:table-cell>
          <table:table-cell table:formula="of:=BITRSHIFT( BITAND([.C268];28); 2)" office:value-type="float" office:value="1" calcext:value-type="float">
            <text:p>1</text:p>
          </table:table-cell>
          <table:table-cell table:formula="of:=BITRSHIFT( BITAND([.C268];3); 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F$2:.$G$34];[.H268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94" calcext:value-type="float">
            <text:p>94</text:p>
          </table:table-cell>
          <table:table-cell table:formula="of:=HEX2DEC([.B269])" office:value-type="float" office:value="148" calcext:value-type="float">
            <text:p>148</text:p>
          </table:table-cell>
          <table:table-cell table:formula="of:=HEX2BIN([.B269];8)" office:value-type="string" office:string-value="10010100" calcext:value-type="string">
            <text:p>10010100</text:p>
          </table:table-cell>
          <table:table-cell table:formula="of:=BITRSHIFT( BITAND([.C269];224); 5)" office:value-type="float" office:value="4" calcext:value-type="float">
            <text:p>4</text:p>
          </table:table-cell>
          <table:table-cell table:formula="of:=BITRSHIFT( BITAND([.C269];28); 2)" office:value-type="float" office:value="5" calcext:value-type="float">
            <text:p>5</text:p>
          </table:table-cell>
          <table:table-cell table:formula="of:=BITRSHIFT( BITAND([.C269];3); 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NDEX([.$F$2:.$G$34];[.H269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STZ</text:p>
          </table:table-cell>
          <table:table-cell office:value-type="string" calcext:value-type="string">
            <text:p>9c</text:p>
          </table:table-cell>
          <table:table-cell table:formula="of:=HEX2DEC([.B270])" office:value-type="float" office:value="156" calcext:value-type="float">
            <text:p>156</text:p>
          </table:table-cell>
          <table:table-cell table:formula="of:=HEX2BIN([.B270];8)" office:value-type="string" office:string-value="10011100" calcext:value-type="string">
            <text:p>10011100</text:p>
          </table:table-cell>
          <table:table-cell table:formula="of:=BITRSHIFT( BITAND([.C270];224); 5)" office:value-type="float" office:value="4" calcext:value-type="float">
            <text:p>4</text:p>
          </table:table-cell>
          <table:table-cell table:formula="of:=BITRSHIFT( BITAND([.C270];28); 2)" office:value-type="float" office:value="7" calcext:value-type="float">
            <text:p>7</text:p>
          </table:table-cell>
          <table:table-cell table:formula="of:=BITRSHIFT( BITAND([.C270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270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STZ</text:p>
          </table:table-cell>
          <table:table-cell office:value-type="float" office:value="64" calcext:value-type="float">
            <text:p>64</text:p>
          </table:table-cell>
          <table:table-cell table:formula="of:=HEX2DEC([.B271])" office:value-type="float" office:value="100" calcext:value-type="float">
            <text:p>100</text:p>
          </table:table-cell>
          <table:table-cell table:formula="of:=HEX2BIN([.B271];8)" office:value-type="string" office:string-value="01100100" calcext:value-type="string">
            <text:p>01100100</text:p>
          </table:table-cell>
          <table:table-cell table:formula="of:=BITRSHIFT( BITAND([.C271];224); 5)" office:value-type="float" office:value="3" calcext:value-type="float">
            <text:p>3</text:p>
          </table:table-cell>
          <table:table-cell table:formula="of:=BITRSHIFT( BITAND([.C271];28); 2)" office:value-type="float" office:value="1" calcext:value-type="float">
            <text:p>1</text:p>
          </table:table-cell>
          <table:table-cell table:formula="of:=BITRSHIFT( BITAND([.C271];3); 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F$2:.$G$34];[.H271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STZ</text:p>
          </table:table-cell>
          <table:table-cell office:value-type="string" calcext:value-type="string">
            <text:p>9e</text:p>
          </table:table-cell>
          <table:table-cell table:formula="of:=HEX2DEC([.B272])" office:value-type="float" office:value="158" calcext:value-type="float">
            <text:p>158</text:p>
          </table:table-cell>
          <table:table-cell table:formula="of:=HEX2BIN([.B272];8)" office:value-type="string" office:string-value="10011110" calcext:value-type="string">
            <text:p>10011110</text:p>
          </table:table-cell>
          <table:table-cell table:formula="of:=BITRSHIFT( BITAND([.C272];224); 5)" office:value-type="float" office:value="4" calcext:value-type="float">
            <text:p>4</text:p>
          </table:table-cell>
          <table:table-cell table:formula="of:=BITRSHIFT( BITAND([.C272];28); 2)" office:value-type="float" office:value="7" calcext:value-type="float">
            <text:p>7</text:p>
          </table:table-cell>
          <table:table-cell table:formula="of:=BITRSHIFT( BITAND([.C272];3)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$F$2:.$G$34];[.H272];2)" office:value-type="string" office:string-value="absolute indexed x" calcext:value-type="string">
            <text:p>absolute indexed x</text:p>
          </table:table-cell>
          <table:table-cell/>
        </table:table-row>
        <table:table-row table:style-name="ro1">
          <table:table-cell office:value-type="string" calcext:value-type="string">
            <text:p>STZ</text:p>
          </table:table-cell>
          <table:table-cell office:value-type="float" office:value="74" calcext:value-type="float">
            <text:p>74</text:p>
          </table:table-cell>
          <table:table-cell table:formula="of:=HEX2DEC([.B273])" office:value-type="float" office:value="116" calcext:value-type="float">
            <text:p>116</text:p>
          </table:table-cell>
          <table:table-cell table:formula="of:=HEX2BIN([.B273];8)" office:value-type="string" office:string-value="01110100" calcext:value-type="string">
            <text:p>01110100</text:p>
          </table:table-cell>
          <table:table-cell table:formula="of:=BITRSHIFT( BITAND([.C273];224); 5)" office:value-type="float" office:value="3" calcext:value-type="float">
            <text:p>3</text:p>
          </table:table-cell>
          <table:table-cell table:formula="of:=BITRSHIFT( BITAND([.C273];28); 2)" office:value-type="float" office:value="5" calcext:value-type="float">
            <text:p>5</text:p>
          </table:table-cell>
          <table:table-cell table:formula="of:=BITRSHIFT( BITAND([.C273];3); 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NDEX([.$F$2:.$G$34];[.H273];2)" office:value-type="string" office:string-value="DP indexed x" calcext:value-type="string">
            <text:p>DP indexed x</text:p>
          </table:table-cell>
          <table:table-cell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formula="of:=HEX2DEC([.B274])" office:value-type="float" office:value="170" calcext:value-type="float">
            <text:p>170</text:p>
          </table:table-cell>
          <table:table-cell table:formula="of:=HEX2BIN([.B274];8)" office:value-type="string" office:string-value="10101010" calcext:value-type="string">
            <text:p>10101010</text:p>
          </table:table-cell>
          <table:table-cell table:formula="of:=BITRSHIFT( BITAND([.C274];224); 5)" office:value-type="float" office:value="5" calcext:value-type="float">
            <text:p>5</text:p>
          </table:table-cell>
          <table:table-cell table:formula="of:=BITRSHIFT( BITAND([.C274];28); 2)" office:value-type="float" office:value="2" calcext:value-type="float">
            <text:p>2</text:p>
          </table:table-cell>
          <table:table-cell table:formula="of:=BITRSHIFT( BITAND([.C274];3); 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NDEX([.$F$2:.$G$34];[.H274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formula="of:=HEX2DEC([.B275])" office:value-type="float" office:value="168" calcext:value-type="float">
            <text:p>168</text:p>
          </table:table-cell>
          <table:table-cell table:formula="of:=HEX2BIN([.B275];8)" office:value-type="string" office:string-value="10101000" calcext:value-type="string">
            <text:p>10101000</text:p>
          </table:table-cell>
          <table:table-cell table:formula="of:=BITRSHIFT( BITAND([.C275];224); 5)" office:value-type="float" office:value="5" calcext:value-type="float">
            <text:p>5</text:p>
          </table:table-cell>
          <table:table-cell table:formula="of:=BITRSHIFT( BITAND([.C275];28); 2)" office:value-type="float" office:value="2" calcext:value-type="float">
            <text:p>2</text:p>
          </table:table-cell>
          <table:table-cell table:formula="of:=BITRSHIFT( BITAND([.C275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275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CD</text:p>
          </table:table-cell>
          <table:table-cell office:value-type="string" calcext:value-type="string">
            <text:p>5b</text:p>
          </table:table-cell>
          <table:table-cell table:formula="of:=HEX2DEC([.B276])" office:value-type="float" office:value="91" calcext:value-type="float">
            <text:p>91</text:p>
          </table:table-cell>
          <table:table-cell table:formula="of:=HEX2BIN([.B276];8)" office:value-type="string" office:string-value="01011011" calcext:value-type="string">
            <text:p>01011011</text:p>
          </table:table-cell>
          <table:table-cell table:formula="of:=BITRSHIFT( BITAND([.C276];224); 5)" office:value-type="float" office:value="2" calcext:value-type="float">
            <text:p>2</text:p>
          </table:table-cell>
          <table:table-cell table:formula="of:=BITRSHIFT( BITAND([.C276];28); 2)" office:value-type="float" office:value="6" calcext:value-type="float">
            <text:p>6</text:p>
          </table:table-cell>
          <table:table-cell table:formula="of:=BITRSHIFT( BITAND([.C276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76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1b</text:p>
          </table:table-cell>
          <table:table-cell table:formula="of:=HEX2DEC([.B277])" office:value-type="float" office:value="27" calcext:value-type="float">
            <text:p>27</text:p>
          </table:table-cell>
          <table:table-cell table:formula="of:=HEX2BIN([.B277];8)" office:value-type="string" office:string-value="00011011" calcext:value-type="string">
            <text:p>00011011</text:p>
          </table:table-cell>
          <table:table-cell table:formula="of:=BITRSHIFT( BITAND([.C277];224); 5)" office:value-type="float" office:value="0" calcext:value-type="float">
            <text:p>0</text:p>
          </table:table-cell>
          <table:table-cell table:formula="of:=BITRSHIFT( BITAND([.C277];28); 2)" office:value-type="float" office:value="6" calcext:value-type="float">
            <text:p>6</text:p>
          </table:table-cell>
          <table:table-cell table:formula="of:=BITRSHIFT( BITAND([.C277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77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DC</text:p>
          </table:table-cell>
          <table:table-cell office:value-type="string" calcext:value-type="string">
            <text:p>7b</text:p>
          </table:table-cell>
          <table:table-cell table:formula="of:=HEX2DEC([.B278])" office:value-type="float" office:value="123" calcext:value-type="float">
            <text:p>123</text:p>
          </table:table-cell>
          <table:table-cell table:formula="of:=HEX2BIN([.B278];8)" office:value-type="string" office:string-value="01111011" calcext:value-type="string">
            <text:p>01111011</text:p>
          </table:table-cell>
          <table:table-cell table:formula="of:=BITRSHIFT( BITAND([.C278];224); 5)" office:value-type="float" office:value="3" calcext:value-type="float">
            <text:p>3</text:p>
          </table:table-cell>
          <table:table-cell table:formula="of:=BITRSHIFT( BITAND([.C278];28); 2)" office:value-type="float" office:value="6" calcext:value-type="float">
            <text:p>6</text:p>
          </table:table-cell>
          <table:table-cell table:formula="of:=BITRSHIFT( BITAND([.C278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78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RB</text:p>
          </table:table-cell>
          <table:table-cell office:value-type="string" calcext:value-type="string">
            <text:p>1c</text:p>
          </table:table-cell>
          <table:table-cell table:formula="of:=HEX2DEC([.B279])" office:value-type="float" office:value="28" calcext:value-type="float">
            <text:p>28</text:p>
          </table:table-cell>
          <table:table-cell table:formula="of:=HEX2BIN([.B279];8)" office:value-type="string" office:string-value="00011100" calcext:value-type="string">
            <text:p>00011100</text:p>
          </table:table-cell>
          <table:table-cell table:formula="of:=BITRSHIFT( BITAND([.C279];224); 5)" office:value-type="float" office:value="0" calcext:value-type="float">
            <text:p>0</text:p>
          </table:table-cell>
          <table:table-cell table:formula="of:=BITRSHIFT( BITAND([.C279];28); 2)" office:value-type="float" office:value="7" calcext:value-type="float">
            <text:p>7</text:p>
          </table:table-cell>
          <table:table-cell table:formula="of:=BITRSHIFT( BITAND([.C279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279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TRB</text:p>
          </table:table-cell>
          <table:table-cell office:value-type="float" office:value="14" calcext:value-type="float">
            <text:p>14</text:p>
          </table:table-cell>
          <table:table-cell table:formula="of:=HEX2DEC([.B280])" office:value-type="float" office:value="20" calcext:value-type="float">
            <text:p>20</text:p>
          </table:table-cell>
          <table:table-cell table:formula="of:=HEX2BIN([.B280];8)" office:value-type="string" office:string-value="00010100" calcext:value-type="string">
            <text:p>00010100</text:p>
          </table:table-cell>
          <table:table-cell table:formula="of:=BITRSHIFT( BITAND([.C280];224); 5)" office:value-type="float" office:value="0" calcext:value-type="float">
            <text:p>0</text:p>
          </table:table-cell>
          <table:table-cell table:formula="of:=BITRSHIFT( BITAND([.C280];28); 2)" office:value-type="float" office:value="5" calcext:value-type="float">
            <text:p>5</text:p>
          </table:table-cell>
          <table:table-cell table:formula="of:=BITRSHIFT( BITAND([.C280];3); 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F$2:.$G$34];[.H280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TSB</text:p>
          </table:table-cell>
          <table:table-cell office:value-type="string" calcext:value-type="string">
            <text:p>0c</text:p>
          </table:table-cell>
          <table:table-cell table:formula="of:=HEX2DEC([.B281])" office:value-type="float" office:value="12" calcext:value-type="float">
            <text:p>12</text:p>
          </table:table-cell>
          <table:table-cell table:formula="of:=HEX2BIN([.B281];8)" office:value-type="string" office:string-value="00001100" calcext:value-type="string">
            <text:p>00001100</text:p>
          </table:table-cell>
          <table:table-cell table:formula="of:=BITRSHIFT( BITAND([.C281];224); 5)" office:value-type="float" office:value="0" calcext:value-type="float">
            <text:p>0</text:p>
          </table:table-cell>
          <table:table-cell table:formula="of:=BITRSHIFT( BITAND([.C281];28); 2)" office:value-type="float" office:value="3" calcext:value-type="float">
            <text:p>3</text:p>
          </table:table-cell>
          <table:table-cell table:formula="of:=BITRSHIFT( BITAND([.C281];3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F$2:.$G$34];[.H281];2)" office:value-type="string" office:string-value="absolute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TSB</text:p>
          </table:table-cell>
          <table:table-cell office:value-type="float" office:value="4" calcext:value-type="float">
            <text:p>4</text:p>
          </table:table-cell>
          <table:table-cell table:formula="of:=HEX2DEC([.B282])" office:value-type="float" office:value="4" calcext:value-type="float">
            <text:p>4</text:p>
          </table:table-cell>
          <table:table-cell table:formula="of:=HEX2BIN([.B282];8)" office:value-type="string" office:string-value="00000100" calcext:value-type="string">
            <text:p>00000100</text:p>
          </table:table-cell>
          <table:table-cell table:formula="of:=BITRSHIFT( BITAND([.C282];224); 5)" office:value-type="float" office:value="0" calcext:value-type="float">
            <text:p>0</text:p>
          </table:table-cell>
          <table:table-cell table:formula="of:=BITRSHIFT( BITAND([.C282];28); 2)" office:value-type="float" office:value="1" calcext:value-type="float">
            <text:p>1</text:p>
          </table:table-cell>
          <table:table-cell table:formula="of:=BITRSHIFT( BITAND([.C282];3); 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F$2:.$G$34];[.H282];2)" office:value-type="string" office:string-value="DP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TSC</text:p>
          </table:table-cell>
          <table:table-cell office:value-type="string" calcext:value-type="string">
            <text:p>3b</text:p>
          </table:table-cell>
          <table:table-cell table:formula="of:=HEX2DEC([.B283])" office:value-type="float" office:value="59" calcext:value-type="float">
            <text:p>59</text:p>
          </table:table-cell>
          <table:table-cell table:formula="of:=HEX2BIN([.B283];8)" office:value-type="string" office:string-value="00111011" calcext:value-type="string">
            <text:p>00111011</text:p>
          </table:table-cell>
          <table:table-cell table:formula="of:=BITRSHIFT( BITAND([.C283];224); 5)" office:value-type="float" office:value="1" calcext:value-type="float">
            <text:p>1</text:p>
          </table:table-cell>
          <table:table-cell table:formula="of:=BITRSHIFT( BITAND([.C283];28); 2)" office:value-type="float" office:value="6" calcext:value-type="float">
            <text:p>6</text:p>
          </table:table-cell>
          <table:table-cell table:formula="of:=BITRSHIFT( BITAND([.C283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83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formula="of:=HEX2DEC([.B284])" office:value-type="float" office:value="186" calcext:value-type="float">
            <text:p>186</text:p>
          </table:table-cell>
          <table:table-cell table:formula="of:=HEX2BIN([.B284];8)" office:value-type="string" office:string-value="10111010" calcext:value-type="string">
            <text:p>10111010</text:p>
          </table:table-cell>
          <table:table-cell table:formula="of:=BITRSHIFT( BITAND([.C284];224); 5)" office:value-type="float" office:value="5" calcext:value-type="float">
            <text:p>5</text:p>
          </table:table-cell>
          <table:table-cell table:formula="of:=BITRSHIFT( BITAND([.C284];28); 2)" office:value-type="float" office:value="6" calcext:value-type="float">
            <text:p>6</text:p>
          </table:table-cell>
          <table:table-cell table:formula="of:=BITRSHIFT( BITAND([.C284];3); 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NDEX([.$F$2:.$G$34];[.H284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formula="of:=HEX2DEC([.B285])" office:value-type="float" office:value="138" calcext:value-type="float">
            <text:p>138</text:p>
          </table:table-cell>
          <table:table-cell table:formula="of:=HEX2BIN([.B285];8)" office:value-type="string" office:string-value="10001010" calcext:value-type="string">
            <text:p>10001010</text:p>
          </table:table-cell>
          <table:table-cell table:formula="of:=BITRSHIFT( BITAND([.C285];224); 5)" office:value-type="float" office:value="4" calcext:value-type="float">
            <text:p>4</text:p>
          </table:table-cell>
          <table:table-cell table:formula="of:=BITRSHIFT( BITAND([.C285];28); 2)" office:value-type="float" office:value="2" calcext:value-type="float">
            <text:p>2</text:p>
          </table:table-cell>
          <table:table-cell table:formula="of:=BITRSHIFT( BITAND([.C285];3); 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NDEX([.$F$2:.$G$34];[.H285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formula="of:=HEX2DEC([.B286])" office:value-type="float" office:value="154" calcext:value-type="float">
            <text:p>154</text:p>
          </table:table-cell>
          <table:table-cell table:formula="of:=HEX2BIN([.B286];8)" office:value-type="string" office:string-value="10011010" calcext:value-type="string">
            <text:p>10011010</text:p>
          </table:table-cell>
          <table:table-cell table:formula="of:=BITRSHIFT( BITAND([.C286];224); 5)" office:value-type="float" office:value="4" calcext:value-type="float">
            <text:p>4</text:p>
          </table:table-cell>
          <table:table-cell table:formula="of:=BITRSHIFT( BITAND([.C286];28); 2)" office:value-type="float" office:value="6" calcext:value-type="float">
            <text:p>6</text:p>
          </table:table-cell>
          <table:table-cell table:formula="of:=BITRSHIFT( BITAND([.C286];3); 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NDEX([.$F$2:.$G$34];[.H286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XY</text:p>
          </table:table-cell>
          <table:table-cell office:value-type="string" calcext:value-type="string">
            <text:p>9b</text:p>
          </table:table-cell>
          <table:table-cell table:formula="of:=HEX2DEC([.B287])" office:value-type="float" office:value="155" calcext:value-type="float">
            <text:p>155</text:p>
          </table:table-cell>
          <table:table-cell table:formula="of:=HEX2BIN([.B287];8)" office:value-type="string" office:string-value="10011011" calcext:value-type="string">
            <text:p>10011011</text:p>
          </table:table-cell>
          <table:table-cell table:formula="of:=BITRSHIFT( BITAND([.C287];224); 5)" office:value-type="float" office:value="4" calcext:value-type="float">
            <text:p>4</text:p>
          </table:table-cell>
          <table:table-cell table:formula="of:=BITRSHIFT( BITAND([.C287];28); 2)" office:value-type="float" office:value="6" calcext:value-type="float">
            <text:p>6</text:p>
          </table:table-cell>
          <table:table-cell table:formula="of:=BITRSHIFT( BITAND([.C287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87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98" calcext:value-type="float">
            <text:p>98</text:p>
          </table:table-cell>
          <table:table-cell table:formula="of:=HEX2DEC([.B288])" office:value-type="float" office:value="152" calcext:value-type="float">
            <text:p>152</text:p>
          </table:table-cell>
          <table:table-cell table:formula="of:=HEX2BIN([.B288];8)" office:value-type="string" office:string-value="10011000" calcext:value-type="string">
            <text:p>10011000</text:p>
          </table:table-cell>
          <table:table-cell table:formula="of:=BITRSHIFT( BITAND([.C288];224); 5)" office:value-type="float" office:value="4" calcext:value-type="float">
            <text:p>4</text:p>
          </table:table-cell>
          <table:table-cell table:formula="of:=BITRSHIFT( BITAND([.C288];28); 2)" office:value-type="float" office:value="6" calcext:value-type="float">
            <text:p>6</text:p>
          </table:table-cell>
          <table:table-cell table:formula="of:=BITRSHIFT( BITAND([.C288];3)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NDEX([.$F$2:.$G$34];[.H288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TYX</text:p>
          </table:table-cell>
          <table:table-cell office:value-type="string" calcext:value-type="string">
            <text:p>bb</text:p>
          </table:table-cell>
          <table:table-cell table:formula="of:=HEX2DEC([.B289])" office:value-type="float" office:value="187" calcext:value-type="float">
            <text:p>187</text:p>
          </table:table-cell>
          <table:table-cell table:formula="of:=HEX2BIN([.B289];8)" office:value-type="string" office:string-value="10111011" calcext:value-type="string">
            <text:p>10111011</text:p>
          </table:table-cell>
          <table:table-cell table:formula="of:=BITRSHIFT( BITAND([.C289];224); 5)" office:value-type="float" office:value="5" calcext:value-type="float">
            <text:p>5</text:p>
          </table:table-cell>
          <table:table-cell table:formula="of:=BITRSHIFT( BITAND([.C289];28); 2)" office:value-type="float" office:value="6" calcext:value-type="float">
            <text:p>6</text:p>
          </table:table-cell>
          <table:table-cell table:formula="of:=BITRSHIFT( BITAND([.C289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89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WAI</text:p>
          </table:table-cell>
          <table:table-cell office:value-type="string" calcext:value-type="string">
            <text:p>cb</text:p>
          </table:table-cell>
          <table:table-cell table:formula="of:=HEX2DEC([.B290])" office:value-type="float" office:value="203" calcext:value-type="float">
            <text:p>203</text:p>
          </table:table-cell>
          <table:table-cell table:formula="of:=HEX2BIN([.B290];8)" office:value-type="string" office:string-value="11001011" calcext:value-type="string">
            <text:p>11001011</text:p>
          </table:table-cell>
          <table:table-cell table:formula="of:=BITRSHIFT( BITAND([.C290];224); 5)" office:value-type="float" office:value="6" calcext:value-type="float">
            <text:p>6</text:p>
          </table:table-cell>
          <table:table-cell table:formula="of:=BITRSHIFT( BITAND([.C290];28); 2)" office:value-type="float" office:value="2" calcext:value-type="float">
            <text:p>2</text:p>
          </table:table-cell>
          <table:table-cell table:formula="of:=BITRSHIFT( BITAND([.C290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90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WDM</text:p>
          </table:table-cell>
          <table:table-cell office:value-type="float" office:value="42" calcext:value-type="float">
            <text:p>42</text:p>
          </table:table-cell>
          <table:table-cell table:formula="of:=HEX2DEC([.B291])" office:value-type="float" office:value="66" calcext:value-type="float">
            <text:p>66</text:p>
          </table:table-cell>
          <table:table-cell table:formula="of:=HEX2BIN([.B291];8)" office:value-type="string" office:string-value="01000010" calcext:value-type="string">
            <text:p>01000010</text:p>
          </table:table-cell>
          <table:table-cell table:formula="of:=BITRSHIFT( BITAND([.C291];224); 5)" office:value-type="float" office:value="2" calcext:value-type="float">
            <text:p>2</text:p>
          </table:table-cell>
          <table:table-cell table:formula="of:=BITRSHIFT( BITAND([.C291];28); 2)" office:value-type="float" office:value="0" calcext:value-type="float">
            <text:p>0</text:p>
          </table:table-cell>
          <table:table-cell table:formula="of:=BITRSHIFT( BITAND([.C291];3); 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NDEX([.$F$2:.$G$34];[.H291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XBA</text:p>
          </table:table-cell>
          <table:table-cell office:value-type="string" calcext:value-type="string">
            <text:p>eb</text:p>
          </table:table-cell>
          <table:table-cell table:formula="of:=HEX2DEC([.B292])" office:value-type="float" office:value="235" calcext:value-type="float">
            <text:p>235</text:p>
          </table:table-cell>
          <table:table-cell table:formula="of:=HEX2BIN([.B292];8)" office:value-type="string" office:string-value="11101011" calcext:value-type="string">
            <text:p>11101011</text:p>
          </table:table-cell>
          <table:table-cell table:formula="of:=BITRSHIFT( BITAND([.C292];224); 5)" office:value-type="float" office:value="7" calcext:value-type="float">
            <text:p>7</text:p>
          </table:table-cell>
          <table:table-cell table:formula="of:=BITRSHIFT( BITAND([.C292];28); 2)" office:value-type="float" office:value="2" calcext:value-type="float">
            <text:p>2</text:p>
          </table:table-cell>
          <table:table-cell table:formula="of:=BITRSHIFT( BITAND([.C292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92];2)" office:value-type="string" office:string-value="implied" calcext:value-type="string">
            <text:p>implied</text:p>
          </table:table-cell>
          <table:table-cell/>
        </table:table-row>
        <table:table-row table:style-name="ro1">
          <table:table-cell office:value-type="string" calcext:value-type="string">
            <text:p>XCE</text:p>
          </table:table-cell>
          <table:table-cell office:value-type="string" calcext:value-type="string">
            <text:p>fb</text:p>
          </table:table-cell>
          <table:table-cell table:formula="of:=HEX2DEC([.B293])" office:value-type="float" office:value="251" calcext:value-type="float">
            <text:p>251</text:p>
          </table:table-cell>
          <table:table-cell table:formula="of:=HEX2BIN([.B293];8)" office:value-type="string" office:string-value="11111011" calcext:value-type="string">
            <text:p>11111011</text:p>
          </table:table-cell>
          <table:table-cell table:formula="of:=BITRSHIFT( BITAND([.C293];224); 5)" office:value-type="float" office:value="7" calcext:value-type="float">
            <text:p>7</text:p>
          </table:table-cell>
          <table:table-cell table:formula="of:=BITRSHIFT( BITAND([.C293];28); 2)" office:value-type="float" office:value="6" calcext:value-type="float">
            <text:p>6</text:p>
          </table:table-cell>
          <table:table-cell table:formula="of:=BITRSHIFT( BITAND([.C293];3); 0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NDEX([.$F$2:.$G$34];[.H293];2)" office:value-type="string" office:string-value="implied" calcext:value-type="string">
            <text:p>implied</text:p>
          </table:table-cell>
          <table:table-cell/>
        </table:table-row>
        <table:table-row table:style-name="ro1" table:number-rows-repeated="104828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M36:Sheet1.O29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/00/0000</text:date>, <text:time style:data-style-name="N2" text:time-value="09:13:07.1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5:30:30.775000000</meta:creation-date>
    <dc:date>2019-04-14T10:59:27.565000000</dc:date>
    <meta:editing-duration>P1DT12H33M40S</meta:editing-duration>
    <meta:editing-cycles>17</meta:editing-cycles>
    <meta:generator>LibreOffice/5.0.5.2$Windows_x86 LibreOffice_project/55b006a02d247b5f7215fc6ea0fde844b30035b3</meta:generator>
    <meta:document-statistic meta:table-count="1" meta:cell-count="2381" meta:object-count="0"/>
  </office:meta>
</office:document-meta>
</file>